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style:style style:name="ce2" style:family="table-cell" style:parent-style-name="Default" style:data-style-name="N10001"/>
    <style:style style:name="ce3" style:family="table-cell" style:parent-style-name="Default" style:data-style-name="N10122"/>
    <style:style style:name="ce4" style:family="table-cell" style:parent-style-name="Default" style:data-style-name="N10122">
      <style:table-cell-properties fo:background-color="#e9b913"/>
    </style:style>
    <style:style style:name="ce5" style:family="table-cell" style:parent-style-name="Default" style:data-style-name="N10122">
      <style:table-cell-properties fo:background-color="#fde9a9"/>
    </style:style>
    <style:style style:name="ce12" style:family="table-cell" style:parent-style-name="Default" style:data-style-name="N10122">
      <style:table-cell-properties fo:background-color="#1c99e0"/>
    </style:style>
    <style:style style:name="ce13" style:family="table-cell" style:parent-style-name="Default" style:data-style-name="N10122">
      <style:table-cell-properties fo:background-color="#aadcf7"/>
    </style:style>
    <style:style style:name="ce14" style:family="table-cell" style:parent-style-name="Default" style:data-style-name="N10122">
      <style:table-cell-properties fo:background-color="#ccf4c6"/>
    </style:style>
  </office:automatic-styles>
  <office:body>
    <office:spreadsheet>
      <table:calculation-settings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/>
          <table:table-cell table:style-name="ce4" office:value-type="float" office:value="0.5" calcext:value-type="float">
            <text:p>0.500000</text:p>
          </table:table-cell>
          <table:table-cell table:style-name="ce12" office:value-type="float" office:value="0" calcext:value-type="float">
            <text:p>0.000000</text:p>
          </table:table-cell>
          <table:table-cell table:style-name="ce12" office:value-type="float" office:value="0.5" calcext:value-type="float">
            <text:p>0.500000</text:p>
          </table:table-cell>
          <table:table-cell table:style-name="ce12" office:value-type="float" office:value="0.25" calcext:value-type="float">
            <text:p>0.250000</text:p>
          </table:table-cell>
          <table:table-cell table:style-name="ce12" office:value-type="float" office:value="0.75" calcext:value-type="float">
            <text:p>0.750000</text:p>
          </table:table-cell>
          <table:table-cell table:style-name="ce12" office:value-type="float" office:value="0.125" calcext:value-type="float">
            <text:p>0.125000</text:p>
          </table:table-cell>
          <table:table-cell table:style-name="ce12" office:value-type="float" office:value="0.375" calcext:value-type="float">
            <text:p>0.375000</text:p>
          </table:table-cell>
          <table:table-cell table:style-name="ce12" office:value-type="float" office:value="0.675" calcext:value-type="float">
            <text:p>0.675000</text:p>
          </table:table-cell>
          <table:table-cell table:style-name="ce12" office:value-type="float" office:value="0.875" calcext:value-type="float">
            <text:p>0.875000</text:p>
          </table:table-cell>
          <table:table-cell table:style-name="ce12" office:value-type="float" office:value="0.0625" calcext:value-type="float">
            <text:p>0.062500</text:p>
          </table:table-cell>
          <table:table-cell table:style-name="ce12" office:value-type="float" office:value="0.1875" calcext:value-type="float">
            <text:p>0.187500</text:p>
          </table:table-cell>
          <table:table-cell table:style-name="ce12" office:value-type="float" office:value="0.3125" calcext:value-type="float">
            <text:p>0.312500</text:p>
          </table:table-cell>
          <table:table-cell table:style-name="ce12" office:value-type="float" office:value="0.4375" calcext:value-type="float">
            <text:p>0.437500</text:p>
          </table:table-cell>
          <table:table-cell table:style-name="ce12" office:value-type="float" office:value="0.5625" calcext:value-type="float">
            <text:p>0.562500</text:p>
          </table:table-cell>
          <table:table-cell table:style-name="ce12" office:value-type="float" office:value="0.6375" calcext:value-type="float">
            <text:p>0.637500</text:p>
          </table:table-cell>
          <table:table-cell table:style-name="ce12" office:value-type="float" office:value="0.8125" calcext:value-type="float">
            <text:p>0.812500</text:p>
          </table:table-cell>
          <table:table-cell table:style-name="ce12" office:value-type="float" office:value="0.9375" calcext:value-type="float">
            <text:p>0.937500</text:p>
          </table:table-cell>
          <table:table-cell table:formula="of:=[.R33]" office:value-type="float" office:value="2355.15394960674" calcext:value-type="float">
            <text:p>2355.153950</text:p>
          </table:table-cell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[.A2]^[.$B$1] - 1" office:value-type="float" office:value="0" calcext:value-type="float">
            <text:p>0.000000</text:p>
          </table:table-cell>
          <table:table-cell table:style-name="ce13" table:formula="of:=[.$B2]+[.C$1] * ([.$B3]-[.$B2])" office:value-type="float" office:value="0" calcext:value-type="float">
            <text:p>0.000000</text:p>
          </table:table-cell>
          <table:table-cell table:style-name="ce13" table:formula="of:=[.$B2]+[.D$1] * ([.$B3]-[.$B2])" office:value-type="float" office:value="0.207106781186548" calcext:value-type="float">
            <text:p>0.207107</text:p>
          </table:table-cell>
          <table:table-cell table:style-name="ce13" table:formula="of:=[.$B2]+[.E$1] * ([.$B3]-[.$B2])" office:value-type="float" office:value="0.103553390593274" calcext:value-type="float">
            <text:p>0.103553</text:p>
          </table:table-cell>
          <table:table-cell table:style-name="ce13" table:formula="of:=[.$B2]+[.F$1] * ([.$B3]-[.$B2])" office:value-type="float" office:value="0.310660171779821" calcext:value-type="float">
            <text:p>0.310660</text:p>
          </table:table-cell>
          <table:table-cell table:style-name="ce13" table:formula="of:=[.$B2]+[.G$1] * ([.$B3]-[.$B2])" office:value-type="float" office:value="0.0517766952966369" calcext:value-type="float">
            <text:p>0.051777</text:p>
          </table:table-cell>
          <table:table-cell table:style-name="ce13" table:formula="of:=[.$B2]+[.H$1] * ([.$B3]-[.$B2])" office:value-type="float" office:value="0.155330085889911" calcext:value-type="float">
            <text:p>0.155330</text:p>
          </table:table-cell>
          <table:table-cell table:style-name="ce13" table:formula="of:=[.$B2]+[.I$1] * ([.$B3]-[.$B2])" office:value-type="float" office:value="0.279594154601839" calcext:value-type="float">
            <text:p>0.279594</text:p>
          </table:table-cell>
          <table:table-cell table:style-name="ce13" table:formula="of:=[.$B2]+[.J$1] * ([.$B3]-[.$B2])" office:value-type="float" office:value="0.362436867076458" calcext:value-type="float">
            <text:p>0.362437</text:p>
          </table:table-cell>
          <table:table-cell table:style-name="ce13" table:formula="of:=[.$B2]+[.K$1] * ([.$B3]-[.$B2])" office:value-type="float" office:value="0.0258883476483184" calcext:value-type="float">
            <text:p>0.025888</text:p>
          </table:table-cell>
          <table:table-cell table:style-name="ce13" table:formula="of:=[.$B2]+[.L$1] * ([.$B3]-[.$B2])" office:value-type="float" office:value="0.0776650429449553" calcext:value-type="float">
            <text:p>0.077665</text:p>
          </table:table-cell>
          <table:table-cell table:style-name="ce13" table:formula="of:=[.$B2]+[.M$1] * ([.$B3]-[.$B2])" office:value-type="float" office:value="0.129441738241592" calcext:value-type="float">
            <text:p>0.129442</text:p>
          </table:table-cell>
          <table:table-cell table:style-name="ce13" table:formula="of:=[.$B2]+[.N$1] * ([.$B3]-[.$B2])" office:value-type="float" office:value="0.181218433538229" calcext:value-type="float">
            <text:p>0.181218</text:p>
          </table:table-cell>
          <table:table-cell table:style-name="ce13" table:formula="of:=[.$B2]+[.O$1] * ([.$B3]-[.$B2])" office:value-type="float" office:value="0.232995128834866" calcext:value-type="float">
            <text:p>0.232995</text:p>
          </table:table-cell>
          <table:table-cell table:style-name="ce13" table:formula="of:=[.$B2]+[.P$1] * ([.$B3]-[.$B2])" office:value-type="float" office:value="0.264061146012848" calcext:value-type="float">
            <text:p>0.264061</text:p>
          </table:table-cell>
          <table:table-cell table:style-name="ce13" table:formula="of:=[.$B2]+[.Q$1] * ([.$B3]-[.$B2])" office:value-type="float" office:value="0.33654851942814" calcext:value-type="float">
            <text:p>0.336549</text:p>
          </table:table-cell>
          <table:table-cell table:style-name="ce13" table:formula="of:=[.$B2]+[.R$1] * ([.$B3]-[.$B2])" office:value-type="float" office:value="0.388325214724777" calcext:value-type="float">
            <text:p>0.388325</text:p>
          </table:table-cell>
          <table:table-cell table:style-name="ce14" table:formula="of:=[.C2]/[.$S$1]" office:value-type="float" office:value="0" calcext:value-type="float">
            <text:p>0.000000</text:p>
          </table:table-cell>
          <table:table-cell table:style-name="ce14" table:formula="of:=[.D2]/[.$S$1]" office:value-type="float" office:value="0.0000879376828937786" calcext:value-type="float">
            <text:p>0.000088</text:p>
          </table:table-cell>
          <table:table-cell table:style-name="ce14" table:formula="of:=[.E2]/[.$S$1]" office:value-type="float" office:value="0.0000439688414468893" calcext:value-type="float">
            <text:p>0.000044</text:p>
          </table:table-cell>
          <table:table-cell table:style-name="ce14" table:formula="of:=[.F2]/[.$S$1]" office:value-type="float" office:value="0.000131906524340668" calcext:value-type="float">
            <text:p>0.000132</text:p>
          </table:table-cell>
          <table:table-cell table:style-name="ce14" table:formula="of:=[.G2]/[.$S$1]" office:value-type="float" office:value="0.0000219844207234446" calcext:value-type="float">
            <text:p>0.000022</text:p>
          </table:table-cell>
          <table:table-cell table:style-name="ce14" table:formula="of:=[.H2]/[.$S$1]" office:value-type="float" office:value="0.000065953262170334" calcext:value-type="float">
            <text:p>0.000066</text:p>
          </table:table-cell>
          <table:table-cell table:style-name="ce14" table:formula="of:=[.I2]/[.$S$1]" office:value-type="float" office:value="0.000118715871906601" calcext:value-type="float">
            <text:p>0.000119</text:p>
          </table:table-cell>
          <table:table-cell table:style-name="ce14" table:formula="of:=[.J2]/[.$S$1]" office:value-type="float" office:value="0.000153890945064112" calcext:value-type="float">
            <text:p>0.000154</text:p>
          </table:table-cell>
          <table:table-cell table:style-name="ce14" table:formula="of:=[.K2]/[.$S$1]" office:value-type="float" office:value="0.0000109922103617223" calcext:value-type="float">
            <text:p>0.000011</text:p>
          </table:table-cell>
          <table:table-cell table:style-name="ce14" table:formula="of:=[.L2]/[.$S$1]" office:value-type="float" office:value="0.0000329766310851669" calcext:value-type="float">
            <text:p>0.000033</text:p>
          </table:table-cell>
          <table:table-cell table:style-name="ce14" table:formula="of:=[.M2]/[.$S$1]" office:value-type="float" office:value="0.0000549610518086114" calcext:value-type="float">
            <text:p>0.000055</text:p>
          </table:table-cell>
          <table:table-cell table:style-name="ce14" table:formula="of:=[.N2]/[.$S$1]" office:value-type="float" office:value="0.0000769454725320561" calcext:value-type="float">
            <text:p>0.000077</text:p>
          </table:table-cell>
          <table:table-cell table:style-name="ce14" table:formula="of:=[.O2]/[.$S$1]" office:value-type="float" office:value="0.0000989298932555007" calcext:value-type="float">
            <text:p>0.000099</text:p>
          </table:table-cell>
          <table:table-cell table:style-name="ce14" table:formula="of:=[.P2]/[.$S$1]" office:value-type="float" office:value="0.000112120545689567" calcext:value-type="float">
            <text:p>0.000112</text:p>
          </table:table-cell>
          <table:table-cell table:style-name="ce14" table:formula="of:=[.Q2]/[.$S$1]" office:value-type="float" office:value="0.00014289873470239" calcext:value-type="float">
            <text:p>0.000143</text:p>
          </table:table-cell>
          <table:table-cell table:style-name="ce14" table:formula="of:=[.R2]/[.$S$1]" office:value-type="float" office:value="0.000164883155425835" calcext:value-type="float">
            <text:p>0.000165</text:p>
          </table:table-cell>
          <table:table-cell table:number-columns-repeated="99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[.A3]^[.$B$1] - 1" office:value-type="float" office:value="0.414213562373095" calcext:value-type="float">
            <text:p>0.414214</text:p>
          </table:table-cell>
          <table:table-cell table:style-name="ce13" table:formula="of:=[.$B3]+[.C$1] * ([.$B4]-[.$B3])" office:value-type="float" office:value="0.414213562373095" calcext:value-type="float">
            <text:p>0.414214</text:p>
          </table:table-cell>
          <table:table-cell table:style-name="ce13" table:formula="of:=[.$B3]+[.D$1] * ([.$B4]-[.$B3])" office:value-type="float" office:value="0.573132184970986" calcext:value-type="float">
            <text:p>0.573132</text:p>
          </table:table-cell>
          <table:table-cell table:style-name="ce13" table:formula="of:=[.$B3]+[.E$1] * ([.$B4]-[.$B3])" office:value-type="float" office:value="0.493672873672041" calcext:value-type="float">
            <text:p>0.493673</text:p>
          </table:table-cell>
          <table:table-cell table:style-name="ce13" table:formula="of:=[.$B3]+[.F$1] * ([.$B4]-[.$B3])" office:value-type="float" office:value="0.652591496269932" calcext:value-type="float">
            <text:p>0.652591</text:p>
          </table:table-cell>
          <table:table-cell table:style-name="ce13" table:formula="of:=[.$B3]+[.G$1] * ([.$B4]-[.$B3])" office:value-type="float" office:value="0.453943218022568" calcext:value-type="float">
            <text:p>0.453943</text:p>
          </table:table-cell>
          <table:table-cell table:style-name="ce13" table:formula="of:=[.$B3]+[.H$1] * ([.$B4]-[.$B3])" office:value-type="float" office:value="0.533402529321513" calcext:value-type="float">
            <text:p>0.533403</text:p>
          </table:table-cell>
          <table:table-cell table:style-name="ce13" table:formula="of:=[.$B3]+[.I$1] * ([.$B4]-[.$B3])" office:value-type="float" office:value="0.628753702880248" calcext:value-type="float">
            <text:p>0.628754</text:p>
          </table:table-cell>
          <table:table-cell table:style-name="ce13" table:formula="of:=[.$B3]+[.J$1] * ([.$B4]-[.$B3])" office:value-type="float" office:value="0.692321151919404" calcext:value-type="float">
            <text:p>0.692321</text:p>
          </table:table-cell>
          <table:table-cell table:style-name="ce13" table:formula="of:=[.$B3]+[.K$1] * ([.$B4]-[.$B3])" office:value-type="float" office:value="0.434078390197832" calcext:value-type="float">
            <text:p>0.434078</text:p>
          </table:table-cell>
          <table:table-cell table:style-name="ce13" table:formula="of:=[.$B3]+[.L$1] * ([.$B4]-[.$B3])" office:value-type="float" office:value="0.473808045847304" calcext:value-type="float">
            <text:p>0.473808</text:p>
          </table:table-cell>
          <table:table-cell table:style-name="ce13" table:formula="of:=[.$B3]+[.M$1] * ([.$B4]-[.$B3])" office:value-type="float" office:value="0.513537701496777" calcext:value-type="float">
            <text:p>0.513538</text:p>
          </table:table-cell>
          <table:table-cell table:style-name="ce13" table:formula="of:=[.$B3]+[.N$1] * ([.$B4]-[.$B3])" office:value-type="float" office:value="0.55326735714625" calcext:value-type="float">
            <text:p>0.553267</text:p>
          </table:table-cell>
          <table:table-cell table:style-name="ce13" table:formula="of:=[.$B3]+[.O$1] * ([.$B4]-[.$B3])" office:value-type="float" office:value="0.592997012795722" calcext:value-type="float">
            <text:p>0.592997</text:p>
          </table:table-cell>
          <table:table-cell table:style-name="ce13" table:formula="of:=[.$B3]+[.P$1] * ([.$B4]-[.$B3])" office:value-type="float" office:value="0.616834806185406" calcext:value-type="float">
            <text:p>0.616835</text:p>
          </table:table-cell>
          <table:table-cell table:style-name="ce13" table:formula="of:=[.$B3]+[.Q$1] * ([.$B4]-[.$B3])" office:value-type="float" office:value="0.672456324094668" calcext:value-type="float">
            <text:p>0.672456</text:p>
          </table:table-cell>
          <table:table-cell table:style-name="ce13" table:formula="of:=[.$B3]+[.R$1] * ([.$B4]-[.$B3])" office:value-type="float" office:value="0.712185979744141" calcext:value-type="float">
            <text:p>0.712186</text:p>
          </table:table-cell>
          <table:table-cell table:style-name="ce14" table:formula="of:=[.C3]/[.$S$1]" office:value-type="float" office:value="0.000175875365787557" calcext:value-type="float">
            <text:p>0.000176</text:p>
          </table:table-cell>
          <table:table-cell table:style-name="ce14" table:formula="of:=[.D3]/[.$S$1]" office:value-type="float" office:value="0.000243352323132289" calcext:value-type="float">
            <text:p>0.000243</text:p>
          </table:table-cell>
          <table:table-cell table:style-name="ce14" table:formula="of:=[.E3]/[.$S$1]" office:value-type="float" office:value="0.000209613844459923" calcext:value-type="float">
            <text:p>0.000210</text:p>
          </table:table-cell>
          <table:table-cell table:style-name="ce14" table:formula="of:=[.F3]/[.$S$1]" office:value-type="float" office:value="0.000277090801804655" calcext:value-type="float">
            <text:p>0.000277</text:p>
          </table:table-cell>
          <table:table-cell table:style-name="ce14" table:formula="of:=[.G3]/[.$S$1]" office:value-type="float" office:value="0.00019274460512374" calcext:value-type="float">
            <text:p>0.000193</text:p>
          </table:table-cell>
          <table:table-cell table:style-name="ce14" table:formula="of:=[.H3]/[.$S$1]" office:value-type="float" office:value="0.000226483083796106" calcext:value-type="float">
            <text:p>0.000226</text:p>
          </table:table-cell>
          <table:table-cell table:style-name="ce14" table:formula="of:=[.I3]/[.$S$1]" office:value-type="float" office:value="0.000266969258202945" calcext:value-type="float">
            <text:p>0.000267</text:p>
          </table:table-cell>
          <table:table-cell table:style-name="ce14" table:formula="of:=[.J3]/[.$S$1]" office:value-type="float" office:value="0.000293960041140837" calcext:value-type="float">
            <text:p>0.000294</text:p>
          </table:table-cell>
          <table:table-cell table:style-name="ce14" table:formula="of:=[.K3]/[.$S$1]" office:value-type="float" office:value="0.000184309985455649" calcext:value-type="float">
            <text:p>0.000184</text:p>
          </table:table-cell>
          <table:table-cell table:style-name="ce14" table:formula="of:=[.L3]/[.$S$1]" office:value-type="float" office:value="0.000201179224791831" calcext:value-type="float">
            <text:p>0.000201</text:p>
          </table:table-cell>
          <table:table-cell table:style-name="ce14" table:formula="of:=[.M3]/[.$S$1]" office:value-type="float" office:value="0.000218048464128014" calcext:value-type="float">
            <text:p>0.000218</text:p>
          </table:table-cell>
          <table:table-cell table:style-name="ce14" table:formula="of:=[.N3]/[.$S$1]" office:value-type="float" office:value="0.000234917703464197" calcext:value-type="float">
            <text:p>0.000235</text:p>
          </table:table-cell>
          <table:table-cell table:style-name="ce14" table:formula="of:=[.O3]/[.$S$1]" office:value-type="float" office:value="0.00025178694280038" calcext:value-type="float">
            <text:p>0.000252</text:p>
          </table:table-cell>
          <table:table-cell table:style-name="ce14" table:formula="of:=[.P3]/[.$S$1]" office:value-type="float" office:value="0.00026190848640209" calcext:value-type="float">
            <text:p>0.000262</text:p>
          </table:table-cell>
          <table:table-cell table:style-name="ce14" table:formula="of:=[.Q3]/[.$S$1]" office:value-type="float" office:value="0.000285525421472746" calcext:value-type="float">
            <text:p>0.000286</text:p>
          </table:table-cell>
          <table:table-cell table:style-name="ce14" table:formula="of:=[.R3]/[.$S$1]" office:value-type="float" office:value="0.000302394660808929" calcext:value-type="float">
            <text:p>0.000302</text:p>
          </table:table-cell>
          <table:table-cell table:number-columns-repeated="99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formula="of:=[.A4]^[.$B$1] - 1" office:value-type="float" office:value="0.732050807568877" calcext:value-type="float">
            <text:p>0.732051</text:p>
          </table:table-cell>
          <table:table-cell table:style-name="ce13" table:formula="of:=[.$B4]+[.C$1] * ([.$B5]-[.$B4])" office:value-type="float" office:value="0.732050807568877" calcext:value-type="float">
            <text:p>0.732051</text:p>
          </table:table-cell>
          <table:table-cell table:style-name="ce13" table:formula="of:=[.$B4]+[.D$1] * ([.$B5]-[.$B4])" office:value-type="float" office:value="0.984059392534333" calcext:value-type="float">
            <text:p>0.984059</text:p>
          </table:table-cell>
          <table:table-cell table:style-name="ce13" table:formula="of:=[.$B4]+[.E$1] * ([.$B5]-[.$B4])" office:value-type="float" office:value="0.858055100051605" calcext:value-type="float">
            <text:p>0.858055</text:p>
          </table:table-cell>
          <table:table-cell table:style-name="ce13" table:formula="of:=[.$B4]+[.F$1] * ([.$B5]-[.$B4])" office:value-type="float" office:value="1.11006368501706" calcext:value-type="float">
            <text:p>1.110064</text:p>
          </table:table-cell>
          <table:table-cell table:style-name="ce13" table:formula="of:=[.$B4]+[.G$1] * ([.$B5]-[.$B4])" office:value-type="float" office:value="0.795052953810241" calcext:value-type="float">
            <text:p>0.795053</text:p>
          </table:table-cell>
          <table:table-cell table:style-name="ce13" table:formula="of:=[.$B4]+[.H$1] * ([.$B5]-[.$B4])" office:value-type="float" office:value="0.921057246292969" calcext:value-type="float">
            <text:p>0.921057</text:p>
          </table:table-cell>
          <table:table-cell table:style-name="ce13" table:formula="of:=[.$B4]+[.I$1] * ([.$B5]-[.$B4])" office:value-type="float" office:value="1.07226239727224" calcext:value-type="float">
            <text:p>1.072262</text:p>
          </table:table-cell>
          <table:table-cell table:style-name="ce13" table:formula="of:=[.$B4]+[.J$1] * ([.$B5]-[.$B4])" office:value-type="float" office:value="1.17306583125843" calcext:value-type="float">
            <text:p>1.173066</text:p>
          </table:table-cell>
          <table:table-cell table:style-name="ce13" table:formula="of:=[.$B4]+[.K$1] * ([.$B5]-[.$B4])" office:value-type="float" office:value="0.763551880689559" calcext:value-type="float">
            <text:p>0.763552</text:p>
          </table:table-cell>
          <table:table-cell table:style-name="ce13" table:formula="of:=[.$B4]+[.L$1] * ([.$B5]-[.$B4])" office:value-type="float" office:value="0.826554026930923" calcext:value-type="float">
            <text:p>0.826554</text:p>
          </table:table-cell>
          <table:table-cell table:style-name="ce13" table:formula="of:=[.$B4]+[.M$1] * ([.$B5]-[.$B4])" office:value-type="float" office:value="0.889556173172287" calcext:value-type="float">
            <text:p>0.889556</text:p>
          </table:table-cell>
          <table:table-cell table:style-name="ce13" table:formula="of:=[.$B4]+[.N$1] * ([.$B5]-[.$B4])" office:value-type="float" office:value="0.952558319413651" calcext:value-type="float">
            <text:p>0.952558</text:p>
          </table:table-cell>
          <table:table-cell table:style-name="ce13" table:formula="of:=[.$B4]+[.O$1] * ([.$B5]-[.$B4])" office:value-type="float" office:value="1.01556046565502" calcext:value-type="float">
            <text:p>1.015560</text:p>
          </table:table-cell>
          <table:table-cell table:style-name="ce13" table:formula="of:=[.$B4]+[.P$1] * ([.$B5]-[.$B4])" office:value-type="float" office:value="1.05336175339983" calcext:value-type="float">
            <text:p>1.053362</text:p>
          </table:table-cell>
          <table:table-cell table:style-name="ce13" table:formula="of:=[.$B4]+[.Q$1] * ([.$B5]-[.$B4])" office:value-type="float" office:value="1.14156475813774" calcext:value-type="float">
            <text:p>1.141565</text:p>
          </table:table-cell>
          <table:table-cell table:style-name="ce13" table:formula="of:=[.$B4]+[.R$1] * ([.$B5]-[.$B4])" office:value-type="float" office:value="1.20456690437911" calcext:value-type="float">
            <text:p>1.204567</text:p>
          </table:table-cell>
          <table:table-cell table:style-name="ce14" table:formula="of:=[.C4]/[.$S$1]" office:value-type="float" office:value="0.000310829280477021" calcext:value-type="float">
            <text:p>0.000311</text:p>
          </table:table-cell>
          <table:table-cell table:style-name="ce14" table:formula="of:=[.D4]/[.$S$1]" office:value-type="float" office:value="0.000417832300388961" calcext:value-type="float">
            <text:p>0.000418</text:p>
          </table:table-cell>
          <table:table-cell table:style-name="ce14" table:formula="of:=[.E4]/[.$S$1]" office:value-type="float" office:value="0.000364330790432991" calcext:value-type="float">
            <text:p>0.000364</text:p>
          </table:table-cell>
          <table:table-cell table:style-name="ce14" table:formula="of:=[.F4]/[.$S$1]" office:value-type="float" office:value="0.000471333810344931" calcext:value-type="float">
            <text:p>0.000471</text:p>
          </table:table-cell>
          <table:table-cell table:style-name="ce14" table:formula="of:=[.G4]/[.$S$1]" office:value-type="float" office:value="0.000337580035455006" calcext:value-type="float">
            <text:p>0.000338</text:p>
          </table:table-cell>
          <table:table-cell table:style-name="ce14" table:formula="of:=[.H4]/[.$S$1]" office:value-type="float" office:value="0.000391081545410976" calcext:value-type="float">
            <text:p>0.000391</text:p>
          </table:table-cell>
          <table:table-cell table:style-name="ce14" table:formula="of:=[.I4]/[.$S$1]" office:value-type="float" office:value="0.000455283357358139" calcext:value-type="float">
            <text:p>0.000455</text:p>
          </table:table-cell>
          <table:table-cell table:style-name="ce14" table:formula="of:=[.J4]/[.$S$1]" office:value-type="float" office:value="0.000498084565322919" calcext:value-type="float">
            <text:p>0.000498</text:p>
          </table:table-cell>
          <table:table-cell table:style-name="ce14" table:formula="of:=[.K4]/[.$S$1]" office:value-type="float" office:value="0.000324204657966013" calcext:value-type="float">
            <text:p>0.000324</text:p>
          </table:table-cell>
          <table:table-cell table:style-name="ce14" table:formula="of:=[.L4]/[.$S$1]" office:value-type="float" office:value="0.000350955412943998" calcext:value-type="float">
            <text:p>0.000351</text:p>
          </table:table-cell>
          <table:table-cell table:style-name="ce14" table:formula="of:=[.M4]/[.$S$1]" office:value-type="float" office:value="0.000377706167921983" calcext:value-type="float">
            <text:p>0.000378</text:p>
          </table:table-cell>
          <table:table-cell table:style-name="ce14" table:formula="of:=[.N4]/[.$S$1]" office:value-type="float" office:value="0.000404456922899969" calcext:value-type="float">
            <text:p>0.000404</text:p>
          </table:table-cell>
          <table:table-cell table:style-name="ce14" table:formula="of:=[.O4]/[.$S$1]" office:value-type="float" office:value="0.000431207677877956" calcext:value-type="float">
            <text:p>0.000431</text:p>
          </table:table-cell>
          <table:table-cell table:style-name="ce14" table:formula="of:=[.P4]/[.$S$1]" office:value-type="float" office:value="0.000447258130864743" calcext:value-type="float">
            <text:p>0.000447</text:p>
          </table:table-cell>
          <table:table-cell table:style-name="ce14" table:formula="of:=[.Q4]/[.$S$1]" office:value-type="float" office:value="0.000484709187833923" calcext:value-type="float">
            <text:p>0.000485</text:p>
          </table:table-cell>
          <table:table-cell table:style-name="ce14" table:formula="of:=[.R4]/[.$S$1]" office:value-type="float" office:value="0.000511459942811911" calcext:value-type="float">
            <text:p>0.000511</text:p>
          </table:table-cell>
          <table:table-cell table:number-columns-repeated="990"/>
        </table:table-row>
        <table:table-row table:style-name="ro1">
          <table:table-cell table:style-name="ce2" table:formula="of:=[.A4]+[.A3]" office:value-type="float" office:value="5" calcext:value-type="float">
            <text:p>5</text:p>
          </table:table-cell>
          <table:table-cell table:style-name="ce5" table:formula="of:=[.A5]^[.$B$1] - 1" office:value-type="float" office:value="1.23606797749979" calcext:value-type="float">
            <text:p>1.236068</text:p>
          </table:table-cell>
          <table:table-cell table:style-name="ce13" table:formula="of:=[.$B5]+[.C$1] * ([.$B6]-[.$B5])" office:value-type="float" office:value="1.23606797749979" calcext:value-type="float">
            <text:p>1.236068</text:p>
          </table:table-cell>
          <table:table-cell table:style-name="ce13" table:formula="of:=[.$B5]+[.D$1] * ([.$B6]-[.$B5])" office:value-type="float" office:value="1.53224755112299" calcext:value-type="float">
            <text:p>1.532248</text:p>
          </table:table-cell>
          <table:table-cell table:style-name="ce13" table:formula="of:=[.$B5]+[.E$1] * ([.$B6]-[.$B5])" office:value-type="float" office:value="1.38415776431139" calcext:value-type="float">
            <text:p>1.384158</text:p>
          </table:table-cell>
          <table:table-cell table:style-name="ce13" table:formula="of:=[.$B5]+[.F$1] * ([.$B6]-[.$B5])" office:value-type="float" office:value="1.68033733793459" calcext:value-type="float">
            <text:p>1.680337</text:p>
          </table:table-cell>
          <table:table-cell table:style-name="ce13" table:formula="of:=[.$B5]+[.G$1] * ([.$B6]-[.$B5])" office:value-type="float" office:value="1.31011287090559" calcext:value-type="float">
            <text:p>1.310113</text:p>
          </table:table-cell>
          <table:table-cell table:style-name="ce13" table:formula="of:=[.$B5]+[.H$1] * ([.$B6]-[.$B5])" office:value-type="float" office:value="1.45820265771719" calcext:value-type="float">
            <text:p>1.458203</text:p>
          </table:table-cell>
          <table:table-cell table:style-name="ce13" table:formula="of:=[.$B5]+[.I$1] * ([.$B6]-[.$B5])" office:value-type="float" office:value="1.63591040189111" calcext:value-type="float">
            <text:p>1.635910</text:p>
          </table:table-cell>
          <table:table-cell table:style-name="ce13" table:formula="of:=[.$B5]+[.J$1] * ([.$B6]-[.$B5])" office:value-type="float" office:value="1.75438223134039" calcext:value-type="float">
            <text:p>1.754382</text:p>
          </table:table-cell>
          <table:table-cell table:style-name="ce13" table:formula="of:=[.$B5]+[.K$1] * ([.$B6]-[.$B5])" office:value-type="float" office:value="1.27309042420269" calcext:value-type="float">
            <text:p>1.273090</text:p>
          </table:table-cell>
          <table:table-cell table:style-name="ce13" table:formula="of:=[.$B5]+[.L$1] * ([.$B6]-[.$B5])" office:value-type="float" office:value="1.34713531760849" calcext:value-type="float">
            <text:p>1.347135</text:p>
          </table:table-cell>
          <table:table-cell table:style-name="ce13" table:formula="of:=[.$B5]+[.M$1] * ([.$B6]-[.$B5])" office:value-type="float" office:value="1.42118021101429" calcext:value-type="float">
            <text:p>1.421180</text:p>
          </table:table-cell>
          <table:table-cell table:style-name="ce13" table:formula="of:=[.$B5]+[.N$1] * ([.$B6]-[.$B5])" office:value-type="float" office:value="1.49522510442009" calcext:value-type="float">
            <text:p>1.495225</text:p>
          </table:table-cell>
          <table:table-cell table:style-name="ce13" table:formula="of:=[.$B5]+[.O$1] * ([.$B6]-[.$B5])" office:value-type="float" office:value="1.56926999782589" calcext:value-type="float">
            <text:p>1.569270</text:p>
          </table:table-cell>
          <table:table-cell table:style-name="ce13" table:formula="of:=[.$B5]+[.P$1] * ([.$B6]-[.$B5])" office:value-type="float" office:value="1.61369693386937" calcext:value-type="float">
            <text:p>1.613697</text:p>
          </table:table-cell>
          <table:table-cell table:style-name="ce13" table:formula="of:=[.$B5]+[.Q$1] * ([.$B6]-[.$B5])" office:value-type="float" office:value="1.71735978463749" calcext:value-type="float">
            <text:p>1.717360</text:p>
          </table:table-cell>
          <table:table-cell table:style-name="ce13" table:formula="of:=[.$B5]+[.R$1] * ([.$B6]-[.$B5])" office:value-type="float" office:value="1.79140467804329" calcext:value-type="float">
            <text:p>1.791405</text:p>
          </table:table-cell>
          <table:table-cell table:style-name="ce14" table:formula="of:=[.C5]/[.$S$1]" office:value-type="float" office:value="0.000524835320300902" calcext:value-type="float">
            <text:p>0.000525</text:p>
          </table:table-cell>
          <table:table-cell table:style-name="ce14" table:formula="of:=[.D5]/[.$S$1]" office:value-type="float" office:value="0.000650593372623832" calcext:value-type="float">
            <text:p>0.000651</text:p>
          </table:table-cell>
          <table:table-cell table:style-name="ce14" table:formula="of:=[.E5]/[.$S$1]" office:value-type="float" office:value="0.000587714346462367" calcext:value-type="float">
            <text:p>0.000588</text:p>
          </table:table-cell>
          <table:table-cell table:style-name="ce14" table:formula="of:=[.F5]/[.$S$1]" office:value-type="float" office:value="0.000713472398785297" calcext:value-type="float">
            <text:p>0.000713</text:p>
          </table:table-cell>
          <table:table-cell table:style-name="ce14" table:formula="of:=[.G5]/[.$S$1]" office:value-type="float" office:value="0.000556274833381635" calcext:value-type="float">
            <text:p>0.000556</text:p>
          </table:table-cell>
          <table:table-cell table:style-name="ce14" table:formula="of:=[.H5]/[.$S$1]" office:value-type="float" office:value="0.0006191538595431" calcext:value-type="float">
            <text:p>0.000619</text:p>
          </table:table-cell>
          <table:table-cell table:style-name="ce14" table:formula="of:=[.I5]/[.$S$1]" office:value-type="float" office:value="0.000694608690936858" calcext:value-type="float">
            <text:p>0.000695</text:p>
          </table:table-cell>
          <table:table-cell table:style-name="ce14" table:formula="of:=[.J5]/[.$S$1]" office:value-type="float" office:value="0.00074491191186603" calcext:value-type="float">
            <text:p>0.000745</text:p>
          </table:table-cell>
          <table:table-cell table:style-name="ce14" table:formula="of:=[.K5]/[.$S$1]" office:value-type="float" office:value="0.000540555076841268" calcext:value-type="float">
            <text:p>0.000541</text:p>
          </table:table-cell>
          <table:table-cell table:style-name="ce14" table:formula="of:=[.L5]/[.$S$1]" office:value-type="float" office:value="0.000571994589922001" calcext:value-type="float">
            <text:p>0.000572</text:p>
          </table:table-cell>
          <table:table-cell table:style-name="ce14" table:formula="of:=[.M5]/[.$S$1]" office:value-type="float" office:value="0.000603434103002733" calcext:value-type="float">
            <text:p>0.000603</text:p>
          </table:table-cell>
          <table:table-cell table:style-name="ce14" table:formula="of:=[.N5]/[.$S$1]" office:value-type="float" office:value="0.000634873616083466" calcext:value-type="float">
            <text:p>0.000635</text:p>
          </table:table-cell>
          <table:table-cell table:style-name="ce14" table:formula="of:=[.O5]/[.$S$1]" office:value-type="float" office:value="0.000666313129164199" calcext:value-type="float">
            <text:p>0.000666</text:p>
          </table:table-cell>
          <table:table-cell table:style-name="ce14" table:formula="of:=[.P5]/[.$S$1]" office:value-type="float" office:value="0.000685176837012638" calcext:value-type="float">
            <text:p>0.000685</text:p>
          </table:table-cell>
          <table:table-cell table:style-name="ce14" table:formula="of:=[.Q5]/[.$S$1]" office:value-type="float" office:value="0.000729192155325663" calcext:value-type="float">
            <text:p>0.000729</text:p>
          </table:table-cell>
          <table:table-cell table:style-name="ce14" table:formula="of:=[.R5]/[.$S$1]" office:value-type="float" office:value="0.000760631668406396" calcext:value-type="float">
            <text:p>0.000761</text:p>
          </table:table-cell>
          <table:table-cell table:number-columns-repeated="990"/>
        </table:table-row>
        <table:table-row table:style-name="ro1">
          <table:table-cell table:style-name="ce2" table:formula="of:=[.A5]+[.A4]" office:value-type="float" office:value="8" calcext:value-type="float">
            <text:p>8</text:p>
          </table:table-cell>
          <table:table-cell table:style-name="ce5" table:formula="of:=[.A6]^[.$B$1] - 1" office:value-type="float" office:value="1.82842712474619" calcext:value-type="float">
            <text:p>1.828427</text:p>
          </table:table-cell>
          <table:table-cell table:style-name="ce13" table:formula="of:=[.$B6]+[.C$1] * ([.$B7]-[.$B6])" office:value-type="float" office:value="1.82842712474619" calcext:value-type="float">
            <text:p>1.828427</text:p>
          </table:table-cell>
          <table:table-cell table:style-name="ce13" table:formula="of:=[.$B6]+[.D$1] * ([.$B7]-[.$B6])" office:value-type="float" office:value="2.21698920010509" calcext:value-type="float">
            <text:p>2.216989</text:p>
          </table:table-cell>
          <table:table-cell table:style-name="ce13" table:formula="of:=[.$B6]+[.E$1] * ([.$B7]-[.$B6])" office:value-type="float" office:value="2.02270816242564" calcext:value-type="float">
            <text:p>2.022708</text:p>
          </table:table-cell>
          <table:table-cell table:style-name="ce13" table:formula="of:=[.$B6]+[.F$1] * ([.$B7]-[.$B6])" office:value-type="float" office:value="2.41127023778454" calcext:value-type="float">
            <text:p>2.411270</text:p>
          </table:table-cell>
          <table:table-cell table:style-name="ce13" table:formula="of:=[.$B6]+[.G$1] * ([.$B7]-[.$B6])" office:value-type="float" office:value="1.92556764358592" calcext:value-type="float">
            <text:p>1.925568</text:p>
          </table:table-cell>
          <table:table-cell table:style-name="ce13" table:formula="of:=[.$B6]+[.H$1] * ([.$B7]-[.$B6])" office:value-type="float" office:value="2.11984868126536" calcext:value-type="float">
            <text:p>2.119849</text:p>
          </table:table-cell>
          <table:table-cell table:style-name="ce13" table:formula="of:=[.$B6]+[.I$1] * ([.$B7]-[.$B6])" office:value-type="float" office:value="2.3529859264807" calcext:value-type="float">
            <text:p>2.352986</text:p>
          </table:table-cell>
          <table:table-cell table:style-name="ce13" table:formula="of:=[.$B6]+[.J$1] * ([.$B7]-[.$B6])" office:value-type="float" office:value="2.50841075662426" calcext:value-type="float">
            <text:p>2.508411</text:p>
          </table:table-cell>
          <table:table-cell table:style-name="ce13" table:formula="of:=[.$B6]+[.K$1] * ([.$B7]-[.$B6])" office:value-type="float" office:value="1.87699738416605" calcext:value-type="float">
            <text:p>1.876997</text:p>
          </table:table-cell>
          <table:table-cell table:style-name="ce13" table:formula="of:=[.$B6]+[.L$1] * ([.$B7]-[.$B6])" office:value-type="float" office:value="1.97413790300578" calcext:value-type="float">
            <text:p>1.974138</text:p>
          </table:table-cell>
          <table:table-cell table:style-name="ce13" table:formula="of:=[.$B6]+[.M$1] * ([.$B7]-[.$B6])" office:value-type="float" office:value="2.0712784218455" calcext:value-type="float">
            <text:p>2.071278</text:p>
          </table:table-cell>
          <table:table-cell table:style-name="ce13" table:formula="of:=[.$B6]+[.N$1] * ([.$B7]-[.$B6])" office:value-type="float" office:value="2.16841894068523" calcext:value-type="float">
            <text:p>2.168419</text:p>
          </table:table-cell>
          <table:table-cell table:style-name="ce13" table:formula="of:=[.$B6]+[.O$1] * ([.$B7]-[.$B6])" office:value-type="float" office:value="2.26555945952495" calcext:value-type="float">
            <text:p>2.265559</text:p>
          </table:table-cell>
          <table:table-cell table:style-name="ce13" table:formula="of:=[.$B6]+[.P$1] * ([.$B7]-[.$B6])" office:value-type="float" office:value="2.32384377082879" calcext:value-type="float">
            <text:p>2.323844</text:p>
          </table:table-cell>
          <table:table-cell table:style-name="ce13" table:formula="of:=[.$B6]+[.Q$1] * ([.$B7]-[.$B6])" office:value-type="float" office:value="2.4598404972044" calcext:value-type="float">
            <text:p>2.459840</text:p>
          </table:table-cell>
          <table:table-cell table:style-name="ce13" table:formula="of:=[.$B6]+[.R$1] * ([.$B7]-[.$B6])" office:value-type="float" office:value="2.55698101604413" calcext:value-type="float">
            <text:p>2.556981</text:p>
          </table:table-cell>
          <table:table-cell table:style-name="ce14" table:formula="of:=[.C6]/[.$S$1]" office:value-type="float" office:value="0.000776351424946762" calcext:value-type="float">
            <text:p>0.000776</text:p>
          </table:table-cell>
          <table:table-cell table:style-name="ce14" table:formula="of:=[.D6]/[.$S$1]" office:value-type="float" office:value="0.000941335151562078" calcext:value-type="float">
            <text:p>0.000941</text:p>
          </table:table-cell>
          <table:table-cell table:style-name="ce14" table:formula="of:=[.E6]/[.$S$1]" office:value-type="float" office:value="0.00085884328825442" calcext:value-type="float">
            <text:p>0.000859</text:p>
          </table:table-cell>
          <table:table-cell table:style-name="ce14" table:formula="of:=[.F6]/[.$S$1]" office:value-type="float" office:value="0.00102382701486974" calcext:value-type="float">
            <text:p>0.001024</text:p>
          </table:table-cell>
          <table:table-cell table:style-name="ce14" table:formula="of:=[.G6]/[.$S$1]" office:value-type="float" office:value="0.000817597356600593" calcext:value-type="float">
            <text:p>0.000818</text:p>
          </table:table-cell>
          <table:table-cell table:style-name="ce14" table:formula="of:=[.H6]/[.$S$1]" office:value-type="float" office:value="0.000900089219908247" calcext:value-type="float">
            <text:p>0.000900</text:p>
          </table:table-cell>
          <table:table-cell table:style-name="ce14" table:formula="of:=[.I6]/[.$S$1]" office:value-type="float" office:value="0.000999079455877437" calcext:value-type="float">
            <text:p>0.000999</text:p>
          </table:table-cell>
          <table:table-cell table:style-name="ce14" table:formula="of:=[.J6]/[.$S$1]" office:value-type="float" office:value="0.00106507294652356" calcext:value-type="float">
            <text:p>0.001065</text:p>
          </table:table-cell>
          <table:table-cell table:style-name="ce14" table:formula="of:=[.K6]/[.$S$1]" office:value-type="float" office:value="0.000796974390773676" calcext:value-type="float">
            <text:p>0.000797</text:p>
          </table:table-cell>
          <table:table-cell table:style-name="ce14" table:formula="of:=[.L6]/[.$S$1]" office:value-type="float" office:value="0.000838220322427507" calcext:value-type="float">
            <text:p>0.000838</text:p>
          </table:table-cell>
          <table:table-cell table:style-name="ce14" table:formula="of:=[.M6]/[.$S$1]" office:value-type="float" office:value="0.000879466254081333" calcext:value-type="float">
            <text:p>0.000879</text:p>
          </table:table-cell>
          <table:table-cell table:style-name="ce14" table:formula="of:=[.N6]/[.$S$1]" office:value-type="float" office:value="0.000920712185735165" calcext:value-type="float">
            <text:p>0.000921</text:p>
          </table:table-cell>
          <table:table-cell table:style-name="ce14" table:formula="of:=[.O6]/[.$S$1]" office:value-type="float" office:value="0.000961958117388991" calcext:value-type="float">
            <text:p>0.000962</text:p>
          </table:table-cell>
          <table:table-cell table:style-name="ce14" table:formula="of:=[.P6]/[.$S$1]" office:value-type="float" office:value="0.000986705676381291" calcext:value-type="float">
            <text:p>0.000987</text:p>
          </table:table-cell>
          <table:table-cell table:style-name="ce14" table:formula="of:=[.Q6]/[.$S$1]" office:value-type="float" office:value="0.00104444998069665" calcext:value-type="float">
            <text:p>0.001044</text:p>
          </table:table-cell>
          <table:table-cell table:style-name="ce14" table:formula="of:=[.R6]/[.$S$1]" office:value-type="float" office:value="0.00108569591235048" calcext:value-type="float">
            <text:p>0.001086</text:p>
          </table:table-cell>
          <table:table-cell table:number-columns-repeated="990"/>
        </table:table-row>
        <table:table-row table:style-name="ro1">
          <table:table-cell table:style-name="ce2" table:formula="of:=[.A6]+[.A5]" office:value-type="float" office:value="13" calcext:value-type="float">
            <text:p>13</text:p>
          </table:table-cell>
          <table:table-cell table:style-name="ce5" table:formula="of:=[.A7]^[.$B$1] - 1" office:value-type="float" office:value="2.60555127546399" calcext:value-type="float">
            <text:p>2.605551</text:p>
          </table:table-cell>
          <table:table-cell table:style-name="ce13" table:formula="of:=[.$B7]+[.C$1] * ([.$B8]-[.$B7])" office:value-type="float" office:value="2.60555127546399" calcext:value-type="float">
            <text:p>2.605551</text:p>
          </table:table-cell>
          <table:table-cell table:style-name="ce13" table:formula="of:=[.$B7]+[.D$1] * ([.$B8]-[.$B7])" office:value-type="float" office:value="3.09406348520991" calcext:value-type="float">
            <text:p>3.094063</text:p>
          </table:table-cell>
          <table:table-cell table:style-name="ce13" table:formula="of:=[.$B7]+[.E$1] * ([.$B8]-[.$B7])" office:value-type="float" office:value="2.84980738033695" calcext:value-type="float">
            <text:p>2.849807</text:p>
          </table:table-cell>
          <table:table-cell table:style-name="ce13" table:formula="of:=[.$B7]+[.F$1] * ([.$B8]-[.$B7])" office:value-type="float" office:value="3.33831959008288" calcext:value-type="float">
            <text:p>3.338320</text:p>
          </table:table-cell>
          <table:table-cell table:style-name="ce13" table:formula="of:=[.$B7]+[.G$1] * ([.$B8]-[.$B7])" office:value-type="float" office:value="2.72767932790047" calcext:value-type="float">
            <text:p>2.727679</text:p>
          </table:table-cell>
          <table:table-cell table:style-name="ce13" table:formula="of:=[.$B7]+[.H$1] * ([.$B8]-[.$B7])" office:value-type="float" office:value="2.97193543277343" calcext:value-type="float">
            <text:p>2.971935</text:p>
          </table:table-cell>
          <table:table-cell table:style-name="ce13" table:formula="of:=[.$B7]+[.I$1] * ([.$B8]-[.$B7])" office:value-type="float" office:value="3.26504275862099" calcext:value-type="float">
            <text:p>3.265043</text:p>
          </table:table-cell>
          <table:table-cell table:style-name="ce13" table:formula="of:=[.$B7]+[.J$1] * ([.$B8]-[.$B7])" office:value-type="float" office:value="3.46044764251936" calcext:value-type="float">
            <text:p>3.460448</text:p>
          </table:table-cell>
          <table:table-cell table:style-name="ce13" table:formula="of:=[.$B7]+[.K$1] * ([.$B8]-[.$B7])" office:value-type="float" office:value="2.66661530168223" calcext:value-type="float">
            <text:p>2.666615</text:p>
          </table:table-cell>
          <table:table-cell table:style-name="ce13" table:formula="of:=[.$B7]+[.L$1] * ([.$B8]-[.$B7])" office:value-type="float" office:value="2.78874335411871" calcext:value-type="float">
            <text:p>2.788743</text:p>
          </table:table-cell>
          <table:table-cell table:style-name="ce13" table:formula="of:=[.$B7]+[.M$1] * ([.$B8]-[.$B7])" office:value-type="float" office:value="2.91087140655519" calcext:value-type="float">
            <text:p>2.910871</text:p>
          </table:table-cell>
          <table:table-cell table:style-name="ce13" table:formula="of:=[.$B7]+[.N$1] * ([.$B8]-[.$B7])" office:value-type="float" office:value="3.03299945899167" calcext:value-type="float">
            <text:p>3.032999</text:p>
          </table:table-cell>
          <table:table-cell table:style-name="ce13" table:formula="of:=[.$B7]+[.O$1] * ([.$B8]-[.$B7])" office:value-type="float" office:value="3.15512751142816" calcext:value-type="float">
            <text:p>3.155128</text:p>
          </table:table-cell>
          <table:table-cell table:style-name="ce13" table:formula="of:=[.$B7]+[.P$1] * ([.$B8]-[.$B7])" office:value-type="float" office:value="3.22840434289004" calcext:value-type="float">
            <text:p>3.228404</text:p>
          </table:table-cell>
          <table:table-cell table:style-name="ce13" table:formula="of:=[.$B7]+[.Q$1] * ([.$B8]-[.$B7])" office:value-type="float" office:value="3.39938361630112" calcext:value-type="float">
            <text:p>3.399384</text:p>
          </table:table-cell>
          <table:table-cell table:style-name="ce13" table:formula="of:=[.$B7]+[.R$1] * ([.$B8]-[.$B7])" office:value-type="float" office:value="3.5215116687376" calcext:value-type="float">
            <text:p>3.521512</text:p>
          </table:table-cell>
          <table:table-cell table:style-name="ce14" table:formula="of:=[.C7]/[.$S$1]" office:value-type="float" office:value="0.00110631887817739" calcext:value-type="float">
            <text:p>0.001106</text:p>
          </table:table-cell>
          <table:table-cell table:style-name="ce14" table:formula="of:=[.D7]/[.$S$1]" office:value-type="float" office:value="0.00131374150115603" calcext:value-type="float">
            <text:p>0.001314</text:p>
          </table:table-cell>
          <table:table-cell table:style-name="ce14" table:formula="of:=[.E7]/[.$S$1]" office:value-type="float" office:value="0.00121003018966671" calcext:value-type="float">
            <text:p>0.001210</text:p>
          </table:table-cell>
          <table:table-cell table:style-name="ce14" table:formula="of:=[.F7]/[.$S$1]" office:value-type="float" office:value="0.00141745281264535" calcext:value-type="float">
            <text:p>0.001417</text:p>
          </table:table-cell>
          <table:table-cell table:style-name="ce14" table:formula="of:=[.G7]/[.$S$1]" office:value-type="float" office:value="0.00115817453392205" calcext:value-type="float">
            <text:p>0.001158</text:p>
          </table:table-cell>
          <table:table-cell table:style-name="ce14" table:formula="of:=[.H7]/[.$S$1]" office:value-type="float" office:value="0.00126188584541137" calcext:value-type="float">
            <text:p>0.001262</text:p>
          </table:table-cell>
          <table:table-cell table:style-name="ce14" table:formula="of:=[.I7]/[.$S$1]" office:value-type="float" office:value="0.00138633941919855" calcext:value-type="float">
            <text:p>0.001386</text:p>
          </table:table-cell>
          <table:table-cell table:style-name="ce14" table:formula="of:=[.J7]/[.$S$1]" office:value-type="float" office:value="0.00146930846839001" calcext:value-type="float">
            <text:p>0.001469</text:p>
          </table:table-cell>
          <table:table-cell table:style-name="ce14" table:formula="of:=[.K7]/[.$S$1]" office:value-type="float" office:value="0.00113224670604972" calcext:value-type="float">
            <text:p>0.001132</text:p>
          </table:table-cell>
          <table:table-cell table:style-name="ce14" table:formula="of:=[.L7]/[.$S$1]" office:value-type="float" office:value="0.00118410236179438" calcext:value-type="float">
            <text:p>0.001184</text:p>
          </table:table-cell>
          <table:table-cell table:style-name="ce14" table:formula="of:=[.M7]/[.$S$1]" office:value-type="float" office:value="0.00123595801753904" calcext:value-type="float">
            <text:p>0.001236</text:p>
          </table:table-cell>
          <table:table-cell table:style-name="ce14" table:formula="of:=[.N7]/[.$S$1]" office:value-type="float" office:value="0.0012878136732837" calcext:value-type="float">
            <text:p>0.001288</text:p>
          </table:table-cell>
          <table:table-cell table:style-name="ce14" table:formula="of:=[.O7]/[.$S$1]" office:value-type="float" office:value="0.00133966932902836" calcext:value-type="float">
            <text:p>0.001340</text:p>
          </table:table-cell>
          <table:table-cell table:style-name="ce14" table:formula="of:=[.P7]/[.$S$1]" office:value-type="float" office:value="0.00137078272247515" calcext:value-type="float">
            <text:p>0.001371</text:p>
          </table:table-cell>
          <table:table-cell table:style-name="ce14" table:formula="of:=[.Q7]/[.$S$1]" office:value-type="float" office:value="0.00144338064051768" calcext:value-type="float">
            <text:p>0.001443</text:p>
          </table:table-cell>
          <table:table-cell table:style-name="ce14" table:formula="of:=[.R7]/[.$S$1]" office:value-type="float" office:value="0.00149523629626234" calcext:value-type="float">
            <text:p>0.001495</text:p>
          </table:table-cell>
          <table:table-cell table:number-columns-repeated="990"/>
        </table:table-row>
        <table:table-row table:style-name="ro1">
          <table:table-cell table:style-name="ce2" table:formula="of:=[.A7]+[.A6]" office:value-type="float" office:value="21" calcext:value-type="float">
            <text:p>21</text:p>
          </table:table-cell>
          <table:table-cell table:style-name="ce5" table:formula="of:=[.A8]^[.$B$1] - 1" office:value-type="float" office:value="3.58257569495584" calcext:value-type="float">
            <text:p>3.582576</text:p>
          </table:table-cell>
          <table:table-cell table:style-name="ce13" table:formula="of:=[.$B8]+[.C$1] * ([.$B9]-[.$B8])" office:value-type="float" office:value="3.58257569495584" calcext:value-type="float">
            <text:p>3.582576</text:p>
          </table:table-cell>
          <table:table-cell table:style-name="ce13" table:formula="of:=[.$B8]+[.D$1] * ([.$B9]-[.$B8])" office:value-type="float" office:value="4.20676379490057" calcext:value-type="float">
            <text:p>4.206764</text:p>
          </table:table-cell>
          <table:table-cell table:style-name="ce13" table:formula="of:=[.$B8]+[.E$1] * ([.$B9]-[.$B8])" office:value-type="float" office:value="3.8946697449282" calcext:value-type="float">
            <text:p>3.894670</text:p>
          </table:table-cell>
          <table:table-cell table:style-name="ce13" table:formula="of:=[.$B8]+[.F$1] * ([.$B9]-[.$B8])" office:value-type="float" office:value="4.51885784487294" calcext:value-type="float">
            <text:p>4.518858</text:p>
          </table:table-cell>
          <table:table-cell table:style-name="ce13" table:formula="of:=[.$B8]+[.G$1] * ([.$B9]-[.$B8])" office:value-type="float" office:value="3.73862271994202" calcext:value-type="float">
            <text:p>3.738623</text:p>
          </table:table-cell>
          <table:table-cell table:style-name="ce13" table:formula="of:=[.$B8]+[.H$1] * ([.$B9]-[.$B8])" office:value-type="float" office:value="4.05071676991439" calcext:value-type="float">
            <text:p>4.050717</text:p>
          </table:table-cell>
          <table:table-cell table:style-name="ce13" table:formula="of:=[.$B8]+[.I$1] * ([.$B9]-[.$B8])" office:value-type="float" office:value="4.42522962988123" calcext:value-type="float">
            <text:p>4.425230</text:p>
          </table:table-cell>
          <table:table-cell table:style-name="ce13" table:formula="of:=[.$B8]+[.J$1] * ([.$B9]-[.$B8])" office:value-type="float" office:value="4.67490486985912" calcext:value-type="float">
            <text:p>4.674905</text:p>
          </table:table-cell>
          <table:table-cell table:style-name="ce13" table:formula="of:=[.$B8]+[.K$1] * ([.$B9]-[.$B8])" office:value-type="float" office:value="3.66059920744893" calcext:value-type="float">
            <text:p>3.660599</text:p>
          </table:table-cell>
          <table:table-cell table:style-name="ce13" table:formula="of:=[.$B8]+[.L$1] * ([.$B9]-[.$B8])" office:value-type="float" office:value="3.81664623243511" calcext:value-type="float">
            <text:p>3.816646</text:p>
          </table:table-cell>
          <table:table-cell table:style-name="ce13" table:formula="of:=[.$B8]+[.M$1] * ([.$B9]-[.$B8])" office:value-type="float" office:value="3.9726932574213" calcext:value-type="float">
            <text:p>3.972693</text:p>
          </table:table-cell>
          <table:table-cell table:style-name="ce13" table:formula="of:=[.$B8]+[.N$1] * ([.$B9]-[.$B8])" office:value-type="float" office:value="4.12874028240748" calcext:value-type="float">
            <text:p>4.128740</text:p>
          </table:table-cell>
          <table:table-cell table:style-name="ce13" table:formula="of:=[.$B8]+[.O$1] * ([.$B9]-[.$B8])" office:value-type="float" office:value="4.28478730739366" calcext:value-type="float">
            <text:p>4.284787</text:p>
          </table:table-cell>
          <table:table-cell table:style-name="ce13" table:formula="of:=[.$B8]+[.P$1] * ([.$B9]-[.$B8])" office:value-type="float" office:value="4.37841552238537" calcext:value-type="float">
            <text:p>4.378416</text:p>
          </table:table-cell>
          <table:table-cell table:style-name="ce13" table:formula="of:=[.$B8]+[.Q$1] * ([.$B9]-[.$B8])" office:value-type="float" office:value="4.59688135736603" calcext:value-type="float">
            <text:p>4.596881</text:p>
          </table:table-cell>
          <table:table-cell table:style-name="ce13" table:formula="of:=[.$B8]+[.R$1] * ([.$B9]-[.$B8])" office:value-type="float" office:value="4.75292838235221" calcext:value-type="float">
            <text:p>4.752928</text:p>
          </table:table-cell>
          <table:table-cell table:style-name="ce14" table:formula="of:=[.C8]/[.$S$1]" office:value-type="float" office:value="0.00152116412413467" calcext:value-type="float">
            <text:p>0.001521</text:p>
          </table:table-cell>
          <table:table-cell table:style-name="ce14" table:formula="of:=[.D8]/[.$S$1]" office:value-type="float" office:value="0.00178619482416553" calcext:value-type="float">
            <text:p>0.001786</text:p>
          </table:table-cell>
          <table:table-cell table:style-name="ce14" table:formula="of:=[.E8]/[.$S$1]" office:value-type="float" office:value="0.0016536794741501" calcext:value-type="float">
            <text:p>0.001654</text:p>
          </table:table-cell>
          <table:table-cell table:style-name="ce14" table:formula="of:=[.F8]/[.$S$1]" office:value-type="float" office:value="0.00191871017418096" calcext:value-type="float">
            <text:p>0.001919</text:p>
          </table:table-cell>
          <table:table-cell table:style-name="ce14" table:formula="of:=[.G8]/[.$S$1]" office:value-type="float" office:value="0.00158742179914238" calcext:value-type="float">
            <text:p>0.001587</text:p>
          </table:table-cell>
          <table:table-cell table:style-name="ce14" table:formula="of:=[.H8]/[.$S$1]" office:value-type="float" office:value="0.00171993714915781" calcext:value-type="float">
            <text:p>0.001720</text:p>
          </table:table-cell>
          <table:table-cell table:style-name="ce14" table:formula="of:=[.I8]/[.$S$1]" office:value-type="float" office:value="0.00187895556917633" calcext:value-type="float">
            <text:p>0.001879</text:p>
          </table:table-cell>
          <table:table-cell table:style-name="ce14" table:formula="of:=[.J8]/[.$S$1]" office:value-type="float" office:value="0.00198496784918868" calcext:value-type="float">
            <text:p>0.001985</text:p>
          </table:table-cell>
          <table:table-cell table:style-name="ce14" table:formula="of:=[.K8]/[.$S$1]" office:value-type="float" office:value="0.00155429296163852" calcext:value-type="float">
            <text:p>0.001554</text:p>
          </table:table-cell>
          <table:table-cell table:style-name="ce14" table:formula="of:=[.L8]/[.$S$1]" office:value-type="float" office:value="0.00162055063664624" calcext:value-type="float">
            <text:p>0.001621</text:p>
          </table:table-cell>
          <table:table-cell table:style-name="ce14" table:formula="of:=[.M8]/[.$S$1]" office:value-type="float" office:value="0.00168680831165396" calcext:value-type="float">
            <text:p>0.001687</text:p>
          </table:table-cell>
          <table:table-cell table:style-name="ce14" table:formula="of:=[.N8]/[.$S$1]" office:value-type="float" office:value="0.00175306598666167" calcext:value-type="float">
            <text:p>0.001753</text:p>
          </table:table-cell>
          <table:table-cell table:style-name="ce14" table:formula="of:=[.O8]/[.$S$1]" office:value-type="float" office:value="0.00181932366166939" calcext:value-type="float">
            <text:p>0.001819</text:p>
          </table:table-cell>
          <table:table-cell table:style-name="ce14" table:formula="of:=[.P8]/[.$S$1]" office:value-type="float" office:value="0.00185907826667402" calcext:value-type="float">
            <text:p>0.001859</text:p>
          </table:table-cell>
          <table:table-cell table:style-name="ce14" table:formula="of:=[.Q8]/[.$S$1]" office:value-type="float" office:value="0.00195183901168482" calcext:value-type="float">
            <text:p>0.001952</text:p>
          </table:table-cell>
          <table:table-cell table:style-name="ce14" table:formula="of:=[.R8]/[.$S$1]" office:value-type="float" office:value="0.00201809668669254" calcext:value-type="float">
            <text:p>0.002018</text:p>
          </table:table-cell>
          <table:table-cell table:number-columns-repeated="990"/>
        </table:table-row>
        <table:table-row table:style-name="ro1">
          <table:table-cell table:style-name="ce2" table:formula="of:=[.A8]+[.A7]" office:value-type="float" office:value="34" calcext:value-type="float">
            <text:p>34</text:p>
          </table:table-cell>
          <table:table-cell table:style-name="ce5" table:formula="of:=[.A9]^[.$B$1] - 1" office:value-type="float" office:value="4.8309518948453" calcext:value-type="float">
            <text:p>4.830952</text:p>
          </table:table-cell>
          <table:table-cell table:style-name="ce13" table:formula="of:=[.$B9]+[.C$1] * ([.$B10]-[.$B9])" office:value-type="float" office:value="4.8309518948453" calcext:value-type="float">
            <text:p>4.830952</text:p>
          </table:table-cell>
          <table:table-cell table:style-name="ce13" table:formula="of:=[.$B9]+[.D$1] * ([.$B10]-[.$B9])" office:value-type="float" office:value="5.62357519097048" calcext:value-type="float">
            <text:p>5.623575</text:p>
          </table:table-cell>
          <table:table-cell table:style-name="ce13" table:formula="of:=[.$B9]+[.E$1] * ([.$B10]-[.$B9])" office:value-type="float" office:value="5.22726354290789" calcext:value-type="float">
            <text:p>5.227264</text:p>
          </table:table-cell>
          <table:table-cell table:style-name="ce13" table:formula="of:=[.$B9]+[.F$1] * ([.$B10]-[.$B9])" office:value-type="float" office:value="6.01988683903307" calcext:value-type="float">
            <text:p>6.019887</text:p>
          </table:table-cell>
          <table:table-cell table:style-name="ce13" table:formula="of:=[.$B9]+[.G$1] * ([.$B10]-[.$B9])" office:value-type="float" office:value="5.0291077188766" calcext:value-type="float">
            <text:p>5.029108</text:p>
          </table:table-cell>
          <table:table-cell table:style-name="ce13" table:formula="of:=[.$B9]+[.H$1] * ([.$B10]-[.$B9])" office:value-type="float" office:value="5.42541936693919" calcext:value-type="float">
            <text:p>5.425419</text:p>
          </table:table-cell>
          <table:table-cell table:style-name="ce13" table:formula="of:=[.$B9]+[.I$1] * ([.$B10]-[.$B9])" office:value-type="float" office:value="5.9009933446143" calcext:value-type="float">
            <text:p>5.900993</text:p>
          </table:table-cell>
          <table:table-cell table:style-name="ce13" table:formula="of:=[.$B9]+[.J$1] * ([.$B10]-[.$B9])" office:value-type="float" office:value="6.21804266306437" calcext:value-type="float">
            <text:p>6.218043</text:p>
          </table:table-cell>
          <table:table-cell table:style-name="ce13" table:formula="of:=[.$B9]+[.K$1] * ([.$B10]-[.$B9])" office:value-type="float" office:value="4.93002980686095" calcext:value-type="float">
            <text:p>4.930030</text:p>
          </table:table-cell>
          <table:table-cell table:style-name="ce13" table:formula="of:=[.$B9]+[.L$1] * ([.$B10]-[.$B9])" office:value-type="float" office:value="5.12818563089224" calcext:value-type="float">
            <text:p>5.128186</text:p>
          </table:table-cell>
          <table:table-cell table:style-name="ce13" table:formula="of:=[.$B9]+[.M$1] * ([.$B10]-[.$B9])" office:value-type="float" office:value="5.32634145492354" calcext:value-type="float">
            <text:p>5.326341</text:p>
          </table:table-cell>
          <table:table-cell table:style-name="ce13" table:formula="of:=[.$B9]+[.N$1] * ([.$B10]-[.$B9])" office:value-type="float" office:value="5.52449727895483" calcext:value-type="float">
            <text:p>5.524497</text:p>
          </table:table-cell>
          <table:table-cell table:style-name="ce13" table:formula="of:=[.$B9]+[.O$1] * ([.$B10]-[.$B9])" office:value-type="float" office:value="5.72265310298613" calcext:value-type="float">
            <text:p>5.722653</text:p>
          </table:table-cell>
          <table:table-cell table:style-name="ce13" table:formula="of:=[.$B9]+[.P$1] * ([.$B10]-[.$B9])" office:value-type="float" office:value="5.84154659740491" calcext:value-type="float">
            <text:p>5.841547</text:p>
          </table:table-cell>
          <table:table-cell table:style-name="ce13" table:formula="of:=[.$B9]+[.Q$1] * ([.$B10]-[.$B9])" office:value-type="float" office:value="6.11896475104872" calcext:value-type="float">
            <text:p>6.118965</text:p>
          </table:table-cell>
          <table:table-cell table:style-name="ce13" table:formula="of:=[.$B9]+[.R$1] * ([.$B10]-[.$B9])" office:value-type="float" office:value="6.31712057508002" calcext:value-type="float">
            <text:p>6.317121</text:p>
          </table:table-cell>
          <table:table-cell table:style-name="ce14" table:formula="of:=[.C9]/[.$S$1]" office:value-type="float" office:value="0.00205122552419639" calcext:value-type="float">
            <text:p>0.002051</text:p>
          </table:table-cell>
          <table:table-cell table:style-name="ce14" table:formula="of:=[.D9]/[.$S$1]" office:value-type="float" office:value="0.00238777392531367" calcext:value-type="float">
            <text:p>0.002388</text:p>
          </table:table-cell>
          <table:table-cell table:style-name="ce14" table:formula="of:=[.E9]/[.$S$1]" office:value-type="float" office:value="0.00221949972475503" calcext:value-type="float">
            <text:p>0.002219</text:p>
          </table:table-cell>
          <table:table-cell table:style-name="ce14" table:formula="of:=[.F9]/[.$S$1]" office:value-type="float" office:value="0.0025560481258723" calcext:value-type="float">
            <text:p>0.002556</text:p>
          </table:table-cell>
          <table:table-cell table:style-name="ce14" table:formula="of:=[.G9]/[.$S$1]" office:value-type="float" office:value="0.00213536262447571" calcext:value-type="float">
            <text:p>0.002135</text:p>
          </table:table-cell>
          <table:table-cell table:style-name="ce14" table:formula="of:=[.H9]/[.$S$1]" office:value-type="float" office:value="0.00230363682503435" calcext:value-type="float">
            <text:p>0.002304</text:p>
          </table:table-cell>
          <table:table-cell table:style-name="ce14" table:formula="of:=[.I9]/[.$S$1]" office:value-type="float" office:value="0.00250556586570472" calcext:value-type="float">
            <text:p>0.002506</text:p>
          </table:table-cell>
          <table:table-cell table:style-name="ce14" table:formula="of:=[.J9]/[.$S$1]" office:value-type="float" office:value="0.00264018522615162" calcext:value-type="float">
            <text:p>0.002640</text:p>
          </table:table-cell>
          <table:table-cell table:style-name="ce14" table:formula="of:=[.K9]/[.$S$1]" office:value-type="float" office:value="0.00209329407433605" calcext:value-type="float">
            <text:p>0.002093</text:p>
          </table:table-cell>
          <table:table-cell table:style-name="ce14" table:formula="of:=[.L9]/[.$S$1]" office:value-type="float" office:value="0.00217743117461537" calcext:value-type="float">
            <text:p>0.002177</text:p>
          </table:table-cell>
          <table:table-cell table:style-name="ce14" table:formula="of:=[.M9]/[.$S$1]" office:value-type="float" office:value="0.00226156827489469" calcext:value-type="float">
            <text:p>0.002262</text:p>
          </table:table-cell>
          <table:table-cell table:style-name="ce14" table:formula="of:=[.N9]/[.$S$1]" office:value-type="float" office:value="0.00234570537517401" calcext:value-type="float">
            <text:p>0.002346</text:p>
          </table:table-cell>
          <table:table-cell table:style-name="ce14" table:formula="of:=[.O9]/[.$S$1]" office:value-type="float" office:value="0.00242984247545333" calcext:value-type="float">
            <text:p>0.002430</text:p>
          </table:table-cell>
          <table:table-cell table:style-name="ce14" table:formula="of:=[.P9]/[.$S$1]" office:value-type="float" office:value="0.00248032473562092" calcext:value-type="float">
            <text:p>0.002480</text:p>
          </table:table-cell>
          <table:table-cell table:style-name="ce14" table:formula="of:=[.Q9]/[.$S$1]" office:value-type="float" office:value="0.00259811667601196" calcext:value-type="float">
            <text:p>0.002598</text:p>
          </table:table-cell>
          <table:table-cell table:style-name="ce14" table:formula="of:=[.R9]/[.$S$1]" office:value-type="float" office:value="0.00268225377629128" calcext:value-type="float">
            <text:p>0.002682</text:p>
          </table:table-cell>
          <table:table-cell table:number-columns-repeated="990"/>
        </table:table-row>
        <table:table-row table:style-name="ro1">
          <table:table-cell table:style-name="ce2" table:formula="of:=[.A9]+[.A8]" office:value-type="float" office:value="55" calcext:value-type="float">
            <text:p>55</text:p>
          </table:table-cell>
          <table:table-cell table:style-name="ce5" table:formula="of:=[.A10]^[.$B$1] - 1" office:value-type="float" office:value="6.41619848709566" calcext:value-type="float">
            <text:p>6.416198</text:p>
          </table:table-cell>
          <table:table-cell table:style-name="ce13" table:formula="of:=[.$B10]+[.C$1] * ([.$B11]-[.$B10])" office:value-type="float" office:value="6.41619848709566" calcext:value-type="float">
            <text:p>6.416198</text:p>
          </table:table-cell>
          <table:table-cell table:style-name="ce13" table:formula="of:=[.$B10]+[.D$1] * ([.$B11]-[.$B10])" office:value-type="float" office:value="7.42508980957613" calcext:value-type="float">
            <text:p>7.425090</text:p>
          </table:table-cell>
          <table:table-cell table:style-name="ce13" table:formula="of:=[.$B10]+[.E$1] * ([.$B11]-[.$B10])" office:value-type="float" office:value="6.9206441483359" calcext:value-type="float">
            <text:p>6.920644</text:p>
          </table:table-cell>
          <table:table-cell table:style-name="ce13" table:formula="of:=[.$B10]+[.F$1] * ([.$B11]-[.$B10])" office:value-type="float" office:value="7.92953547081637" calcext:value-type="float">
            <text:p>7.929535</text:p>
          </table:table-cell>
          <table:table-cell table:style-name="ce13" table:formula="of:=[.$B10]+[.G$1] * ([.$B11]-[.$B10])" office:value-type="float" office:value="6.66842131771578" calcext:value-type="float">
            <text:p>6.668421</text:p>
          </table:table-cell>
          <table:table-cell table:style-name="ce13" table:formula="of:=[.$B10]+[.H$1] * ([.$B11]-[.$B10])" office:value-type="float" office:value="7.17286697895602" calcext:value-type="float">
            <text:p>7.172867</text:p>
          </table:table-cell>
          <table:table-cell table:style-name="ce13" table:formula="of:=[.$B10]+[.I$1] * ([.$B11]-[.$B10])" office:value-type="float" office:value="7.7782017724443" calcext:value-type="float">
            <text:p>7.778202</text:p>
          </table:table-cell>
          <table:table-cell table:style-name="ce13" table:formula="of:=[.$B10]+[.J$1] * ([.$B11]-[.$B10])" office:value-type="float" office:value="8.18175830143649" calcext:value-type="float">
            <text:p>8.181758</text:p>
          </table:table-cell>
          <table:table-cell table:style-name="ce13" table:formula="of:=[.$B10]+[.K$1] * ([.$B11]-[.$B10])" office:value-type="float" office:value="6.54230990240572" calcext:value-type="float">
            <text:p>6.542310</text:p>
          </table:table-cell>
          <table:table-cell table:style-name="ce13" table:formula="of:=[.$B10]+[.L$1] * ([.$B11]-[.$B10])" office:value-type="float" office:value="6.79453273302584" calcext:value-type="float">
            <text:p>6.794533</text:p>
          </table:table-cell>
          <table:table-cell table:style-name="ce13" table:formula="of:=[.$B10]+[.M$1] * ([.$B11]-[.$B10])" office:value-type="float" office:value="7.04675556364596" calcext:value-type="float">
            <text:p>7.046756</text:p>
          </table:table-cell>
          <table:table-cell table:style-name="ce13" table:formula="of:=[.$B10]+[.N$1] * ([.$B11]-[.$B10])" office:value-type="float" office:value="7.29897839426607" calcext:value-type="float">
            <text:p>7.298978</text:p>
          </table:table-cell>
          <table:table-cell table:style-name="ce13" table:formula="of:=[.$B10]+[.O$1] * ([.$B11]-[.$B10])" office:value-type="float" office:value="7.55120122488619" calcext:value-type="float">
            <text:p>7.551201</text:p>
          </table:table-cell>
          <table:table-cell table:style-name="ce13" table:formula="of:=[.$B10]+[.P$1] * ([.$B11]-[.$B10])" office:value-type="float" office:value="7.70253492325826" calcext:value-type="float">
            <text:p>7.702535</text:p>
          </table:table-cell>
          <table:table-cell table:style-name="ce13" table:formula="of:=[.$B10]+[.Q$1] * ([.$B11]-[.$B10])" office:value-type="float" office:value="8.05564688612643" calcext:value-type="float">
            <text:p>8.055647</text:p>
          </table:table-cell>
          <table:table-cell table:style-name="ce13" table:formula="of:=[.$B10]+[.R$1] * ([.$B11]-[.$B10])" office:value-type="float" office:value="8.30786971674655" calcext:value-type="float">
            <text:p>8.307870</text:p>
          </table:table-cell>
          <table:table-cell table:style-name="ce14" table:formula="of:=[.C10]/[.$S$1]" office:value-type="float" office:value="0.00272432232643094" calcext:value-type="float">
            <text:p>0.002724</text:p>
          </table:table-cell>
          <table:table-cell table:style-name="ce14" table:formula="of:=[.D10]/[.$S$1]" office:value-type="float" office:value="0.00315269828149279" calcext:value-type="float">
            <text:p>0.003153</text:p>
          </table:table-cell>
          <table:table-cell table:style-name="ce14" table:formula="of:=[.E10]/[.$S$1]" office:value-type="float" office:value="0.00293851030396187" calcext:value-type="float">
            <text:p>0.002939</text:p>
          </table:table-cell>
          <table:table-cell table:style-name="ce14" table:formula="of:=[.F10]/[.$S$1]" office:value-type="float" office:value="0.00336688625902371" calcext:value-type="float">
            <text:p>0.003367</text:p>
          </table:table-cell>
          <table:table-cell table:style-name="ce14" table:formula="of:=[.G10]/[.$S$1]" office:value-type="float" office:value="0.0028314163151964" calcext:value-type="float">
            <text:p>0.002831</text:p>
          </table:table-cell>
          <table:table-cell table:style-name="ce14" table:formula="of:=[.H10]/[.$S$1]" office:value-type="float" office:value="0.00304560429272733" calcext:value-type="float">
            <text:p>0.003046</text:p>
          </table:table-cell>
          <table:table-cell table:style-name="ce14" table:formula="of:=[.I10]/[.$S$1]" office:value-type="float" office:value="0.00330262986576444" calcext:value-type="float">
            <text:p>0.003303</text:p>
          </table:table-cell>
          <table:table-cell table:style-name="ce14" table:formula="of:=[.J10]/[.$S$1]" office:value-type="float" office:value="0.00347398024778918" calcext:value-type="float">
            <text:p>0.003474</text:p>
          </table:table-cell>
          <table:table-cell table:style-name="ce14" table:formula="of:=[.K10]/[.$S$1]" office:value-type="float" office:value="0.00277786932081367" calcext:value-type="float">
            <text:p>0.002778</text:p>
          </table:table-cell>
          <table:table-cell table:style-name="ce14" table:formula="of:=[.L10]/[.$S$1]" office:value-type="float" office:value="0.00288496330957913" calcext:value-type="float">
            <text:p>0.002885</text:p>
          </table:table-cell>
          <table:table-cell table:style-name="ce14" table:formula="of:=[.M10]/[.$S$1]" office:value-type="float" office:value="0.0029920572983446" calcext:value-type="float">
            <text:p>0.002992</text:p>
          </table:table-cell>
          <table:table-cell table:style-name="ce14" table:formula="of:=[.N10]/[.$S$1]" office:value-type="float" office:value="0.00309915128711006" calcext:value-type="float">
            <text:p>0.003099</text:p>
          </table:table-cell>
          <table:table-cell table:style-name="ce14" table:formula="of:=[.O10]/[.$S$1]" office:value-type="float" office:value="0.00320624527587552" calcext:value-type="float">
            <text:p>0.003206</text:p>
          </table:table-cell>
          <table:table-cell table:style-name="ce14" table:formula="of:=[.P10]/[.$S$1]" office:value-type="float" office:value="0.0032705016691348" calcext:value-type="float">
            <text:p>0.003271</text:p>
          </table:table-cell>
          <table:table-cell table:style-name="ce14" table:formula="of:=[.Q10]/[.$S$1]" office:value-type="float" office:value="0.00342043325340644" calcext:value-type="float">
            <text:p>0.003420</text:p>
          </table:table-cell>
          <table:table-cell table:style-name="ce14" table:formula="of:=[.R10]/[.$S$1]" office:value-type="float" office:value="0.00352752724217191" calcext:value-type="float">
            <text:p>0.003528</text:p>
          </table:table-cell>
          <table:table-cell table:number-columns-repeated="990"/>
        </table:table-row>
        <table:table-row table:style-name="ro1">
          <table:table-cell table:style-name="ce2" table:formula="of:=[.A10]+[.A9]" office:value-type="float" office:value="89" calcext:value-type="float">
            <text:p>89</text:p>
          </table:table-cell>
          <table:table-cell table:style-name="ce5" table:formula="of:=[.A11]^[.$B$1] - 1" office:value-type="float" office:value="8.4339811320566" calcext:value-type="float">
            <text:p>8.433981</text:p>
          </table:table-cell>
          <table:table-cell table:style-name="ce13" table:formula="of:=[.$B11]+[.C$1] * ([.$B12]-[.$B11])" office:value-type="float" office:value="8.4339811320566" calcext:value-type="float">
            <text:p>8.433981</text:p>
          </table:table-cell>
          <table:table-cell table:style-name="ce13" table:formula="of:=[.$B11]+[.D$1] * ([.$B12]-[.$B11])" office:value-type="float" office:value="9.7169905660283" calcext:value-type="float">
            <text:p>9.716991</text:p>
          </table:table-cell>
          <table:table-cell table:style-name="ce13" table:formula="of:=[.$B11]+[.E$1] * ([.$B12]-[.$B11])" office:value-type="float" office:value="9.07548584904245" calcext:value-type="float">
            <text:p>9.075486</text:p>
          </table:table-cell>
          <table:table-cell table:style-name="ce13" table:formula="of:=[.$B11]+[.F$1] * ([.$B12]-[.$B11])" office:value-type="float" office:value="10.3584952830142" calcext:value-type="float">
            <text:p>10.358495</text:p>
          </table:table-cell>
          <table:table-cell table:style-name="ce13" table:formula="of:=[.$B11]+[.G$1] * ([.$B12]-[.$B11])" office:value-type="float" office:value="8.75473349054953" calcext:value-type="float">
            <text:p>8.754733</text:p>
          </table:table-cell>
          <table:table-cell table:style-name="ce13" table:formula="of:=[.$B11]+[.H$1] * ([.$B12]-[.$B11])" office:value-type="float" office:value="9.39623820753538" calcext:value-type="float">
            <text:p>9.396238</text:p>
          </table:table-cell>
          <table:table-cell table:style-name="ce13" table:formula="of:=[.$B11]+[.I$1] * ([.$B12]-[.$B11])" office:value-type="float" office:value="10.1660438679184" calcext:value-type="float">
            <text:p>10.166044</text:p>
          </table:table-cell>
          <table:table-cell table:style-name="ce13" table:formula="of:=[.$B11]+[.J$1] * ([.$B12]-[.$B11])" office:value-type="float" office:value="10.6792476415071" calcext:value-type="float">
            <text:p>10.679248</text:p>
          </table:table-cell>
          <table:table-cell table:style-name="ce13" table:formula="of:=[.$B11]+[.K$1] * ([.$B12]-[.$B11])" office:value-type="float" office:value="8.59435731130307" calcext:value-type="float">
            <text:p>8.594357</text:p>
          </table:table-cell>
          <table:table-cell table:style-name="ce13" table:formula="of:=[.$B11]+[.L$1] * ([.$B12]-[.$B11])" office:value-type="float" office:value="8.91510966979599" calcext:value-type="float">
            <text:p>8.915110</text:p>
          </table:table-cell>
          <table:table-cell table:style-name="ce13" table:formula="of:=[.$B11]+[.M$1] * ([.$B12]-[.$B11])" office:value-type="float" office:value="9.23586202828892" calcext:value-type="float">
            <text:p>9.235862</text:p>
          </table:table-cell>
          <table:table-cell table:style-name="ce13" table:formula="of:=[.$B11]+[.N$1] * ([.$B12]-[.$B11])" office:value-type="float" office:value="9.55661438678184" calcext:value-type="float">
            <text:p>9.556614</text:p>
          </table:table-cell>
          <table:table-cell table:style-name="ce13" table:formula="of:=[.$B11]+[.O$1] * ([.$B12]-[.$B11])" office:value-type="float" office:value="9.87736674527476" calcext:value-type="float">
            <text:p>9.877367</text:p>
          </table:table-cell>
          <table:table-cell table:style-name="ce13" table:formula="of:=[.$B11]+[.P$1] * ([.$B12]-[.$B11])" office:value-type="float" office:value="10.0698181603705" calcext:value-type="float">
            <text:p>10.069818</text:p>
          </table:table-cell>
          <table:table-cell table:style-name="ce13" table:formula="of:=[.$B11]+[.Q$1] * ([.$B12]-[.$B11])" office:value-type="float" office:value="10.5188714622606" calcext:value-type="float">
            <text:p>10.518871</text:p>
          </table:table-cell>
          <table:table-cell table:style-name="ce13" table:formula="of:=[.$B11]+[.R$1] * ([.$B12]-[.$B11])" office:value-type="float" office:value="10.8396238207535" calcext:value-type="float">
            <text:p>10.839624</text:p>
          </table:table-cell>
          <table:table-cell table:style-name="ce14" table:formula="of:=[.C11]/[.$S$1]" office:value-type="float" office:value="0.00358107423655463" calcext:value-type="float">
            <text:p>0.003581</text:p>
          </table:table-cell>
          <table:table-cell table:style-name="ce14" table:formula="of:=[.D11]/[.$S$1]" office:value-type="float" office:value="0.00412584093182139" calcext:value-type="float">
            <text:p>0.004126</text:p>
          </table:table-cell>
          <table:table-cell table:style-name="ce14" table:formula="of:=[.E11]/[.$S$1]" office:value-type="float" office:value="0.00385345758418801" calcext:value-type="float">
            <text:p>0.003853</text:p>
          </table:table-cell>
          <table:table-cell table:style-name="ce14" table:formula="of:=[.F11]/[.$S$1]" office:value-type="float" office:value="0.00439822427945478" calcext:value-type="float">
            <text:p>0.004398</text:p>
          </table:table-cell>
          <table:table-cell table:style-name="ce14" table:formula="of:=[.G11]/[.$S$1]" office:value-type="float" office:value="0.00371726591037132" calcext:value-type="float">
            <text:p>0.003717</text:p>
          </table:table-cell>
          <table:table-cell table:style-name="ce14" table:formula="of:=[.H11]/[.$S$1]" office:value-type="float" office:value="0.0039896492580047" calcext:value-type="float">
            <text:p>0.003990</text:p>
          </table:table-cell>
          <table:table-cell table:style-name="ce14" table:formula="of:=[.I11]/[.$S$1]" office:value-type="float" office:value="0.00431650927516475" calcext:value-type="float">
            <text:p>0.004317</text:p>
          </table:table-cell>
          <table:table-cell table:style-name="ce14" table:formula="of:=[.J11]/[.$S$1]" office:value-type="float" office:value="0.00453441595327146" calcext:value-type="float">
            <text:p>0.004534</text:p>
          </table:table-cell>
          <table:table-cell table:style-name="ce14" table:formula="of:=[.K11]/[.$S$1]" office:value-type="float" office:value="0.00364917007346298" calcext:value-type="float">
            <text:p>0.003649</text:p>
          </table:table-cell>
          <table:table-cell table:style-name="ce14" table:formula="of:=[.L11]/[.$S$1]" office:value-type="float" office:value="0.00378536174727967" calcext:value-type="float">
            <text:p>0.003785</text:p>
          </table:table-cell>
          <table:table-cell table:style-name="ce14" table:formula="of:=[.M11]/[.$S$1]" office:value-type="float" office:value="0.00392155342109636" calcext:value-type="float">
            <text:p>0.003922</text:p>
          </table:table-cell>
          <table:table-cell table:style-name="ce14" table:formula="of:=[.N11]/[.$S$1]" office:value-type="float" office:value="0.00405774509491304" calcext:value-type="float">
            <text:p>0.004058</text:p>
          </table:table-cell>
          <table:table-cell table:style-name="ce14" table:formula="of:=[.O11]/[.$S$1]" office:value-type="float" office:value="0.00419393676872973" calcext:value-type="float">
            <text:p>0.004194</text:p>
          </table:table-cell>
          <table:table-cell table:style-name="ce14" table:formula="of:=[.P11]/[.$S$1]" office:value-type="float" office:value="0.00427565177301973" calcext:value-type="float">
            <text:p>0.004276</text:p>
          </table:table-cell>
          <table:table-cell table:style-name="ce14" table:formula="of:=[.Q11]/[.$S$1]" office:value-type="float" office:value="0.0044663201163631" calcext:value-type="float">
            <text:p>0.004466</text:p>
          </table:table-cell>
          <table:table-cell table:style-name="ce14" table:formula="of:=[.R11]/[.$S$1]" office:value-type="float" office:value="0.00460251179017978" calcext:value-type="float">
            <text:p>0.004603</text:p>
          </table:table-cell>
          <table:table-cell table:number-columns-repeated="990"/>
        </table:table-row>
        <table:table-row table:style-name="ro1">
          <table:table-cell table:style-name="ce2" table:formula="of:=[.A11]+[.A10]" office:value-type="float" office:value="144" calcext:value-type="float">
            <text:p>144</text:p>
          </table:table-cell>
          <table:table-cell table:style-name="ce5" table:formula="of:=[.A12]^[.$B$1] - 1" office:value-type="float" office:value="11" calcext:value-type="float">
            <text:p>11.000000</text:p>
          </table:table-cell>
          <table:table-cell table:style-name="ce13" table:formula="of:=[.$B12]+[.C$1] * ([.$B13]-[.$B12])" office:value-type="float" office:value="11" calcext:value-type="float">
            <text:p>11.000000</text:p>
          </table:table-cell>
          <table:table-cell table:style-name="ce13" table:formula="of:=[.$B12]+[.D$1] * ([.$B13]-[.$B12])" office:value-type="float" office:value="12.6321687612369" calcext:value-type="float">
            <text:p>12.632169</text:p>
          </table:table-cell>
          <table:table-cell table:style-name="ce13" table:formula="of:=[.$B12]+[.E$1] * ([.$B13]-[.$B12])" office:value-type="float" office:value="11.8160843806184" calcext:value-type="float">
            <text:p>11.816084</text:p>
          </table:table-cell>
          <table:table-cell table:style-name="ce13" table:formula="of:=[.$B12]+[.F$1] * ([.$B13]-[.$B12])" office:value-type="float" office:value="13.4482531418553" calcext:value-type="float">
            <text:p>13.448253</text:p>
          </table:table-cell>
          <table:table-cell table:style-name="ce13" table:formula="of:=[.$B12]+[.G$1] * ([.$B13]-[.$B12])" office:value-type="float" office:value="11.4080421903092" calcext:value-type="float">
            <text:p>11.408042</text:p>
          </table:table-cell>
          <table:table-cell table:style-name="ce13" table:formula="of:=[.$B12]+[.H$1] * ([.$B13]-[.$B12])" office:value-type="float" office:value="12.2241265709277" calcext:value-type="float">
            <text:p>12.224127</text:p>
          </table:table-cell>
          <table:table-cell table:style-name="ce13" table:formula="of:=[.$B12]+[.I$1] * ([.$B13]-[.$B12])" office:value-type="float" office:value="13.2034278276698" calcext:value-type="float">
            <text:p>13.203428</text:p>
          </table:table-cell>
          <table:table-cell table:style-name="ce13" table:formula="of:=[.$B12]+[.J$1] * ([.$B13]-[.$B12])" office:value-type="float" office:value="13.8562953321645" calcext:value-type="float">
            <text:p>13.856295</text:p>
          </table:table-cell>
          <table:table-cell table:style-name="ce13" table:formula="of:=[.$B12]+[.K$1] * ([.$B13]-[.$B12])" office:value-type="float" office:value="11.2040210951546" calcext:value-type="float">
            <text:p>11.204021</text:p>
          </table:table-cell>
          <table:table-cell table:style-name="ce13" table:formula="of:=[.$B12]+[.L$1] * ([.$B13]-[.$B12])" office:value-type="float" office:value="11.6120632854638" calcext:value-type="float">
            <text:p>11.612063</text:p>
          </table:table-cell>
          <table:table-cell table:style-name="ce13" table:formula="of:=[.$B12]+[.M$1] * ([.$B13]-[.$B12])" office:value-type="float" office:value="12.020105475773" calcext:value-type="float">
            <text:p>12.020105</text:p>
          </table:table-cell>
          <table:table-cell table:style-name="ce13" table:formula="of:=[.$B12]+[.N$1] * ([.$B13]-[.$B12])" office:value-type="float" office:value="12.4281476660823" calcext:value-type="float">
            <text:p>12.428148</text:p>
          </table:table-cell>
          <table:table-cell table:style-name="ce13" table:formula="of:=[.$B12]+[.O$1] * ([.$B13]-[.$B12])" office:value-type="float" office:value="12.8361898563915" calcext:value-type="float">
            <text:p>12.836190</text:p>
          </table:table-cell>
          <table:table-cell table:style-name="ce13" table:formula="of:=[.$B12]+[.P$1] * ([.$B13]-[.$B12])" office:value-type="float" office:value="13.081015170577" calcext:value-type="float">
            <text:p>13.081015</text:p>
          </table:table-cell>
          <table:table-cell table:style-name="ce13" table:formula="of:=[.$B12]+[.Q$1] * ([.$B13]-[.$B12])" office:value-type="float" office:value="13.6522742370099" calcext:value-type="float">
            <text:p>13.652274</text:p>
          </table:table-cell>
          <table:table-cell table:style-name="ce13" table:formula="of:=[.$B12]+[.R$1] * ([.$B13]-[.$B12])" office:value-type="float" office:value="14.0603164273191" calcext:value-type="float">
            <text:p>14.060316</text:p>
          </table:table-cell>
          <table:table-cell table:style-name="ce14" table:formula="of:=[.C12]/[.$S$1]" office:value-type="float" office:value="0.00467060762708814" calcext:value-type="float">
            <text:p>0.004671</text:p>
          </table:table-cell>
          <table:table-cell table:style-name="ce14" table:formula="of:=[.D12]/[.$S$1]" office:value-type="float" office:value="0.00536362761480887" calcext:value-type="float">
            <text:p>0.005364</text:p>
          </table:table-cell>
          <table:table-cell table:style-name="ce14" table:formula="of:=[.E12]/[.$S$1]" office:value-type="float" office:value="0.00501711762094848" calcext:value-type="float">
            <text:p>0.005017</text:p>
          </table:table-cell>
          <table:table-cell table:style-name="ce14" table:formula="of:=[.F12]/[.$S$1]" office:value-type="float" office:value="0.00571013760866921" calcext:value-type="float">
            <text:p>0.005710</text:p>
          </table:table-cell>
          <table:table-cell table:style-name="ce14" table:formula="of:=[.G12]/[.$S$1]" office:value-type="float" office:value="0.00484386262401831" calcext:value-type="float">
            <text:p>0.004844</text:p>
          </table:table-cell>
          <table:table-cell table:style-name="ce14" table:formula="of:=[.H12]/[.$S$1]" office:value-type="float" office:value="0.0051903726178787" calcext:value-type="float">
            <text:p>0.005190</text:p>
          </table:table-cell>
          <table:table-cell table:style-name="ce14" table:formula="of:=[.I12]/[.$S$1]" office:value-type="float" office:value="0.00560618461051112" calcext:value-type="float">
            <text:p>0.005606</text:p>
          </table:table-cell>
          <table:table-cell table:style-name="ce14" table:formula="of:=[.J12]/[.$S$1]" office:value-type="float" office:value="0.00588339260559939" calcext:value-type="float">
            <text:p>0.005883</text:p>
          </table:table-cell>
          <table:table-cell table:style-name="ce14" table:formula="of:=[.K12]/[.$S$1]" office:value-type="float" office:value="0.00475723512555322" calcext:value-type="float">
            <text:p>0.004757</text:p>
          </table:table-cell>
          <table:table-cell table:style-name="ce14" table:formula="of:=[.L12]/[.$S$1]" office:value-type="float" office:value="0.00493049012248339" calcext:value-type="float">
            <text:p>0.004930</text:p>
          </table:table-cell>
          <table:table-cell table:style-name="ce14" table:formula="of:=[.M12]/[.$S$1]" office:value-type="float" office:value="0.00510374511941357" calcext:value-type="float">
            <text:p>0.005104</text:p>
          </table:table-cell>
          <table:table-cell table:style-name="ce14" table:formula="of:=[.N12]/[.$S$1]" office:value-type="float" office:value="0.00527700011634378" calcext:value-type="float">
            <text:p>0.005277</text:p>
          </table:table-cell>
          <table:table-cell table:style-name="ce14" table:formula="of:=[.O12]/[.$S$1]" office:value-type="float" office:value="0.00545025511327395" calcext:value-type="float">
            <text:p>0.005450</text:p>
          </table:table-cell>
          <table:table-cell table:style-name="ce14" table:formula="of:=[.P12]/[.$S$1]" office:value-type="float" office:value="0.00555420811143205" calcext:value-type="float">
            <text:p>0.005554</text:p>
          </table:table-cell>
          <table:table-cell table:style-name="ce14" table:formula="of:=[.Q12]/[.$S$1]" office:value-type="float" office:value="0.0057967651071343" calcext:value-type="float">
            <text:p>0.005797</text:p>
          </table:table-cell>
          <table:table-cell table:style-name="ce14" table:formula="of:=[.R12]/[.$S$1]" office:value-type="float" office:value="0.00597002010406447" calcext:value-type="float">
            <text:p>0.005970</text:p>
          </table:table-cell>
          <table:table-cell table:number-columns-repeated="990"/>
        </table:table-row>
        <table:table-row table:style-name="ro1">
          <table:table-cell table:style-name="ce2" table:formula="of:=[.A12]+[.A11]" office:value-type="float" office:value="233" calcext:value-type="float">
            <text:p>233</text:p>
          </table:table-cell>
          <table:table-cell table:style-name="ce5" table:formula="of:=[.A13]^[.$B$1] - 1" office:value-type="float" office:value="14.2643375224737" calcext:value-type="float">
            <text:p>14.264338</text:p>
          </table:table-cell>
          <table:table-cell table:style-name="ce13" table:formula="of:=[.$B13]+[.C$1] * ([.$B14]-[.$B13])" office:value-type="float" office:value="14.2643375224737" calcext:value-type="float">
            <text:p>14.264338</text:p>
          </table:table-cell>
          <table:table-cell table:style-name="ce13" table:formula="of:=[.$B13]+[.D$1] * ([.$B14]-[.$B13])" office:value-type="float" office:value="16.3404126807107" calcext:value-type="float">
            <text:p>16.340413</text:p>
          </table:table-cell>
          <table:table-cell table:style-name="ce13" table:formula="of:=[.$B13]+[.E$1] * ([.$B14]-[.$B13])" office:value-type="float" office:value="15.3023751015922" calcext:value-type="float">
            <text:p>15.302375</text:p>
          </table:table-cell>
          <table:table-cell table:style-name="ce13" table:formula="of:=[.$B13]+[.F$1] * ([.$B14]-[.$B13])" office:value-type="float" office:value="17.3784502598291" calcext:value-type="float">
            <text:p>17.378450</text:p>
          </table:table-cell>
          <table:table-cell table:style-name="ce13" table:formula="of:=[.$B13]+[.G$1] * ([.$B14]-[.$B13])" office:value-type="float" office:value="14.783356312033" calcext:value-type="float">
            <text:p>14.783356</text:p>
          </table:table-cell>
          <table:table-cell table:style-name="ce13" table:formula="of:=[.$B13]+[.H$1] * ([.$B14]-[.$B13])" office:value-type="float" office:value="15.8213938911514" calcext:value-type="float">
            <text:p>15.821394</text:p>
          </table:table-cell>
          <table:table-cell table:style-name="ce13" table:formula="of:=[.$B13]+[.I$1] * ([.$B14]-[.$B13])" office:value-type="float" office:value="17.0670389860936" calcext:value-type="float">
            <text:p>17.067039</text:p>
          </table:table-cell>
          <table:table-cell table:style-name="ce13" table:formula="of:=[.$B13]+[.J$1] * ([.$B14]-[.$B13])" office:value-type="float" office:value="17.8974690493884" calcext:value-type="float">
            <text:p>17.897469</text:p>
          </table:table-cell>
          <table:table-cell table:style-name="ce13" table:formula="of:=[.$B13]+[.K$1] * ([.$B14]-[.$B13])" office:value-type="float" office:value="14.5238469172534" calcext:value-type="float">
            <text:p>14.523847</text:p>
          </table:table-cell>
          <table:table-cell table:style-name="ce13" table:formula="of:=[.$B13]+[.L$1] * ([.$B14]-[.$B13])" office:value-type="float" office:value="15.0428657068126" calcext:value-type="float">
            <text:p>15.042866</text:p>
          </table:table-cell>
          <table:table-cell table:style-name="ce13" table:formula="of:=[.$B13]+[.M$1] * ([.$B14]-[.$B13])" office:value-type="float" office:value="15.5618844963718" calcext:value-type="float">
            <text:p>15.561884</text:p>
          </table:table-cell>
          <table:table-cell table:style-name="ce13" table:formula="of:=[.$B13]+[.N$1] * ([.$B14]-[.$B13])" office:value-type="float" office:value="16.0809032859311" calcext:value-type="float">
            <text:p>16.080903</text:p>
          </table:table-cell>
          <table:table-cell table:style-name="ce13" table:formula="of:=[.$B13]+[.O$1] * ([.$B14]-[.$B13])" office:value-type="float" office:value="16.5999220754903" calcext:value-type="float">
            <text:p>16.599922</text:p>
          </table:table-cell>
          <table:table-cell table:style-name="ce13" table:formula="of:=[.$B13]+[.P$1] * ([.$B14]-[.$B13])" office:value-type="float" office:value="16.9113333492258" calcext:value-type="float">
            <text:p>16.911333</text:p>
          </table:table-cell>
          <table:table-cell table:style-name="ce13" table:formula="of:=[.$B13]+[.Q$1] * ([.$B14]-[.$B13])" office:value-type="float" office:value="17.6379596546088" calcext:value-type="float">
            <text:p>17.637960</text:p>
          </table:table-cell>
          <table:table-cell table:style-name="ce13" table:formula="of:=[.$B13]+[.R$1] * ([.$B14]-[.$B13])" office:value-type="float" office:value="18.156978444168" calcext:value-type="float">
            <text:p>18.156978</text:p>
          </table:table-cell>
          <table:table-cell table:style-name="ce14" table:formula="of:=[.C13]/[.$S$1]" office:value-type="float" office:value="0.00605664760252956" calcext:value-type="float">
            <text:p>0.006057</text:p>
          </table:table-cell>
          <table:table-cell table:style-name="ce14" table:formula="of:=[.D13]/[.$S$1]" office:value-type="float" office:value="0.00693815055420864" calcext:value-type="float">
            <text:p>0.006938</text:p>
          </table:table-cell>
          <table:table-cell table:style-name="ce14" table:formula="of:=[.E13]/[.$S$1]" office:value-type="float" office:value="0.0064973990783691" calcext:value-type="float">
            <text:p>0.006497</text:p>
          </table:table-cell>
          <table:table-cell table:style-name="ce14" table:formula="of:=[.F13]/[.$S$1]" office:value-type="float" office:value="0.00737890203004814" calcext:value-type="float">
            <text:p>0.007379</text:p>
          </table:table-cell>
          <table:table-cell table:style-name="ce14" table:formula="of:=[.G13]/[.$S$1]" office:value-type="float" office:value="0.00627702334044935" calcext:value-type="float">
            <text:p>0.006277</text:p>
          </table:table-cell>
          <table:table-cell table:style-name="ce14" table:formula="of:=[.H13]/[.$S$1]" office:value-type="float" office:value="0.00671777481628885" calcext:value-type="float">
            <text:p>0.006718</text:p>
          </table:table-cell>
          <table:table-cell table:style-name="ce14" table:formula="of:=[.I13]/[.$S$1]" office:value-type="float" office:value="0.0072466765872963" calcext:value-type="float">
            <text:p>0.007247</text:p>
          </table:table-cell>
          <table:table-cell table:style-name="ce14" table:formula="of:=[.J13]/[.$S$1]" office:value-type="float" office:value="0.00759927776796794" calcext:value-type="float">
            <text:p>0.007599</text:p>
          </table:table-cell>
          <table:table-cell table:style-name="ce14" table:formula="of:=[.K13]/[.$S$1]" office:value-type="float" office:value="0.00616683547148948" calcext:value-type="float">
            <text:p>0.006167</text:p>
          </table:table-cell>
          <table:table-cell table:style-name="ce14" table:formula="of:=[.L13]/[.$S$1]" office:value-type="float" office:value="0.00638721120940923" calcext:value-type="float">
            <text:p>0.006387</text:p>
          </table:table-cell>
          <table:table-cell table:style-name="ce14" table:formula="of:=[.M13]/[.$S$1]" office:value-type="float" office:value="0.00660758694732898" calcext:value-type="float">
            <text:p>0.006608</text:p>
          </table:table-cell>
          <table:table-cell table:style-name="ce14" table:formula="of:=[.N13]/[.$S$1]" office:value-type="float" office:value="0.00682796268524877" calcext:value-type="float">
            <text:p>0.006828</text:p>
          </table:table-cell>
          <table:table-cell table:style-name="ce14" table:formula="of:=[.O13]/[.$S$1]" office:value-type="float" office:value="0.00704833842316852" calcext:value-type="float">
            <text:p>0.007048</text:p>
          </table:table-cell>
          <table:table-cell table:style-name="ce14" table:formula="of:=[.P13]/[.$S$1]" office:value-type="float" office:value="0.00718056386592036" calcext:value-type="float">
            <text:p>0.007181</text:p>
          </table:table-cell>
          <table:table-cell table:style-name="ce14" table:formula="of:=[.Q13]/[.$S$1]" office:value-type="float" office:value="0.00748908989900806" calcext:value-type="float">
            <text:p>0.007489</text:p>
          </table:table-cell>
          <table:table-cell table:style-name="ce14" table:formula="of:=[.R13]/[.$S$1]" office:value-type="float" office:value="0.00770946563692781" calcext:value-type="float">
            <text:p>0.007709</text:p>
          </table:table-cell>
          <table:table-cell table:number-columns-repeated="990"/>
        </table:table-row>
        <table:table-row table:style-name="ro1">
          <table:table-cell table:style-name="ce2" table:formula="of:=[.A13]+[.A12]" office:value-type="float" office:value="377" calcext:value-type="float">
            <text:p>377</text:p>
          </table:table-cell>
          <table:table-cell table:style-name="ce5" table:formula="of:=[.A14]^[.$B$1] - 1" office:value-type="float" office:value="18.4164878389476" calcext:value-type="float">
            <text:p>18.416488</text:p>
          </table:table-cell>
          <table:table-cell table:style-name="ce13" table:formula="of:=[.$B14]+[.C$1] * ([.$B15]-[.$B14])" office:value-type="float" office:value="18.4164878389476" calcext:value-type="float">
            <text:p>18.416488</text:p>
          </table:table-cell>
          <table:table-cell table:style-name="ce13" table:formula="of:=[.$B14]+[.D$1] * ([.$B15]-[.$B14])" office:value-type="float" office:value="21.0573329547023" calcext:value-type="float">
            <text:p>21.057333</text:p>
          </table:table-cell>
          <table:table-cell table:style-name="ce13" table:formula="of:=[.$B14]+[.E$1] * ([.$B15]-[.$B14])" office:value-type="float" office:value="19.7369103968249" calcext:value-type="float">
            <text:p>19.736910</text:p>
          </table:table-cell>
          <table:table-cell table:style-name="ce13" table:formula="of:=[.$B14]+[.F$1] * ([.$B15]-[.$B14])" office:value-type="float" office:value="22.3777555125796" calcext:value-type="float">
            <text:p>22.377756</text:p>
          </table:table-cell>
          <table:table-cell table:style-name="ce13" table:formula="of:=[.$B14]+[.G$1] * ([.$B15]-[.$B14])" office:value-type="float" office:value="19.0766991178863" calcext:value-type="float">
            <text:p>19.076699</text:p>
          </table:table-cell>
          <table:table-cell table:style-name="ce13" table:formula="of:=[.$B14]+[.H$1] * ([.$B15]-[.$B14])" office:value-type="float" office:value="20.3971216757636" calcext:value-type="float">
            <text:p>20.397122</text:p>
          </table:table-cell>
          <table:table-cell table:style-name="ce13" table:formula="of:=[.$B14]+[.I$1] * ([.$B15]-[.$B14])" office:value-type="float" office:value="21.9816287452164" calcext:value-type="float">
            <text:p>21.981629</text:p>
          </table:table-cell>
          <table:table-cell table:style-name="ce13" table:formula="of:=[.$B14]+[.J$1] * ([.$B15]-[.$B14])" office:value-type="float" office:value="23.0379667915183" calcext:value-type="float">
            <text:p>23.037967</text:p>
          </table:table-cell>
          <table:table-cell table:style-name="ce13" table:formula="of:=[.$B14]+[.K$1] * ([.$B15]-[.$B14])" office:value-type="float" office:value="18.7465934784169" calcext:value-type="float">
            <text:p>18.746593</text:p>
          </table:table-cell>
          <table:table-cell table:style-name="ce13" table:formula="of:=[.$B14]+[.L$1] * ([.$B15]-[.$B14])" office:value-type="float" office:value="19.4068047573556" calcext:value-type="float">
            <text:p>19.406805</text:p>
          </table:table-cell>
          <table:table-cell table:style-name="ce13" table:formula="of:=[.$B14]+[.M$1] * ([.$B15]-[.$B14])" office:value-type="float" office:value="20.0670160362943" calcext:value-type="float">
            <text:p>20.067016</text:p>
          </table:table-cell>
          <table:table-cell table:style-name="ce13" table:formula="of:=[.$B14]+[.N$1] * ([.$B15]-[.$B14])" office:value-type="float" office:value="20.7272273152329" calcext:value-type="float">
            <text:p>20.727227</text:p>
          </table:table-cell>
          <table:table-cell table:style-name="ce13" table:formula="of:=[.$B14]+[.O$1] * ([.$B15]-[.$B14])" office:value-type="float" office:value="21.3874385941716" calcext:value-type="float">
            <text:p>21.387439</text:p>
          </table:table-cell>
          <table:table-cell table:style-name="ce13" table:formula="of:=[.$B14]+[.P$1] * ([.$B15]-[.$B14])" office:value-type="float" office:value="21.7835653615348" calcext:value-type="float">
            <text:p>21.783565</text:p>
          </table:table-cell>
          <table:table-cell table:style-name="ce13" table:formula="of:=[.$B14]+[.Q$1] * ([.$B15]-[.$B14])" office:value-type="float" office:value="22.7078611520489" calcext:value-type="float">
            <text:p>22.707861</text:p>
          </table:table-cell>
          <table:table-cell table:style-name="ce13" table:formula="of:=[.$B14]+[.R$1] * ([.$B15]-[.$B14])" office:value-type="float" office:value="23.3680724309876" calcext:value-type="float">
            <text:p>23.368072</text:p>
          </table:table-cell>
          <table:table-cell table:style-name="ce14" table:formula="of:=[.C14]/[.$S$1]" office:value-type="float" office:value="0.00781965350588769" calcext:value-type="float">
            <text:p>0.007820</text:p>
          </table:table-cell>
          <table:table-cell table:style-name="ce14" table:formula="of:=[.D14]/[.$S$1]" office:value-type="float" office:value="0.00894095817312426" calcext:value-type="float">
            <text:p>0.008941</text:p>
          </table:table-cell>
          <table:table-cell table:style-name="ce14" table:formula="of:=[.E14]/[.$S$1]" office:value-type="float" office:value="0.00838030583950595" calcext:value-type="float">
            <text:p>0.008380</text:p>
          </table:table-cell>
          <table:table-cell table:style-name="ce14" table:formula="of:=[.F14]/[.$S$1]" office:value-type="float" office:value="0.00950161050674253" calcext:value-type="float">
            <text:p>0.009502</text:p>
          </table:table-cell>
          <table:table-cell table:style-name="ce14" table:formula="of:=[.G14]/[.$S$1]" office:value-type="float" office:value="0.00809997967269684" calcext:value-type="float">
            <text:p>0.008100</text:p>
          </table:table-cell>
          <table:table-cell table:style-name="ce14" table:formula="of:=[.H14]/[.$S$1]" office:value-type="float" office:value="0.00866063200631511" calcext:value-type="float">
            <text:p>0.008661</text:p>
          </table:table-cell>
          <table:table-cell table:style-name="ce14" table:formula="of:=[.I14]/[.$S$1]" office:value-type="float" office:value="0.00933341480665705" calcext:value-type="float">
            <text:p>0.009333</text:p>
          </table:table-cell>
          <table:table-cell table:style-name="ce14" table:formula="of:=[.J14]/[.$S$1]" office:value-type="float" office:value="0.00978193667355169" calcext:value-type="float">
            <text:p>0.009782</text:p>
          </table:table-cell>
          <table:table-cell table:style-name="ce14" table:formula="of:=[.K14]/[.$S$1]" office:value-type="float" office:value="0.00795981658929224" calcext:value-type="float">
            <text:p>0.007960</text:p>
          </table:table-cell>
          <table:table-cell table:style-name="ce14" table:formula="of:=[.L14]/[.$S$1]" office:value-type="float" office:value="0.0082401427561014" calcext:value-type="float">
            <text:p>0.008240</text:p>
          </table:table-cell>
          <table:table-cell table:style-name="ce14" table:formula="of:=[.M14]/[.$S$1]" office:value-type="float" office:value="0.00852046892291055" calcext:value-type="float">
            <text:p>0.008520</text:p>
          </table:table-cell>
          <table:table-cell table:style-name="ce14" table:formula="of:=[.N14]/[.$S$1]" office:value-type="float" office:value="0.00880079508971966" calcext:value-type="float">
            <text:p>0.008801</text:p>
          </table:table-cell>
          <table:table-cell table:style-name="ce14" table:formula="of:=[.O14]/[.$S$1]" office:value-type="float" office:value="0.00908112125652882" calcext:value-type="float">
            <text:p>0.009081</text:p>
          </table:table-cell>
          <table:table-cell table:style-name="ce14" table:formula="of:=[.P14]/[.$S$1]" office:value-type="float" office:value="0.00924931695661431" calcext:value-type="float">
            <text:p>0.009249</text:p>
          </table:table-cell>
          <table:table-cell table:style-name="ce14" table:formula="of:=[.Q14]/[.$S$1]" office:value-type="float" office:value="0.00964177359014709" calcext:value-type="float">
            <text:p>0.009642</text:p>
          </table:table-cell>
          <table:table-cell table:style-name="ce14" table:formula="of:=[.R14]/[.$S$1]" office:value-type="float" office:value="0.00992209975695624" calcext:value-type="float">
            <text:p>0.009922</text:p>
          </table:table-cell>
          <table:table-cell table:number-columns-repeated="990"/>
        </table:table-row>
        <table:table-row table:style-name="ro1">
          <table:table-cell table:style-name="ce2" table:formula="of:=[.A14]+[.A13]" office:value-type="float" office:value="610" calcext:value-type="float">
            <text:p>610</text:p>
          </table:table-cell>
          <table:table-cell table:style-name="ce5" table:formula="of:=[.A15]^[.$B$1] - 1" office:value-type="float" office:value="23.6981780704569" calcext:value-type="float">
            <text:p>23.698178</text:p>
          </table:table-cell>
          <table:table-cell table:style-name="ce13" table:formula="of:=[.$B15]+[.C$1] * ([.$B16]-[.$B15])" office:value-type="float" office:value="23.6981780704569" calcext:value-type="float">
            <text:p>23.698178</text:p>
          </table:table-cell>
          <table:table-cell table:style-name="ce13" table:formula="of:=[.$B15]+[.D$1] * ([.$B16]-[.$B15])" office:value-type="float" office:value="27.0573671076335" calcext:value-type="float">
            <text:p>27.057367</text:p>
          </table:table-cell>
          <table:table-cell table:style-name="ce13" table:formula="of:=[.$B15]+[.E$1] * ([.$B16]-[.$B15])" office:value-type="float" office:value="25.3777725890452" calcext:value-type="float">
            <text:p>25.377773</text:p>
          </table:table-cell>
          <table:table-cell table:style-name="ce13" table:formula="of:=[.$B15]+[.F$1] * ([.$B16]-[.$B15])" office:value-type="float" office:value="28.7369616262217" calcext:value-type="float">
            <text:p>28.736962</text:p>
          </table:table-cell>
          <table:table-cell table:style-name="ce13" table:formula="of:=[.$B15]+[.G$1] * ([.$B16]-[.$B15])" office:value-type="float" office:value="24.5379753297511" calcext:value-type="float">
            <text:p>24.537975</text:p>
          </table:table-cell>
          <table:table-cell table:style-name="ce13" table:formula="of:=[.$B15]+[.H$1] * ([.$B16]-[.$B15])" office:value-type="float" office:value="26.2175698483393" calcext:value-type="float">
            <text:p>26.217570</text:p>
          </table:table-cell>
          <table:table-cell table:style-name="ce13" table:formula="of:=[.$B15]+[.I$1] * ([.$B16]-[.$B15])" office:value-type="float" office:value="28.2330832706453" calcext:value-type="float">
            <text:p>28.233083</text:p>
          </table:table-cell>
          <table:table-cell table:style-name="ce13" table:formula="of:=[.$B15]+[.J$1] * ([.$B16]-[.$B15])" office:value-type="float" office:value="29.5767588855159" calcext:value-type="float">
            <text:p>29.576759</text:p>
          </table:table-cell>
          <table:table-cell table:style-name="ce13" table:formula="of:=[.$B15]+[.K$1] * ([.$B16]-[.$B15])" office:value-type="float" office:value="24.118076700104" calcext:value-type="float">
            <text:p>24.118077</text:p>
          </table:table-cell>
          <table:table-cell table:style-name="ce13" table:formula="of:=[.$B15]+[.L$1] * ([.$B16]-[.$B15])" office:value-type="float" office:value="24.9578739593981" calcext:value-type="float">
            <text:p>24.957874</text:p>
          </table:table-cell>
          <table:table-cell table:style-name="ce13" table:formula="of:=[.$B15]+[.M$1] * ([.$B16]-[.$B15])" office:value-type="float" office:value="25.7976712186923" calcext:value-type="float">
            <text:p>25.797671</text:p>
          </table:table-cell>
          <table:table-cell table:style-name="ce13" table:formula="of:=[.$B15]+[.N$1] * ([.$B16]-[.$B15])" office:value-type="float" office:value="26.6374684779864" calcext:value-type="float">
            <text:p>26.637468</text:p>
          </table:table-cell>
          <table:table-cell table:style-name="ce13" table:formula="of:=[.$B15]+[.O$1] * ([.$B16]-[.$B15])" office:value-type="float" office:value="27.4772657372805" calcext:value-type="float">
            <text:p>27.477266</text:p>
          </table:table-cell>
          <table:table-cell table:style-name="ce13" table:formula="of:=[.$B15]+[.P$1] * ([.$B16]-[.$B15])" office:value-type="float" office:value="27.981144092857" calcext:value-type="float">
            <text:p>27.981144</text:p>
          </table:table-cell>
          <table:table-cell table:style-name="ce13" table:formula="of:=[.$B15]+[.Q$1] * ([.$B16]-[.$B15])" office:value-type="float" office:value="29.1568602558688" calcext:value-type="float">
            <text:p>29.156860</text:p>
          </table:table-cell>
          <table:table-cell table:style-name="ce13" table:formula="of:=[.$B15]+[.R$1] * ([.$B16]-[.$B15])" office:value-type="float" office:value="29.9966575151629" calcext:value-type="float">
            <text:p>29.996658</text:p>
          </table:table-cell>
          <table:table-cell table:style-name="ce14" table:formula="of:=[.C15]/[.$S$1]" office:value-type="float" office:value="0.0100622628403608" calcext:value-type="float">
            <text:p>0.010062</text:p>
          </table:table-cell>
          <table:table-cell table:style-name="ce14" table:formula="of:=[.D15]/[.$S$1]" office:value-type="float" office:value="0.0114885768347124" calcext:value-type="float">
            <text:p>0.011489</text:p>
          </table:table-cell>
          <table:table-cell table:style-name="ce14" table:formula="of:=[.E15]/[.$S$1]" office:value-type="float" office:value="0.0107754198375366" calcext:value-type="float">
            <text:p>0.010775</text:p>
          </table:table-cell>
          <table:table-cell table:style-name="ce14" table:formula="of:=[.F15]/[.$S$1]" office:value-type="float" office:value="0.0122017338318882" calcext:value-type="float">
            <text:p>0.012202</text:p>
          </table:table-cell>
          <table:table-cell table:style-name="ce14" table:formula="of:=[.G15]/[.$S$1]" office:value-type="float" office:value="0.0104188413389487" calcext:value-type="float">
            <text:p>0.010419</text:p>
          </table:table-cell>
          <table:table-cell table:style-name="ce14" table:formula="of:=[.H15]/[.$S$1]" office:value-type="float" office:value="0.0111319983361245" calcext:value-type="float">
            <text:p>0.011132</text:p>
          </table:table-cell>
          <table:table-cell table:style-name="ce14" table:formula="of:=[.I15]/[.$S$1]" office:value-type="float" office:value="0.0119877867327355" calcext:value-type="float">
            <text:p>0.011988</text:p>
          </table:table-cell>
          <table:table-cell table:style-name="ce14" table:formula="of:=[.J15]/[.$S$1]" office:value-type="float" office:value="0.0125583123304761" calcext:value-type="float">
            <text:p>0.012558</text:p>
          </table:table-cell>
          <table:table-cell table:style-name="ce14" table:formula="of:=[.K15]/[.$S$1]" office:value-type="float" office:value="0.0102405520896548" calcext:value-type="float">
            <text:p>0.010241</text:p>
          </table:table-cell>
          <table:table-cell table:style-name="ce14" table:formula="of:=[.L15]/[.$S$1]" office:value-type="float" office:value="0.0105971305882426" calcext:value-type="float">
            <text:p>0.010597</text:p>
          </table:table-cell>
          <table:table-cell table:style-name="ce14" table:formula="of:=[.M15]/[.$S$1]" office:value-type="float" office:value="0.0109537090868306" calcext:value-type="float">
            <text:p>0.010954</text:p>
          </table:table-cell>
          <table:table-cell table:style-name="ce14" table:formula="of:=[.N15]/[.$S$1]" office:value-type="float" office:value="0.0113102875854185" calcext:value-type="float">
            <text:p>0.011310</text:p>
          </table:table-cell>
          <table:table-cell table:style-name="ce14" table:formula="of:=[.O15]/[.$S$1]" office:value-type="float" office:value="0.0116668660840063" calcext:value-type="float">
            <text:p>0.011667</text:p>
          </table:table-cell>
          <table:table-cell table:style-name="ce14" table:formula="of:=[.P15]/[.$S$1]" office:value-type="float" office:value="0.0118808131831591" calcext:value-type="float">
            <text:p>0.011881</text:p>
          </table:table-cell>
          <table:table-cell table:style-name="ce14" table:formula="of:=[.Q15]/[.$S$1]" office:value-type="float" office:value="0.0123800230811822" calcext:value-type="float">
            <text:p>0.012380</text:p>
          </table:table-cell>
          <table:table-cell table:style-name="ce14" table:formula="of:=[.R15]/[.$S$1]" office:value-type="float" office:value="0.01273660157977" calcext:value-type="float">
            <text:p>0.012737</text:p>
          </table:table-cell>
          <table:table-cell table:number-columns-repeated="990"/>
        </table:table-row>
        <table:table-row table:style-name="ro1">
          <table:table-cell table:style-name="ce2" table:formula="of:=[.A15]+[.A14]" office:value-type="float" office:value="987" calcext:value-type="float">
            <text:p>987</text:p>
          </table:table-cell>
          <table:table-cell table:style-name="ce5" table:formula="of:=[.A16]^[.$B$1] - 1" office:value-type="float" office:value="30.41655614481" calcext:value-type="float">
            <text:p>30.416556</text:p>
          </table:table-cell>
          <table:table-cell table:style-name="ce13" table:formula="of:=[.$B16]+[.C$1] * ([.$B17]-[.$B16])" office:value-type="float" office:value="30.41655614481" calcext:value-type="float">
            <text:p>30.416556</text:p>
          </table:table-cell>
          <table:table-cell table:style-name="ce13" table:formula="of:=[.$B16]+[.D$1] * ([.$B17]-[.$B16])" office:value-type="float" office:value="34.6895192750931" calcext:value-type="float">
            <text:p>34.689519</text:p>
          </table:table-cell>
          <table:table-cell table:style-name="ce13" table:formula="of:=[.$B16]+[.E$1] * ([.$B17]-[.$B16])" office:value-type="float" office:value="32.5530377099516" calcext:value-type="float">
            <text:p>32.553038</text:p>
          </table:table-cell>
          <table:table-cell table:style-name="ce13" table:formula="of:=[.$B16]+[.F$1] * ([.$B17]-[.$B16])" office:value-type="float" office:value="36.8260008402346" calcext:value-type="float">
            <text:p>36.826001</text:p>
          </table:table-cell>
          <table:table-cell table:style-name="ce13" table:formula="of:=[.$B16]+[.G$1] * ([.$B17]-[.$B16])" office:value-type="float" office:value="31.4847969273808" calcext:value-type="float">
            <text:p>31.484797</text:p>
          </table:table-cell>
          <table:table-cell table:style-name="ce13" table:formula="of:=[.$B16]+[.H$1] * ([.$B17]-[.$B16])" office:value-type="float" office:value="33.6212784925223" calcext:value-type="float">
            <text:p>33.621278</text:p>
          </table:table-cell>
          <table:table-cell table:style-name="ce13" table:formula="of:=[.$B16]+[.I$1] * ([.$B17]-[.$B16])" office:value-type="float" office:value="36.1850563706922" calcext:value-type="float">
            <text:p>36.185056</text:p>
          </table:table-cell>
          <table:table-cell table:style-name="ce13" table:formula="of:=[.$B16]+[.J$1] * ([.$B17]-[.$B16])" office:value-type="float" office:value="37.8942416228054" calcext:value-type="float">
            <text:p>37.894242</text:p>
          </table:table-cell>
          <table:table-cell table:style-name="ce13" table:formula="of:=[.$B16]+[.K$1] * ([.$B17]-[.$B16])" office:value-type="float" office:value="30.9506765360954" calcext:value-type="float">
            <text:p>30.950677</text:p>
          </table:table-cell>
          <table:table-cell table:style-name="ce13" table:formula="of:=[.$B16]+[.L$1] * ([.$B17]-[.$B16])" office:value-type="float" office:value="32.0189173186662" calcext:value-type="float">
            <text:p>32.018917</text:p>
          </table:table-cell>
          <table:table-cell table:style-name="ce13" table:formula="of:=[.$B16]+[.M$1] * ([.$B17]-[.$B16])" office:value-type="float" office:value="33.0871581012369" calcext:value-type="float">
            <text:p>33.087158</text:p>
          </table:table-cell>
          <table:table-cell table:style-name="ce13" table:formula="of:=[.$B16]+[.N$1] * ([.$B17]-[.$B16])" office:value-type="float" office:value="34.1553988838077" calcext:value-type="float">
            <text:p>34.155399</text:p>
          </table:table-cell>
          <table:table-cell table:style-name="ce13" table:formula="of:=[.$B16]+[.O$1] * ([.$B17]-[.$B16])" office:value-type="float" office:value="35.2236396663785" calcext:value-type="float">
            <text:p>35.223640</text:p>
          </table:table-cell>
          <table:table-cell table:style-name="ce13" table:formula="of:=[.$B16]+[.P$1] * ([.$B17]-[.$B16])" office:value-type="float" office:value="35.8645841359209" calcext:value-type="float">
            <text:p>35.864584</text:p>
          </table:table-cell>
          <table:table-cell table:style-name="ce13" table:formula="of:=[.$B16]+[.Q$1] * ([.$B17]-[.$B16])" office:value-type="float" office:value="37.36012123152" calcext:value-type="float">
            <text:p>37.360121</text:p>
          </table:table-cell>
          <table:table-cell table:style-name="ce13" table:formula="of:=[.$B16]+[.R$1] * ([.$B17]-[.$B16])" office:value-type="float" office:value="38.4283620140908" calcext:value-type="float">
            <text:p>38.428362</text:p>
          </table:table-cell>
          <table:table-cell table:style-name="ce14" table:formula="of:=[.C16]/[.$S$1]" office:value-type="float" office:value="0.012914890829064" calcext:value-type="float">
            <text:p>0.012915</text:p>
          </table:table-cell>
          <table:table-cell table:style-name="ce14" table:formula="of:=[.D16]/[.$S$1]" office:value-type="float" office:value="0.0147291939369337" calcext:value-type="float">
            <text:p>0.014729</text:p>
          </table:table-cell>
          <table:table-cell table:style-name="ce14" table:formula="of:=[.E16]/[.$S$1]" office:value-type="float" office:value="0.0138220423829989" calcext:value-type="float">
            <text:p>0.013822</text:p>
          </table:table-cell>
          <table:table-cell table:style-name="ce14" table:formula="of:=[.F16]/[.$S$1]" office:value-type="float" office:value="0.0156363454908685" calcext:value-type="float">
            <text:p>0.015636</text:p>
          </table:table-cell>
          <table:table-cell table:style-name="ce14" table:formula="of:=[.G16]/[.$S$1]" office:value-type="float" office:value="0.0133684666060314" calcext:value-type="float">
            <text:p>0.013368</text:p>
          </table:table-cell>
          <table:table-cell table:style-name="ce14" table:formula="of:=[.H16]/[.$S$1]" office:value-type="float" office:value="0.0142756181599663" calcext:value-type="float">
            <text:p>0.014276</text:p>
          </table:table-cell>
          <table:table-cell table:style-name="ce14" table:formula="of:=[.I16]/[.$S$1]" office:value-type="float" office:value="0.0153642000246881" calcext:value-type="float">
            <text:p>0.015364</text:p>
          </table:table-cell>
          <table:table-cell table:style-name="ce14" table:formula="of:=[.J16]/[.$S$1]" office:value-type="float" office:value="0.016089921267836" calcext:value-type="float">
            <text:p>0.016090</text:p>
          </table:table-cell>
          <table:table-cell table:style-name="ce14" table:formula="of:=[.K16]/[.$S$1]" office:value-type="float" office:value="0.0131416787175477" calcext:value-type="float">
            <text:p>0.013142</text:p>
          </table:table-cell>
          <table:table-cell table:style-name="ce14" table:formula="of:=[.L16]/[.$S$1]" office:value-type="float" office:value="0.0135952544945152" calcext:value-type="float">
            <text:p>0.013595</text:p>
          </table:table-cell>
          <table:table-cell table:style-name="ce14" table:formula="of:=[.M16]/[.$S$1]" office:value-type="float" office:value="0.0140488302714826" calcext:value-type="float">
            <text:p>0.014049</text:p>
          </table:table-cell>
          <table:table-cell table:style-name="ce14" table:formula="of:=[.N16]/[.$S$1]" office:value-type="float" office:value="0.01450240604845" calcext:value-type="float">
            <text:p>0.014502</text:p>
          </table:table-cell>
          <table:table-cell table:style-name="ce14" table:formula="of:=[.O16]/[.$S$1]" office:value-type="float" office:value="0.0149559818254174" calcext:value-type="float">
            <text:p>0.014956</text:p>
          </table:table-cell>
          <table:table-cell table:style-name="ce14" table:formula="of:=[.P16]/[.$S$1]" office:value-type="float" office:value="0.0152281272915978" calcext:value-type="float">
            <text:p>0.015228</text:p>
          </table:table-cell>
          <table:table-cell table:style-name="ce14" table:formula="of:=[.Q16]/[.$S$1]" office:value-type="float" office:value="0.0158631333793522" calcext:value-type="float">
            <text:p>0.015863</text:p>
          </table:table-cell>
          <table:table-cell table:style-name="ce14" table:formula="of:=[.R16]/[.$S$1]" office:value-type="float" office:value="0.0163167091563197" calcext:value-type="float">
            <text:p>0.016317</text:p>
          </table:table-cell>
          <table:table-cell table:number-columns-repeated="990"/>
        </table:table-row>
        <table:table-row table:style-name="ro1">
          <table:table-cell table:style-name="ce2" table:formula="of:=[.A16]+[.A15]" office:value-type="float" office:value="1597" calcext:value-type="float">
            <text:p>1597</text:p>
          </table:table-cell>
          <table:table-cell table:style-name="ce5" table:formula="of:=[.A17]^[.$B$1] - 1" office:value-type="float" office:value="38.9624824053762" calcext:value-type="float">
            <text:p>38.962482</text:p>
          </table:table-cell>
          <table:table-cell table:style-name="ce13" table:formula="of:=[.$B17]+[.C$1] * ([.$B18]-[.$B17])" office:value-type="float" office:value="38.9624824053762" calcext:value-type="float">
            <text:p>38.962482</text:p>
          </table:table-cell>
          <table:table-cell table:style-name="ce13" table:formula="of:=[.$B17]+[.D$1] * ([.$B18]-[.$B17])" office:value-type="float" office:value="44.3977712569658" calcext:value-type="float">
            <text:p>44.397771</text:p>
          </table:table-cell>
          <table:table-cell table:style-name="ce13" table:formula="of:=[.$B17]+[.E$1] * ([.$B18]-[.$B17])" office:value-type="float" office:value="41.680126831171" calcext:value-type="float">
            <text:p>41.680127</text:p>
          </table:table-cell>
          <table:table-cell table:style-name="ce13" table:formula="of:=[.$B17]+[.F$1] * ([.$B18]-[.$B17])" office:value-type="float" office:value="47.1154156827605" calcext:value-type="float">
            <text:p>47.115416</text:p>
          </table:table-cell>
          <table:table-cell table:style-name="ce13" table:formula="of:=[.$B17]+[.G$1] * ([.$B18]-[.$B17])" office:value-type="float" office:value="40.3213046182736" calcext:value-type="float">
            <text:p>40.321305</text:p>
          </table:table-cell>
          <table:table-cell table:style-name="ce13" table:formula="of:=[.$B17]+[.H$1] * ([.$B18]-[.$B17])" office:value-type="float" office:value="43.0389490440684" calcext:value-type="float">
            <text:p>43.038949</text:p>
          </table:table-cell>
          <table:table-cell table:style-name="ce13" table:formula="of:=[.$B17]+[.I$1] * ([.$B18]-[.$B17])" office:value-type="float" office:value="46.3001223550221" calcext:value-type="float">
            <text:p>46.300122</text:p>
          </table:table-cell>
          <table:table-cell table:style-name="ce13" table:formula="of:=[.$B17]+[.J$1] * ([.$B18]-[.$B17])" office:value-type="float" office:value="48.4742378956579" calcext:value-type="float">
            <text:p>48.474238</text:p>
          </table:table-cell>
          <table:table-cell table:style-name="ce13" table:formula="of:=[.$B17]+[.K$1] * ([.$B18]-[.$B17])" office:value-type="float" office:value="39.6418935118249" calcext:value-type="float">
            <text:p>39.641894</text:p>
          </table:table-cell>
          <table:table-cell table:style-name="ce13" table:formula="of:=[.$B17]+[.L$1] * ([.$B18]-[.$B17])" office:value-type="float" office:value="41.0007157247223" calcext:value-type="float">
            <text:p>41.000716</text:p>
          </table:table-cell>
          <table:table-cell table:style-name="ce13" table:formula="of:=[.$B17]+[.M$1] * ([.$B18]-[.$B17])" office:value-type="float" office:value="42.3595379376197" calcext:value-type="float">
            <text:p>42.359538</text:p>
          </table:table-cell>
          <table:table-cell table:style-name="ce13" table:formula="of:=[.$B17]+[.N$1] * ([.$B18]-[.$B17])" office:value-type="float" office:value="43.7183601505171" calcext:value-type="float">
            <text:p>43.718360</text:p>
          </table:table-cell>
          <table:table-cell table:style-name="ce13" table:formula="of:=[.$B17]+[.O$1] * ([.$B18]-[.$B17])" office:value-type="float" office:value="45.0771823634145" calcext:value-type="float">
            <text:p>45.077182</text:p>
          </table:table-cell>
          <table:table-cell table:style-name="ce13" table:formula="of:=[.$B17]+[.P$1] * ([.$B18]-[.$B17])" office:value-type="float" office:value="45.8924756911529" calcext:value-type="float">
            <text:p>45.892476</text:p>
          </table:table-cell>
          <table:table-cell table:style-name="ce13" table:formula="of:=[.$B17]+[.Q$1] * ([.$B18]-[.$B17])" office:value-type="float" office:value="47.7948267892092" calcext:value-type="float">
            <text:p>47.794827</text:p>
          </table:table-cell>
          <table:table-cell table:style-name="ce13" table:formula="of:=[.$B17]+[.R$1] * ([.$B18]-[.$B17])" office:value-type="float" office:value="49.1536490021066" calcext:value-type="float">
            <text:p>49.153649</text:p>
          </table:table-cell>
          <table:table-cell table:style-name="ce14" table:formula="of:=[.C17]/[.$S$1]" office:value-type="float" office:value="0.0165434970448034" calcext:value-type="float">
            <text:p>0.016543</text:p>
          </table:table-cell>
          <table:table-cell table:style-name="ce14" table:formula="of:=[.D17]/[.$S$1]" office:value-type="float" office:value="0.0188513244598635" calcext:value-type="float">
            <text:p>0.018851</text:p>
          </table:table-cell>
          <table:table-cell table:style-name="ce14" table:formula="of:=[.E17]/[.$S$1]" office:value-type="float" office:value="0.0176974107523335" calcext:value-type="float">
            <text:p>0.017697</text:p>
          </table:table-cell>
          <table:table-cell table:style-name="ce14" table:formula="of:=[.F17]/[.$S$1]" office:value-type="float" office:value="0.0200052381673936" calcext:value-type="float">
            <text:p>0.020005</text:p>
          </table:table-cell>
          <table:table-cell table:style-name="ce14" table:formula="of:=[.G17]/[.$S$1]" office:value-type="float" office:value="0.0171204538985684" calcext:value-type="float">
            <text:p>0.017120</text:p>
          </table:table-cell>
          <table:table-cell table:style-name="ce14" table:formula="of:=[.H17]/[.$S$1]" office:value-type="float" office:value="0.0182743676060985" calcext:value-type="float">
            <text:p>0.018274</text:p>
          </table:table-cell>
          <table:table-cell table:style-name="ce14" table:formula="of:=[.I17]/[.$S$1]" office:value-type="float" office:value="0.0196590640551346" calcext:value-type="float">
            <text:p>0.019659</text:p>
          </table:table-cell>
          <table:table-cell table:style-name="ce14" table:formula="of:=[.J17]/[.$S$1]" office:value-type="float" office:value="0.0205821950211586" calcext:value-type="float">
            <text:p>0.020582</text:p>
          </table:table-cell>
          <table:table-cell table:style-name="ce14" table:formula="of:=[.K17]/[.$S$1]" office:value-type="float" office:value="0.0168319754716859" calcext:value-type="float">
            <text:p>0.016832</text:p>
          </table:table-cell>
          <table:table-cell table:style-name="ce14" table:formula="of:=[.L17]/[.$S$1]" office:value-type="float" office:value="0.0174089323254509" calcext:value-type="float">
            <text:p>0.017409</text:p>
          </table:table-cell>
          <table:table-cell table:style-name="ce14" table:formula="of:=[.M17]/[.$S$1]" office:value-type="float" office:value="0.017985889179216" calcext:value-type="float">
            <text:p>0.017986</text:p>
          </table:table-cell>
          <table:table-cell table:style-name="ce14" table:formula="of:=[.N17]/[.$S$1]" office:value-type="float" office:value="0.018562846032981" calcext:value-type="float">
            <text:p>0.018563</text:p>
          </table:table-cell>
          <table:table-cell table:style-name="ce14" table:formula="of:=[.O17]/[.$S$1]" office:value-type="float" office:value="0.0191398028867461" calcext:value-type="float">
            <text:p>0.019140</text:p>
          </table:table-cell>
          <table:table-cell table:style-name="ce14" table:formula="of:=[.P17]/[.$S$1]" office:value-type="float" office:value="0.0194859769990051" calcext:value-type="float">
            <text:p>0.019486</text:p>
          </table:table-cell>
          <table:table-cell table:style-name="ce14" table:formula="of:=[.Q17]/[.$S$1]" office:value-type="float" office:value="0.0202937165942761" calcext:value-type="float">
            <text:p>0.020294</text:p>
          </table:table-cell>
          <table:table-cell table:style-name="ce14" table:formula="of:=[.R17]/[.$S$1]" office:value-type="float" office:value="0.0208706734480411" calcext:value-type="float">
            <text:p>0.020871</text:p>
          </table:table-cell>
          <table:table-cell table:number-columns-repeated="990"/>
        </table:table-row>
        <table:table-row table:style-name="ro1">
          <table:table-cell table:style-name="ce2" table:formula="of:=[.A17]+[.A16]" office:value-type="float" office:value="2584" calcext:value-type="float">
            <text:p>2584</text:p>
          </table:table-cell>
          <table:table-cell table:style-name="ce5" table:formula="of:=[.A18]^[.$B$1] - 1" office:value-type="float" office:value="49.8330601085553" calcext:value-type="float">
            <text:p>49.833060</text:p>
          </table:table-cell>
          <table:table-cell table:style-name="ce13" table:formula="of:=[.$B18]+[.C$1] * ([.$B19]-[.$B18])" office:value-type="float" office:value="49.8330601085553" calcext:value-type="float">
            <text:p>49.833060</text:p>
          </table:table-cell>
          <table:table-cell table:style-name="ce13" table:formula="of:=[.$B18]+[.D$1] * ([.$B19]-[.$B18])" office:value-type="float" office:value="56.7468563749321" calcext:value-type="float">
            <text:p>56.746856</text:p>
          </table:table-cell>
          <table:table-cell table:style-name="ce13" table:formula="of:=[.$B18]+[.E$1] * ([.$B19]-[.$B18])" office:value-type="float" office:value="53.2899582417437" calcext:value-type="float">
            <text:p>53.289958</text:p>
          </table:table-cell>
          <table:table-cell table:style-name="ce13" table:formula="of:=[.$B18]+[.F$1] * ([.$B19]-[.$B18])" office:value-type="float" office:value="60.2037545081205" calcext:value-type="float">
            <text:p>60.203755</text:p>
          </table:table-cell>
          <table:table-cell table:style-name="ce13" table:formula="of:=[.$B18]+[.G$1] * ([.$B19]-[.$B18])" office:value-type="float" office:value="51.5615091751495" calcext:value-type="float">
            <text:p>51.561509</text:p>
          </table:table-cell>
          <table:table-cell table:style-name="ce13" table:formula="of:=[.$B18]+[.H$1] * ([.$B19]-[.$B18])" office:value-type="float" office:value="55.0184073083379" calcext:value-type="float">
            <text:p>55.018407</text:p>
          </table:table-cell>
          <table:table-cell table:style-name="ce13" table:formula="of:=[.$B18]+[.I$1] * ([.$B19]-[.$B18])" office:value-type="float" office:value="59.1666850681639" calcext:value-type="float">
            <text:p>59.166685</text:p>
          </table:table-cell>
          <table:table-cell table:style-name="ce13" table:formula="of:=[.$B18]+[.J$1] * ([.$B19]-[.$B18])" office:value-type="float" office:value="61.9322035747147" calcext:value-type="float">
            <text:p>61.932204</text:p>
          </table:table-cell>
          <table:table-cell table:style-name="ce13" table:formula="of:=[.$B18]+[.K$1] * ([.$B19]-[.$B18])" office:value-type="float" office:value="50.6972846418524" calcext:value-type="float">
            <text:p>50.697285</text:p>
          </table:table-cell>
          <table:table-cell table:style-name="ce13" table:formula="of:=[.$B18]+[.L$1] * ([.$B19]-[.$B18])" office:value-type="float" office:value="52.4257337084466" calcext:value-type="float">
            <text:p>52.425734</text:p>
          </table:table-cell>
          <table:table-cell table:style-name="ce13" table:formula="of:=[.$B18]+[.M$1] * ([.$B19]-[.$B18])" office:value-type="float" office:value="54.1541827750408" calcext:value-type="float">
            <text:p>54.154183</text:p>
          </table:table-cell>
          <table:table-cell table:style-name="ce13" table:formula="of:=[.$B18]+[.N$1] * ([.$B19]-[.$B18])" office:value-type="float" office:value="55.882631841635" calcext:value-type="float">
            <text:p>55.882632</text:p>
          </table:table-cell>
          <table:table-cell table:style-name="ce13" table:formula="of:=[.$B18]+[.O$1] * ([.$B19]-[.$B18])" office:value-type="float" office:value="57.6110809082292" calcext:value-type="float">
            <text:p>57.611081</text:p>
          </table:table-cell>
          <table:table-cell table:style-name="ce13" table:formula="of:=[.$B18]+[.P$1] * ([.$B19]-[.$B18])" office:value-type="float" office:value="58.6481503481857" calcext:value-type="float">
            <text:p>58.648150</text:p>
          </table:table-cell>
          <table:table-cell table:style-name="ce13" table:formula="of:=[.$B18]+[.Q$1] * ([.$B19]-[.$B18])" office:value-type="float" office:value="61.0679790414176" calcext:value-type="float">
            <text:p>61.067979</text:p>
          </table:table-cell>
          <table:table-cell table:style-name="ce13" table:formula="of:=[.$B18]+[.R$1] * ([.$B19]-[.$B18])" office:value-type="float" office:value="62.7964281080117" calcext:value-type="float">
            <text:p>62.796428</text:p>
          </table:table-cell>
          <table:table-cell table:style-name="ce14" table:formula="of:=[.C18]/[.$S$1]" office:value-type="float" office:value="0.0211591518749236" calcext:value-type="float">
            <text:p>0.021159</text:p>
          </table:table-cell>
          <table:table-cell table:style-name="ce14" table:formula="of:=[.D18]/[.$S$1]" office:value-type="float" office:value="0.0240947545634575" calcext:value-type="float">
            <text:p>0.024095</text:p>
          </table:table-cell>
          <table:table-cell table:style-name="ce14" table:formula="of:=[.E18]/[.$S$1]" office:value-type="float" office:value="0.0226269532191906" calcext:value-type="float">
            <text:p>0.022627</text:p>
          </table:table-cell>
          <table:table-cell table:style-name="ce14" table:formula="of:=[.F18]/[.$S$1]" office:value-type="float" office:value="0.0255625559077245" calcext:value-type="float">
            <text:p>0.025563</text:p>
          </table:table-cell>
          <table:table-cell table:style-name="ce14" table:formula="of:=[.G18]/[.$S$1]" office:value-type="float" office:value="0.0218930525470571" calcext:value-type="float">
            <text:p>0.021893</text:p>
          </table:table-cell>
          <table:table-cell table:style-name="ce14" table:formula="of:=[.H18]/[.$S$1]" office:value-type="float" office:value="0.023360853891324" calcext:value-type="float">
            <text:p>0.023361</text:p>
          </table:table-cell>
          <table:table-cell table:style-name="ce14" table:formula="of:=[.I18]/[.$S$1]" office:value-type="float" office:value="0.0251222155044444" calcext:value-type="float">
            <text:p>0.025122</text:p>
          </table:table-cell>
          <table:table-cell table:style-name="ce14" table:formula="of:=[.J18]/[.$S$1]" office:value-type="float" office:value="0.0262964565798579" calcext:value-type="float">
            <text:p>0.026296</text:p>
          </table:table-cell>
          <table:table-cell table:style-name="ce14" table:formula="of:=[.K18]/[.$S$1]" office:value-type="float" office:value="0.0215261022109904" calcext:value-type="float">
            <text:p>0.021526</text:p>
          </table:table-cell>
          <table:table-cell table:style-name="ce14" table:formula="of:=[.L18]/[.$S$1]" office:value-type="float" office:value="0.0222600028831238" calcext:value-type="float">
            <text:p>0.022260</text:p>
          </table:table-cell>
          <table:table-cell table:style-name="ce14" table:formula="of:=[.M18]/[.$S$1]" office:value-type="float" office:value="0.0229939035552573" calcext:value-type="float">
            <text:p>0.022994</text:p>
          </table:table-cell>
          <table:table-cell table:style-name="ce14" table:formula="of:=[.N18]/[.$S$1]" office:value-type="float" office:value="0.0237278042273908" calcext:value-type="float">
            <text:p>0.023728</text:p>
          </table:table-cell>
          <table:table-cell table:style-name="ce14" table:formula="of:=[.O18]/[.$S$1]" office:value-type="float" office:value="0.0244617048995243" calcext:value-type="float">
            <text:p>0.024462</text:p>
          </table:table-cell>
          <table:table-cell table:style-name="ce14" table:formula="of:=[.P18]/[.$S$1]" office:value-type="float" office:value="0.0249020453028043" calcext:value-type="float">
            <text:p>0.024902</text:p>
          </table:table-cell>
          <table:table-cell table:style-name="ce14" table:formula="of:=[.Q18]/[.$S$1]" office:value-type="float" office:value="0.0259295062437912" calcext:value-type="float">
            <text:p>0.025930</text:p>
          </table:table-cell>
          <table:table-cell table:style-name="ce14" table:formula="of:=[.R18]/[.$S$1]" office:value-type="float" office:value="0.0266634069159247" calcext:value-type="float">
            <text:p>0.026663</text:p>
          </table:table-cell>
          <table:table-cell table:number-columns-repeated="990"/>
        </table:table-row>
        <table:table-row table:style-name="ro1">
          <table:table-cell table:style-name="ce2" table:formula="of:=[.A18]+[.A17]" office:value-type="float" office:value="4181" calcext:value-type="float">
            <text:p>4181</text:p>
          </table:table-cell>
          <table:table-cell table:style-name="ce5" table:formula="of:=[.A19]^[.$B$1] - 1" office:value-type="float" office:value="63.6606526413088" calcext:value-type="float">
            <text:p>63.660653</text:p>
          </table:table-cell>
          <table:table-cell table:style-name="ce13" table:formula="of:=[.$B19]+[.C$1] * ([.$B20]-[.$B19])" office:value-type="float" office:value="63.6606526413088" calcext:value-type="float">
            <text:p>63.660653</text:p>
          </table:table-cell>
          <table:table-cell table:style-name="ce13" table:formula="of:=[.$B19]+[.D$1] * ([.$B20]-[.$B19])" office:value-type="float" office:value="72.4551363506108" calcext:value-type="float">
            <text:p>72.455136</text:p>
          </table:table-cell>
          <table:table-cell table:style-name="ce13" table:formula="of:=[.$B19]+[.E$1] * ([.$B20]-[.$B19])" office:value-type="float" office:value="68.0578944959598" calcext:value-type="float">
            <text:p>68.057894</text:p>
          </table:table-cell>
          <table:table-cell table:style-name="ce13" table:formula="of:=[.$B19]+[.F$1] * ([.$B20]-[.$B19])" office:value-type="float" office:value="76.8523782052618" calcext:value-type="float">
            <text:p>76.852378</text:p>
          </table:table-cell>
          <table:table-cell table:style-name="ce13" table:formula="of:=[.$B19]+[.G$1] * ([.$B20]-[.$B19])" office:value-type="float" office:value="65.8592735686343" calcext:value-type="float">
            <text:p>65.859274</text:p>
          </table:table-cell>
          <table:table-cell table:style-name="ce13" table:formula="of:=[.$B19]+[.H$1] * ([.$B20]-[.$B19])" office:value-type="float" office:value="70.2565154232853" calcext:value-type="float">
            <text:p>70.256515</text:p>
          </table:table-cell>
          <table:table-cell table:style-name="ce13" table:formula="of:=[.$B19]+[.I$1] * ([.$B20]-[.$B19])" office:value-type="float" office:value="75.5332056488665" calcext:value-type="float">
            <text:p>75.533206</text:p>
          </table:table-cell>
          <table:table-cell table:style-name="ce13" table:formula="of:=[.$B19]+[.J$1] * ([.$B20]-[.$B19])" office:value-type="float" office:value="79.0509991325873" calcext:value-type="float">
            <text:p>79.050999</text:p>
          </table:table-cell>
          <table:table-cell table:style-name="ce13" table:formula="of:=[.$B19]+[.K$1] * ([.$B20]-[.$B19])" office:value-type="float" office:value="64.7599631049716" calcext:value-type="float">
            <text:p>64.759963</text:p>
          </table:table-cell>
          <table:table-cell table:style-name="ce13" table:formula="of:=[.$B19]+[.L$1] * ([.$B20]-[.$B19])" office:value-type="float" office:value="66.9585840322971" calcext:value-type="float">
            <text:p>66.958584</text:p>
          </table:table-cell>
          <table:table-cell table:style-name="ce13" table:formula="of:=[.$B19]+[.M$1] * ([.$B20]-[.$B19])" office:value-type="float" office:value="69.1572049596226" calcext:value-type="float">
            <text:p>69.157205</text:p>
          </table:table-cell>
          <table:table-cell table:style-name="ce13" table:formula="of:=[.$B19]+[.N$1] * ([.$B20]-[.$B19])" office:value-type="float" office:value="71.3558258869481" calcext:value-type="float">
            <text:p>71.355826</text:p>
          </table:table-cell>
          <table:table-cell table:style-name="ce13" table:formula="of:=[.$B19]+[.O$1] * ([.$B20]-[.$B19])" office:value-type="float" office:value="73.5544468142735" calcext:value-type="float">
            <text:p>73.554447</text:p>
          </table:table-cell>
          <table:table-cell table:style-name="ce13" table:formula="of:=[.$B19]+[.P$1] * ([.$B20]-[.$B19])" office:value-type="float" office:value="74.8736193706688" calcext:value-type="float">
            <text:p>74.873619</text:p>
          </table:table-cell>
          <table:table-cell table:style-name="ce13" table:formula="of:=[.$B19]+[.Q$1] * ([.$B20]-[.$B19])" office:value-type="float" office:value="77.9516886689245" calcext:value-type="float">
            <text:p>77.951689</text:p>
          </table:table-cell>
          <table:table-cell table:style-name="ce13" table:formula="of:=[.$B19]+[.R$1] * ([.$B20]-[.$B19])" office:value-type="float" office:value="80.15030959625" calcext:value-type="float">
            <text:p>80.150310</text:p>
          </table:table-cell>
          <table:table-cell table:style-name="ce14" table:formula="of:=[.C19]/[.$S$1]" office:value-type="float" office:value="0.0270303572519914" calcext:value-type="float">
            <text:p>0.027030</text:p>
          </table:table-cell>
          <table:table-cell table:style-name="ce14" table:formula="of:=[.D19]/[.$S$1]" office:value-type="float" office:value="0.0307645011328067" calcext:value-type="float">
            <text:p>0.030765</text:p>
          </table:table-cell>
          <table:table-cell table:style-name="ce14" table:formula="of:=[.E19]/[.$S$1]" office:value-type="float" office:value="0.0288974291923991" calcext:value-type="float">
            <text:p>0.028897</text:p>
          </table:table-cell>
          <table:table-cell table:style-name="ce14" table:formula="of:=[.F19]/[.$S$1]" office:value-type="float" office:value="0.0326315730732143" calcext:value-type="float">
            <text:p>0.032632</text:p>
          </table:table-cell>
          <table:table-cell table:style-name="ce14" table:formula="of:=[.G19]/[.$S$1]" office:value-type="float" office:value="0.0279638932221952" calcext:value-type="float">
            <text:p>0.027964</text:p>
          </table:table-cell>
          <table:table-cell table:style-name="ce14" table:formula="of:=[.H19]/[.$S$1]" office:value-type="float" office:value="0.0298309651626029" calcext:value-type="float">
            <text:p>0.029831</text:p>
          </table:table-cell>
          <table:table-cell table:style-name="ce14" table:formula="of:=[.I19]/[.$S$1]" office:value-type="float" office:value="0.032071451491092" calcext:value-type="float">
            <text:p>0.032071</text:p>
          </table:table-cell>
          <table:table-cell table:style-name="ce14" table:formula="of:=[.J19]/[.$S$1]" office:value-type="float" office:value="0.0335651090434181" calcext:value-type="float">
            <text:p>0.033565</text:p>
          </table:table-cell>
          <table:table-cell table:style-name="ce14" table:formula="of:=[.K19]/[.$S$1]" office:value-type="float" office:value="0.0274971252370933" calcext:value-type="float">
            <text:p>0.027497</text:p>
          </table:table-cell>
          <table:table-cell table:style-name="ce14" table:formula="of:=[.L19]/[.$S$1]" office:value-type="float" office:value="0.0284306612072971" calcext:value-type="float">
            <text:p>0.028431</text:p>
          </table:table-cell>
          <table:table-cell table:style-name="ce14" table:formula="of:=[.M19]/[.$S$1]" office:value-type="float" office:value="0.029364197177501" calcext:value-type="float">
            <text:p>0.029364</text:p>
          </table:table-cell>
          <table:table-cell table:style-name="ce14" table:formula="of:=[.N19]/[.$S$1]" office:value-type="float" office:value="0.0302977331477048" calcext:value-type="float">
            <text:p>0.030298</text:p>
          </table:table-cell>
          <table:table-cell table:style-name="ce14" table:formula="of:=[.O19]/[.$S$1]" office:value-type="float" office:value="0.0312312691179086" calcext:value-type="float">
            <text:p>0.031231</text:p>
          </table:table-cell>
          <table:table-cell table:style-name="ce14" table:formula="of:=[.P19]/[.$S$1]" office:value-type="float" office:value="0.0317913907000309" calcext:value-type="float">
            <text:p>0.031791</text:p>
          </table:table-cell>
          <table:table-cell table:style-name="ce14" table:formula="of:=[.Q19]/[.$S$1]" office:value-type="float" office:value="0.0330983410583162" calcext:value-type="float">
            <text:p>0.033098</text:p>
          </table:table-cell>
          <table:table-cell table:style-name="ce14" table:formula="of:=[.R19]/[.$S$1]" office:value-type="float" office:value="0.0340318770285201" calcext:value-type="float">
            <text:p>0.034032</text:p>
          </table:table-cell>
          <table:table-cell table:number-columns-repeated="990"/>
        </table:table-row>
        <table:table-row table:style-name="ro1">
          <table:table-cell table:style-name="ce2" table:formula="of:=[.A19]+[.A18]" office:value-type="float" office:value="6765" calcext:value-type="float">
            <text:p>6765</text:p>
          </table:table-cell>
          <table:table-cell table:style-name="ce5" table:formula="of:=[.A20]^[.$B$1] - 1" office:value-type="float" office:value="81.2496200599128" calcext:value-type="float">
            <text:p>81.249620</text:p>
          </table:table-cell>
          <table:table-cell table:style-name="ce13" table:formula="of:=[.$B20]+[.C$1] * ([.$B21]-[.$B20])" office:value-type="float" office:value="81.2496200599128" calcext:value-type="float">
            <text:p>81.249620</text:p>
          </table:table-cell>
          <table:table-cell table:style-name="ce13" table:formula="of:=[.$B20]+[.D$1] * ([.$B21]-[.$B20])" office:value-type="float" office:value="92.4363766285586" calcext:value-type="float">
            <text:p>92.436377</text:p>
          </table:table-cell>
          <table:table-cell table:style-name="ce13" table:formula="of:=[.$B20]+[.E$1] * ([.$B21]-[.$B20])" office:value-type="float" office:value="86.8429983442357" calcext:value-type="float">
            <text:p>86.842998</text:p>
          </table:table-cell>
          <table:table-cell table:style-name="ce13" table:formula="of:=[.$B20]+[.F$1] * ([.$B21]-[.$B20])" office:value-type="float" office:value="98.0297549128816" calcext:value-type="float">
            <text:p>98.029755</text:p>
          </table:table-cell>
          <table:table-cell table:style-name="ce13" table:formula="of:=[.$B20]+[.G$1] * ([.$B21]-[.$B20])" office:value-type="float" office:value="84.0463092020742" calcext:value-type="float">
            <text:p>84.046309</text:p>
          </table:table-cell>
          <table:table-cell table:style-name="ce13" table:formula="of:=[.$B20]+[.H$1] * ([.$B21]-[.$B20])" office:value-type="float" office:value="89.6396874863972" calcext:value-type="float">
            <text:p>89.639687</text:p>
          </table:table-cell>
          <table:table-cell table:style-name="ce13" table:formula="of:=[.$B20]+[.I$1] * ([.$B21]-[.$B20])" office:value-type="float" office:value="96.3517414275847" calcext:value-type="float">
            <text:p>96.351741</text:p>
          </table:table-cell>
          <table:table-cell table:style-name="ce13" table:formula="of:=[.$B20]+[.J$1] * ([.$B21]-[.$B20])" office:value-type="float" office:value="100.826444055043" calcext:value-type="float">
            <text:p>100.826444</text:p>
          </table:table-cell>
          <table:table-cell table:style-name="ce13" table:formula="of:=[.$B20]+[.K$1] * ([.$B21]-[.$B20])" office:value-type="float" office:value="82.6479646309935" calcext:value-type="float">
            <text:p>82.647965</text:p>
          </table:table-cell>
          <table:table-cell table:style-name="ce13" table:formula="of:=[.$B20]+[.L$1] * ([.$B21]-[.$B20])" office:value-type="float" office:value="85.444653773155" calcext:value-type="float">
            <text:p>85.444654</text:p>
          </table:table-cell>
          <table:table-cell table:style-name="ce13" table:formula="of:=[.$B20]+[.M$1] * ([.$B21]-[.$B20])" office:value-type="float" office:value="88.2413429153164" calcext:value-type="float">
            <text:p>88.241343</text:p>
          </table:table-cell>
          <table:table-cell table:style-name="ce13" table:formula="of:=[.$B20]+[.N$1] * ([.$B21]-[.$B20])" office:value-type="float" office:value="91.0380320574779" calcext:value-type="float">
            <text:p>91.038032</text:p>
          </table:table-cell>
          <table:table-cell table:style-name="ce13" table:formula="of:=[.$B20]+[.O$1] * ([.$B21]-[.$B20])" office:value-type="float" office:value="93.8347211996394" calcext:value-type="float">
            <text:p>93.834721</text:p>
          </table:table-cell>
          <table:table-cell table:style-name="ce13" table:formula="of:=[.$B20]+[.P$1] * ([.$B21]-[.$B20])" office:value-type="float" office:value="95.5127346849362" calcext:value-type="float">
            <text:p>95.512735</text:p>
          </table:table-cell>
          <table:table-cell table:style-name="ce13" table:formula="of:=[.$B20]+[.Q$1] * ([.$B21]-[.$B20])" office:value-type="float" office:value="99.4280994839623" calcext:value-type="float">
            <text:p>99.428099</text:p>
          </table:table-cell>
          <table:table-cell table:style-name="ce13" table:formula="of:=[.$B20]+[.R$1] * ([.$B21]-[.$B20])" office:value-type="float" office:value="102.224788626124" calcext:value-type="float">
            <text:p>102.224789</text:p>
          </table:table-cell>
          <table:table-cell table:style-name="ce14" table:formula="of:=[.C20]/[.$S$1]" office:value-type="float" office:value="0.034498645013622" calcext:value-type="float">
            <text:p>0.034499</text:p>
          </table:table-cell>
          <table:table-cell table:style-name="ce14" table:formula="of:=[.D20]/[.$S$1]" office:value-type="float" office:value="0.0392485496092489" calcext:value-type="float">
            <text:p>0.039249</text:p>
          </table:table-cell>
          <table:table-cell table:style-name="ce14" table:formula="of:=[.E20]/[.$S$1]" office:value-type="float" office:value="0.0368735973114354" calcext:value-type="float">
            <text:p>0.036874</text:p>
          </table:table-cell>
          <table:table-cell table:style-name="ce14" table:formula="of:=[.F20]/[.$S$1]" office:value-type="float" office:value="0.0416235019070623" calcext:value-type="float">
            <text:p>0.041624</text:p>
          </table:table-cell>
          <table:table-cell table:style-name="ce14" table:formula="of:=[.G20]/[.$S$1]" office:value-type="float" office:value="0.0356861211625287" calcext:value-type="float">
            <text:p>0.035686</text:p>
          </table:table-cell>
          <table:table-cell table:style-name="ce14" table:formula="of:=[.H20]/[.$S$1]" office:value-type="float" office:value="0.0380610734603421" calcext:value-type="float">
            <text:p>0.038061</text:p>
          </table:table-cell>
          <table:table-cell table:style-name="ce14" table:formula="of:=[.I20]/[.$S$1]" office:value-type="float" office:value="0.0409110162177183" calcext:value-type="float">
            <text:p>0.040911</text:p>
          </table:table-cell>
          <table:table-cell table:style-name="ce14" table:formula="of:=[.J20]/[.$S$1]" office:value-type="float" office:value="0.042810978055969" calcext:value-type="float">
            <text:p>0.042811</text:p>
          </table:table-cell>
          <table:table-cell table:style-name="ce14" table:formula="of:=[.K20]/[.$S$1]" office:value-type="float" office:value="0.0350923830880753" calcext:value-type="float">
            <text:p>0.035092</text:p>
          </table:table-cell>
          <table:table-cell table:style-name="ce14" table:formula="of:=[.L20]/[.$S$1]" office:value-type="float" office:value="0.036279859236982" calcext:value-type="float">
            <text:p>0.036280</text:p>
          </table:table-cell>
          <table:table-cell table:style-name="ce14" table:formula="of:=[.M20]/[.$S$1]" office:value-type="float" office:value="0.0374673353858888" calcext:value-type="float">
            <text:p>0.037467</text:p>
          </table:table-cell>
          <table:table-cell table:style-name="ce14" table:formula="of:=[.N20]/[.$S$1]" office:value-type="float" office:value="0.0386548115347955" calcext:value-type="float">
            <text:p>0.038655</text:p>
          </table:table-cell>
          <table:table-cell table:style-name="ce14" table:formula="of:=[.O20]/[.$S$1]" office:value-type="float" office:value="0.0398422876837022" calcext:value-type="float">
            <text:p>0.039842</text:p>
          </table:table-cell>
          <table:table-cell table:style-name="ce14" table:formula="of:=[.P20]/[.$S$1]" office:value-type="float" office:value="0.0405547733730463" calcext:value-type="float">
            <text:p>0.040555</text:p>
          </table:table-cell>
          <table:table-cell table:style-name="ce14" table:formula="of:=[.Q20]/[.$S$1]" office:value-type="float" office:value="0.0422172399815157" calcext:value-type="float">
            <text:p>0.042217</text:p>
          </table:table-cell>
          <table:table-cell table:style-name="ce14" table:formula="of:=[.R20]/[.$S$1]" office:value-type="float" office:value="0.0434047161304224" calcext:value-type="float">
            <text:p>0.043405</text:p>
          </table:table-cell>
          <table:table-cell table:number-columns-repeated="990"/>
        </table:table-row>
        <table:table-row table:style-name="ro1">
          <table:table-cell table:style-name="ce2" table:formula="of:=[.A20]+[.A19]" office:value-type="float" office:value="10946" calcext:value-type="float">
            <text:p>10946</text:p>
          </table:table-cell>
          <table:table-cell table:style-name="ce5" table:formula="of:=[.A21]^[.$B$1] - 1" office:value-type="float" office:value="103.623133197205" calcext:value-type="float">
            <text:p>103.623133</text:p>
          </table:table-cell>
          <table:table-cell table:style-name="ce13" table:formula="of:=[.$B21]+[.C$1] * ([.$B22]-[.$B21])" office:value-type="float" office:value="103.623133197205" calcext:value-type="float">
            <text:p>103.623133</text:p>
          </table:table-cell>
          <table:table-cell table:style-name="ce13" table:formula="of:=[.$B21]+[.D$1] * ([.$B22]-[.$B21])" office:value-type="float" office:value="117.852907132138" calcext:value-type="float">
            <text:p>117.852907</text:p>
          </table:table-cell>
          <table:table-cell table:style-name="ce13" table:formula="of:=[.$B21]+[.E$1] * ([.$B22]-[.$B21])" office:value-type="float" office:value="110.738020164671" calcext:value-type="float">
            <text:p>110.738020</text:p>
          </table:table-cell>
          <table:table-cell table:style-name="ce13" table:formula="of:=[.$B21]+[.F$1] * ([.$B22]-[.$B21])" office:value-type="float" office:value="124.967794099605" calcext:value-type="float">
            <text:p>124.967794</text:p>
          </table:table-cell>
          <table:table-cell table:style-name="ce13" table:formula="of:=[.$B21]+[.G$1] * ([.$B22]-[.$B21])" office:value-type="float" office:value="107.180576680938" calcext:value-type="float">
            <text:p>107.180577</text:p>
          </table:table-cell>
          <table:table-cell table:style-name="ce13" table:formula="of:=[.$B21]+[.H$1] * ([.$B22]-[.$B21])" office:value-type="float" office:value="114.295463648405" calcext:value-type="float">
            <text:p>114.295464</text:p>
          </table:table-cell>
          <table:table-cell table:style-name="ce13" table:formula="of:=[.$B21]+[.I$1] * ([.$B22]-[.$B21])" office:value-type="float" office:value="122.833328009365" calcext:value-type="float">
            <text:p>122.833328</text:p>
          </table:table-cell>
          <table:table-cell table:style-name="ce13" table:formula="of:=[.$B21]+[.J$1] * ([.$B22]-[.$B21])" office:value-type="float" office:value="128.525237583339" calcext:value-type="float">
            <text:p>128.525238</text:p>
          </table:table-cell>
          <table:table-cell table:style-name="ce13" table:formula="of:=[.$B21]+[.K$1] * ([.$B22]-[.$B21])" office:value-type="float" office:value="105.401854939071" calcext:value-type="float">
            <text:p>105.401855</text:p>
          </table:table-cell>
          <table:table-cell table:style-name="ce13" table:formula="of:=[.$B21]+[.L$1] * ([.$B22]-[.$B21])" office:value-type="float" office:value="108.959298422805" calcext:value-type="float">
            <text:p>108.959298</text:p>
          </table:table-cell>
          <table:table-cell table:style-name="ce13" table:formula="of:=[.$B21]+[.M$1] * ([.$B22]-[.$B21])" office:value-type="float" office:value="112.516741906538" calcext:value-type="float">
            <text:p>112.516742</text:p>
          </table:table-cell>
          <table:table-cell table:style-name="ce13" table:formula="of:=[.$B21]+[.N$1] * ([.$B22]-[.$B21])" office:value-type="float" office:value="116.074185390272" calcext:value-type="float">
            <text:p>116.074185</text:p>
          </table:table-cell>
          <table:table-cell table:style-name="ce13" table:formula="of:=[.$B21]+[.O$1] * ([.$B22]-[.$B21])" office:value-type="float" office:value="119.631628874005" calcext:value-type="float">
            <text:p>119.631629</text:p>
          </table:table-cell>
          <table:table-cell table:style-name="ce13" table:formula="of:=[.$B21]+[.P$1] * ([.$B22]-[.$B21])" office:value-type="float" office:value="121.766094964245" calcext:value-type="float">
            <text:p>121.766095</text:p>
          </table:table-cell>
          <table:table-cell table:style-name="ce13" table:formula="of:=[.$B21]+[.Q$1] * ([.$B22]-[.$B21])" office:value-type="float" office:value="126.746515841472" calcext:value-type="float">
            <text:p>126.746516</text:p>
          </table:table-cell>
          <table:table-cell table:style-name="ce13" table:formula="of:=[.$B21]+[.R$1] * ([.$B22]-[.$B21])" office:value-type="float" office:value="130.303959325205" calcext:value-type="float">
            <text:p>130.303959</text:p>
          </table:table-cell>
          <table:table-cell table:style-name="ce14" table:formula="of:=[.C21]/[.$S$1]" office:value-type="float" office:value="0.0439984542048757" calcext:value-type="float">
            <text:p>0.043998</text:p>
          </table:table-cell>
          <table:table-cell table:style-name="ce14" table:formula="of:=[.D21]/[.$S$1]" office:value-type="float" office:value="0.0500404260841704" calcext:value-type="float">
            <text:p>0.050040</text:p>
          </table:table-cell>
          <table:table-cell table:style-name="ce14" table:formula="of:=[.E21]/[.$S$1]" office:value-type="float" office:value="0.0470194401445231" calcext:value-type="float">
            <text:p>0.047019</text:p>
          </table:table-cell>
          <table:table-cell table:style-name="ce14" table:formula="of:=[.F21]/[.$S$1]" office:value-type="float" office:value="0.0530614120238178" calcext:value-type="float">
            <text:p>0.053061</text:p>
          </table:table-cell>
          <table:table-cell table:style-name="ce14" table:formula="of:=[.G21]/[.$S$1]" office:value-type="float" office:value="0.0455089471746994" calcext:value-type="float">
            <text:p>0.045509</text:p>
          </table:table-cell>
          <table:table-cell table:style-name="ce14" table:formula="of:=[.H21]/[.$S$1]" office:value-type="float" office:value="0.0485299331143468" calcext:value-type="float">
            <text:p>0.048530</text:p>
          </table:table-cell>
          <table:table-cell table:style-name="ce14" table:formula="of:=[.I21]/[.$S$1]" office:value-type="float" office:value="0.0521551162419236" calcext:value-type="float">
            <text:p>0.052155</text:p>
          </table:table-cell>
          <table:table-cell table:style-name="ce14" table:formula="of:=[.J21]/[.$S$1]" office:value-type="float" office:value="0.0545719049936414" calcext:value-type="float">
            <text:p>0.054572</text:p>
          </table:table-cell>
          <table:table-cell table:style-name="ce14" table:formula="of:=[.K21]/[.$S$1]" office:value-type="float" office:value="0.0447537006897876" calcext:value-type="float">
            <text:p>0.044754</text:p>
          </table:table-cell>
          <table:table-cell table:style-name="ce14" table:formula="of:=[.L21]/[.$S$1]" office:value-type="float" office:value="0.0462641936596112" calcext:value-type="float">
            <text:p>0.046264</text:p>
          </table:table-cell>
          <table:table-cell table:style-name="ce14" table:formula="of:=[.M21]/[.$S$1]" office:value-type="float" office:value="0.0477746866294349" calcext:value-type="float">
            <text:p>0.047775</text:p>
          </table:table-cell>
          <table:table-cell table:style-name="ce14" table:formula="of:=[.N21]/[.$S$1]" office:value-type="float" office:value="0.0492851795992586" calcext:value-type="float">
            <text:p>0.049285</text:p>
          </table:table-cell>
          <table:table-cell table:style-name="ce14" table:formula="of:=[.O21]/[.$S$1]" office:value-type="float" office:value="0.0507956725690823" calcext:value-type="float">
            <text:p>0.050796</text:p>
          </table:table-cell>
          <table:table-cell table:style-name="ce14" table:formula="of:=[.P21]/[.$S$1]" office:value-type="float" office:value="0.0517019683509765" calcext:value-type="float">
            <text:p>0.051702</text:p>
          </table:table-cell>
          <table:table-cell table:style-name="ce14" table:formula="of:=[.Q21]/[.$S$1]" office:value-type="float" office:value="0.0538166585087296" calcext:value-type="float">
            <text:p>0.053817</text:p>
          </table:table-cell>
          <table:table-cell table:style-name="ce14" table:formula="of:=[.R21]/[.$S$1]" office:value-type="float" office:value="0.0553271514785533" calcext:value-type="float">
            <text:p>0.055327</text:p>
          </table:table-cell>
          <table:table-cell table:number-columns-repeated="990"/>
        </table:table-row>
        <table:table-row table:style-name="ro1">
          <table:table-cell table:style-name="ce2" table:formula="of:=[.A21]+[.A20]" office:value-type="float" office:value="17711" calcext:value-type="float">
            <text:p>17711</text:p>
          </table:table-cell>
          <table:table-cell table:style-name="ce5" table:formula="of:=[.A22]^[.$B$1] - 1" office:value-type="float" office:value="132.082681067072" calcext:value-type="float">
            <text:p>132.082681</text:p>
          </table:table-cell>
          <table:table-cell table:style-name="ce13" table:formula="of:=[.$B22]+[.C$1] * ([.$B23]-[.$B22])" office:value-type="float" office:value="132.082681067072" calcext:value-type="float">
            <text:p>132.082681</text:p>
          </table:table-cell>
          <table:table-cell table:style-name="ce13" table:formula="of:=[.$B22]+[.D$1] * ([.$B23]-[.$B22])" office:value-type="float" office:value="150.183233234491" calcext:value-type="float">
            <text:p>150.183233</text:p>
          </table:table-cell>
          <table:table-cell table:style-name="ce13" table:formula="of:=[.$B22]+[.E$1] * ([.$B23]-[.$B22])" office:value-type="float" office:value="141.132957150782" calcext:value-type="float">
            <text:p>141.132957</text:p>
          </table:table-cell>
          <table:table-cell table:style-name="ce13" table:formula="of:=[.$B22]+[.F$1] * ([.$B23]-[.$B22])" office:value-type="float" office:value="159.233509318201" calcext:value-type="float">
            <text:p>159.233509</text:p>
          </table:table-cell>
          <table:table-cell table:style-name="ce13" table:formula="of:=[.$B22]+[.G$1] * ([.$B23]-[.$B22])" office:value-type="float" office:value="136.607819108927" calcext:value-type="float">
            <text:p>136.607819</text:p>
          </table:table-cell>
          <table:table-cell table:style-name="ce13" table:formula="of:=[.$B22]+[.H$1] * ([.$B23]-[.$B22])" office:value-type="float" office:value="145.658095192636" calcext:value-type="float">
            <text:p>145.658095</text:p>
          </table:table-cell>
          <table:table-cell table:style-name="ce13" table:formula="of:=[.$B22]+[.I$1] * ([.$B23]-[.$B22])" office:value-type="float" office:value="156.518426493088" calcext:value-type="float">
            <text:p>156.518426</text:p>
          </table:table-cell>
          <table:table-cell table:style-name="ce13" table:formula="of:=[.$B22]+[.J$1] * ([.$B23]-[.$B22])" office:value-type="float" office:value="163.758647360055" calcext:value-type="float">
            <text:p>163.758647</text:p>
          </table:table-cell>
          <table:table-cell table:style-name="ce13" table:formula="of:=[.$B22]+[.K$1] * ([.$B23]-[.$B22])" office:value-type="float" office:value="134.345250087999" calcext:value-type="float">
            <text:p>134.345250</text:p>
          </table:table-cell>
          <table:table-cell table:style-name="ce13" table:formula="of:=[.$B22]+[.L$1] * ([.$B23]-[.$B22])" office:value-type="float" office:value="138.870388129854" calcext:value-type="float">
            <text:p>138.870388</text:p>
          </table:table-cell>
          <table:table-cell table:style-name="ce13" table:formula="of:=[.$B22]+[.M$1] * ([.$B23]-[.$B22])" office:value-type="float" office:value="143.395526171709" calcext:value-type="float">
            <text:p>143.395526</text:p>
          </table:table-cell>
          <table:table-cell table:style-name="ce13" table:formula="of:=[.$B22]+[.N$1] * ([.$B23]-[.$B22])" office:value-type="float" office:value="147.920664213564" calcext:value-type="float">
            <text:p>147.920664</text:p>
          </table:table-cell>
          <table:table-cell table:style-name="ce13" table:formula="of:=[.$B22]+[.O$1] * ([.$B23]-[.$B22])" office:value-type="float" office:value="152.445802255419" calcext:value-type="float">
            <text:p>152.445802</text:p>
          </table:table-cell>
          <table:table-cell table:style-name="ce13" table:formula="of:=[.$B22]+[.P$1] * ([.$B23]-[.$B22])" office:value-type="float" office:value="155.160885080531" calcext:value-type="float">
            <text:p>155.160885</text:p>
          </table:table-cell>
          <table:table-cell table:style-name="ce13" table:formula="of:=[.$B22]+[.Q$1] * ([.$B23]-[.$B22])" office:value-type="float" office:value="161.496078339128" calcext:value-type="float">
            <text:p>161.496078</text:p>
          </table:table-cell>
          <table:table-cell table:style-name="ce13" table:formula="of:=[.$B22]+[.R$1] * ([.$B23]-[.$B22])" office:value-type="float" office:value="166.021216380983" calcext:value-type="float">
            <text:p>166.021216</text:p>
          </table:table-cell>
          <table:table-cell table:style-name="ce14" table:formula="of:=[.C22]/[.$S$1]" office:value-type="float" office:value="0.0560823979634651" calcext:value-type="float">
            <text:p>0.056082</text:p>
          </table:table-cell>
          <table:table-cell table:style-name="ce14" table:formula="of:=[.D22]/[.$S$1]" office:value-type="float" office:value="0.063767904964161" calcext:value-type="float">
            <text:p>0.063768</text:p>
          </table:table-cell>
          <table:table-cell table:style-name="ce14" table:formula="of:=[.E22]/[.$S$1]" office:value-type="float" office:value="0.059925151463813" calcext:value-type="float">
            <text:p>0.059925</text:p>
          </table:table-cell>
          <table:table-cell table:style-name="ce14" table:formula="of:=[.F22]/[.$S$1]" office:value-type="float" office:value="0.0676106584645089" calcext:value-type="float">
            <text:p>0.067611</text:p>
          </table:table-cell>
          <table:table-cell table:style-name="ce14" table:formula="of:=[.G22]/[.$S$1]" office:value-type="float" office:value="0.0580037747136391" calcext:value-type="float">
            <text:p>0.058004</text:p>
          </table:table-cell>
          <table:table-cell table:style-name="ce14" table:formula="of:=[.H22]/[.$S$1]" office:value-type="float" office:value="0.061846528213987" calcext:value-type="float">
            <text:p>0.061847</text:p>
          </table:table-cell>
          <table:table-cell table:style-name="ce14" table:formula="of:=[.I22]/[.$S$1]" office:value-type="float" office:value="0.0664578324144045" calcext:value-type="float">
            <text:p>0.066458</text:p>
          </table:table-cell>
          <table:table-cell table:style-name="ce14" table:formula="of:=[.J22]/[.$S$1]" office:value-type="float" office:value="0.0695320352146829" calcext:value-type="float">
            <text:p>0.069532</text:p>
          </table:table-cell>
          <table:table-cell table:style-name="ce14" table:formula="of:=[.K22]/[.$S$1]" office:value-type="float" office:value="0.0570430863385521" calcext:value-type="float">
            <text:p>0.057043</text:p>
          </table:table-cell>
          <table:table-cell table:style-name="ce14" table:formula="of:=[.L22]/[.$S$1]" office:value-type="float" office:value="0.058964463088726" calcext:value-type="float">
            <text:p>0.058964</text:p>
          </table:table-cell>
          <table:table-cell table:style-name="ce14" table:formula="of:=[.M22]/[.$S$1]" office:value-type="float" office:value="0.0608858398389" calcext:value-type="float">
            <text:p>0.060886</text:p>
          </table:table-cell>
          <table:table-cell table:style-name="ce14" table:formula="of:=[.N22]/[.$S$1]" office:value-type="float" office:value="0.062807216589074" calcext:value-type="float">
            <text:p>0.062807</text:p>
          </table:table-cell>
          <table:table-cell table:style-name="ce14" table:formula="of:=[.O22]/[.$S$1]" office:value-type="float" office:value="0.0647285933392479" calcext:value-type="float">
            <text:p>0.064729</text:p>
          </table:table-cell>
          <table:table-cell table:style-name="ce14" table:formula="of:=[.P22]/[.$S$1]" office:value-type="float" office:value="0.0658814193893523" calcext:value-type="float">
            <text:p>0.065881</text:p>
          </table:table-cell>
          <table:table-cell table:style-name="ce14" table:formula="of:=[.Q22]/[.$S$1]" office:value-type="float" office:value="0.0685713468395959" calcext:value-type="float">
            <text:p>0.068571</text:p>
          </table:table-cell>
          <table:table-cell table:style-name="ce14" table:formula="of:=[.R22]/[.$S$1]" office:value-type="float" office:value="0.0704927235897698" calcext:value-type="float">
            <text:p>0.070493</text:p>
          </table:table-cell>
          <table:table-cell table:number-columns-repeated="990"/>
        </table:table-row>
        <table:table-row table:style-name="ro1">
          <table:table-cell table:style-name="ce2" table:formula="of:=[.A22]+[.A21]" office:value-type="float" office:value="28657" calcext:value-type="float">
            <text:p>28657</text:p>
          </table:table-cell>
          <table:table-cell table:style-name="ce5" table:formula="of:=[.A23]^[.$B$1] - 1" office:value-type="float" office:value="168.28378540191" calcext:value-type="float">
            <text:p>168.283785</text:p>
          </table:table-cell>
          <table:table-cell table:style-name="ce13" table:formula="of:=[.$B23]+[.C$1] * ([.$B24]-[.$B23])" office:value-type="float" office:value="168.28378540191" calcext:value-type="float">
            <text:p>168.283785</text:p>
          </table:table-cell>
          <table:table-cell table:style-name="ce13" table:formula="of:=[.$B23]+[.D$1] * ([.$B24]-[.$B23])" office:value-type="float" office:value="191.308043370513" calcext:value-type="float">
            <text:p>191.308043</text:p>
          </table:table-cell>
          <table:table-cell table:style-name="ce13" table:formula="of:=[.$B23]+[.E$1] * ([.$B24]-[.$B23])" office:value-type="float" office:value="179.795914386212" calcext:value-type="float">
            <text:p>179.795914</text:p>
          </table:table-cell>
          <table:table-cell table:style-name="ce13" table:formula="of:=[.$B23]+[.F$1] * ([.$B24]-[.$B23])" office:value-type="float" office:value="202.820172354815" calcext:value-type="float">
            <text:p>202.820172</text:p>
          </table:table-cell>
          <table:table-cell table:style-name="ce13" table:formula="of:=[.$B23]+[.G$1] * ([.$B24]-[.$B23])" office:value-type="float" office:value="174.039849894061" calcext:value-type="float">
            <text:p>174.039850</text:p>
          </table:table-cell>
          <table:table-cell table:style-name="ce13" table:formula="of:=[.$B23]+[.H$1] * ([.$B24]-[.$B23])" office:value-type="float" office:value="185.551978878363" calcext:value-type="float">
            <text:p>185.551979</text:p>
          </table:table-cell>
          <table:table-cell table:style-name="ce13" table:formula="of:=[.$B23]+[.I$1] * ([.$B24]-[.$B23])" office:value-type="float" office:value="199.366533659524" calcext:value-type="float">
            <text:p>199.366534</text:p>
          </table:table-cell>
          <table:table-cell table:style-name="ce13" table:formula="of:=[.$B23]+[.J$1] * ([.$B24]-[.$B23])" office:value-type="float" office:value="208.576236846966" calcext:value-type="float">
            <text:p>208.576237</text:p>
          </table:table-cell>
          <table:table-cell table:style-name="ce13" table:formula="of:=[.$B23]+[.K$1] * ([.$B24]-[.$B23])" office:value-type="float" office:value="171.161817647986" calcext:value-type="float">
            <text:p>171.161818</text:p>
          </table:table-cell>
          <table:table-cell table:style-name="ce13" table:formula="of:=[.$B23]+[.L$1] * ([.$B24]-[.$B23])" office:value-type="float" office:value="176.917882140136" calcext:value-type="float">
            <text:p>176.917882</text:p>
          </table:table-cell>
          <table:table-cell table:style-name="ce13" table:formula="of:=[.$B23]+[.M$1] * ([.$B24]-[.$B23])" office:value-type="float" office:value="182.673946632287" calcext:value-type="float">
            <text:p>182.673947</text:p>
          </table:table-cell>
          <table:table-cell table:style-name="ce13" table:formula="of:=[.$B23]+[.N$1] * ([.$B24]-[.$B23])" office:value-type="float" office:value="188.430011124438" calcext:value-type="float">
            <text:p>188.430011</text:p>
          </table:table-cell>
          <table:table-cell table:style-name="ce13" table:formula="of:=[.$B23]+[.O$1] * ([.$B24]-[.$B23])" office:value-type="float" office:value="194.186075616589" calcext:value-type="float">
            <text:p>194.186076</text:p>
          </table:table-cell>
          <table:table-cell table:style-name="ce13" table:formula="of:=[.$B23]+[.P$1] * ([.$B24]-[.$B23])" office:value-type="float" office:value="197.639714311879" calcext:value-type="float">
            <text:p>197.639714</text:p>
          </table:table-cell>
          <table:table-cell table:style-name="ce13" table:formula="of:=[.$B23]+[.Q$1] * ([.$B24]-[.$B23])" office:value-type="float" office:value="205.69820460089" calcext:value-type="float">
            <text:p>205.698205</text:p>
          </table:table-cell>
          <table:table-cell table:style-name="ce13" table:formula="of:=[.$B23]+[.R$1] * ([.$B24]-[.$B23])" office:value-type="float" office:value="211.454269093041" calcext:value-type="float">
            <text:p>211.454269</text:p>
          </table:table-cell>
          <table:table-cell table:style-name="ce14" table:formula="of:=[.C23]/[.$S$1]" office:value-type="float" office:value="0.0714534119648568" calcext:value-type="float">
            <text:p>0.071453</text:p>
          </table:table-cell>
          <table:table-cell table:style-name="ce14" table:formula="of:=[.D23]/[.$S$1]" office:value-type="float" office:value="0.0812295278626934" calcext:value-type="float">
            <text:p>0.081230</text:p>
          </table:table-cell>
          <table:table-cell table:style-name="ce14" table:formula="of:=[.E23]/[.$S$1]" office:value-type="float" office:value="0.0763414699137751" calcext:value-type="float">
            <text:p>0.076341</text:p>
          </table:table-cell>
          <table:table-cell table:style-name="ce14" table:formula="of:=[.F23]/[.$S$1]" office:value-type="float" office:value="0.0861175858116117" calcext:value-type="float">
            <text:p>0.086118</text:p>
          </table:table-cell>
          <table:table-cell table:style-name="ce14" table:formula="of:=[.G23]/[.$S$1]" office:value-type="float" office:value="0.073897440939316" calcext:value-type="float">
            <text:p>0.073897</text:p>
          </table:table-cell>
          <table:table-cell table:style-name="ce14" table:formula="of:=[.H23]/[.$S$1]" office:value-type="float" office:value="0.0787854988882342" calcext:value-type="float">
            <text:p>0.078785</text:p>
          </table:table-cell>
          <table:table-cell table:style-name="ce14" table:formula="of:=[.I23]/[.$S$1]" office:value-type="float" office:value="0.0846511684269362" calcext:value-type="float">
            <text:p>0.084651</text:p>
          </table:table-cell>
          <table:table-cell table:style-name="ce14" table:formula="of:=[.J23]/[.$S$1]" office:value-type="float" office:value="0.0885616147860708" calcext:value-type="float">
            <text:p>0.088562</text:p>
          </table:table-cell>
          <table:table-cell table:style-name="ce14" table:formula="of:=[.K23]/[.$S$1]" office:value-type="float" office:value="0.0726754264520864" calcext:value-type="float">
            <text:p>0.072675</text:p>
          </table:table-cell>
          <table:table-cell table:style-name="ce14" table:formula="of:=[.L23]/[.$S$1]" office:value-type="float" office:value="0.0751194554265455" calcext:value-type="float">
            <text:p>0.075119</text:p>
          </table:table-cell>
          <table:table-cell table:style-name="ce14" table:formula="of:=[.M23]/[.$S$1]" office:value-type="float" office:value="0.0775634844010047" calcext:value-type="float">
            <text:p>0.077563</text:p>
          </table:table-cell>
          <table:table-cell table:style-name="ce14" table:formula="of:=[.N23]/[.$S$1]" office:value-type="float" office:value="0.0800075133754638" calcext:value-type="float">
            <text:p>0.080008</text:p>
          </table:table-cell>
          <table:table-cell table:style-name="ce14" table:formula="of:=[.O23]/[.$S$1]" office:value-type="float" office:value="0.0824515423499229" calcext:value-type="float">
            <text:p>0.082452</text:p>
          </table:table-cell>
          <table:table-cell table:style-name="ce14" table:formula="of:=[.P23]/[.$S$1]" office:value-type="float" office:value="0.0839179597345984" calcext:value-type="float">
            <text:p>0.083918</text:p>
          </table:table-cell>
          <table:table-cell table:style-name="ce14" table:formula="of:=[.Q23]/[.$S$1]" office:value-type="float" office:value="0.0873396002988412" calcext:value-type="float">
            <text:p>0.087340</text:p>
          </table:table-cell>
          <table:table-cell table:style-name="ce14" table:formula="of:=[.R23]/[.$S$1]" office:value-type="float" office:value="0.0897836292733004" calcext:value-type="float">
            <text:p>0.089784</text:p>
          </table:table-cell>
          <table:table-cell table:number-columns-repeated="990"/>
        </table:table-row>
        <table:table-row table:style-name="ro1">
          <table:table-cell table:style-name="ce2" table:formula="of:=[.A23]+[.A22]" office:value-type="float" office:value="46368" calcext:value-type="float">
            <text:p>46368</text:p>
          </table:table-cell>
          <table:table-cell table:style-name="ce5" table:formula="of:=[.A24]^[.$B$1] - 1" office:value-type="float" office:value="214.332301339116" calcext:value-type="float">
            <text:p>214.332301</text:p>
          </table:table-cell>
          <table:table-cell table:style-name="ce13" table:formula="of:=[.$B24]+[.C$1] * ([.$B25]-[.$B24])" office:value-type="float" office:value="214.332301339116" calcext:value-type="float">
            <text:p>214.332301</text:p>
          </table:table-cell>
          <table:table-cell table:style-name="ce13" table:formula="of:=[.$B24]+[.D$1] * ([.$B25]-[.$B24])" office:value-type="float" office:value="243.619609917582" calcext:value-type="float">
            <text:p>243.619610</text:p>
          </table:table-cell>
          <table:table-cell table:style-name="ce13" table:formula="of:=[.$B24]+[.E$1] * ([.$B25]-[.$B24])" office:value-type="float" office:value="228.975955628349" calcext:value-type="float">
            <text:p>228.975956</text:p>
          </table:table-cell>
          <table:table-cell table:style-name="ce13" table:formula="of:=[.$B24]+[.F$1] * ([.$B25]-[.$B24])" office:value-type="float" office:value="258.263264206814" calcext:value-type="float">
            <text:p>258.263264</text:p>
          </table:table-cell>
          <table:table-cell table:style-name="ce13" table:formula="of:=[.$B24]+[.G$1] * ([.$B25]-[.$B24])" office:value-type="float" office:value="221.654128483733" calcext:value-type="float">
            <text:p>221.654128</text:p>
          </table:table-cell>
          <table:table-cell table:style-name="ce13" table:formula="of:=[.$B24]+[.H$1] * ([.$B25]-[.$B24])" office:value-type="float" office:value="236.297782772965" calcext:value-type="float">
            <text:p>236.297783</text:p>
          </table:table-cell>
          <table:table-cell table:style-name="ce13" table:formula="of:=[.$B24]+[.I$1] * ([.$B25]-[.$B24])" office:value-type="float" office:value="253.870167920044" calcext:value-type="float">
            <text:p>253.870168</text:p>
          </table:table-cell>
          <table:table-cell table:style-name="ce13" table:formula="of:=[.$B24]+[.J$1] * ([.$B25]-[.$B24])" office:value-type="float" office:value="265.58509135143" calcext:value-type="float">
            <text:p>265.585091</text:p>
          </table:table-cell>
          <table:table-cell table:style-name="ce13" table:formula="of:=[.$B24]+[.K$1] * ([.$B25]-[.$B24])" office:value-type="float" office:value="217.993214911424" calcext:value-type="float">
            <text:p>217.993215</text:p>
          </table:table-cell>
          <table:table-cell table:style-name="ce13" table:formula="of:=[.$B24]+[.L$1] * ([.$B25]-[.$B24])" office:value-type="float" office:value="225.315042056041" calcext:value-type="float">
            <text:p>225.315042</text:p>
          </table:table-cell>
          <table:table-cell table:style-name="ce13" table:formula="of:=[.$B24]+[.M$1] * ([.$B25]-[.$B24])" office:value-type="float" office:value="232.636869200657" calcext:value-type="float">
            <text:p>232.636869</text:p>
          </table:table-cell>
          <table:table-cell table:style-name="ce13" table:formula="of:=[.$B24]+[.N$1] * ([.$B25]-[.$B24])" office:value-type="float" office:value="239.958696345273" calcext:value-type="float">
            <text:p>239.958696</text:p>
          </table:table-cell>
          <table:table-cell table:style-name="ce13" table:formula="of:=[.$B24]+[.O$1] * ([.$B25]-[.$B24])" office:value-type="float" office:value="247.28052348989" calcext:value-type="float">
            <text:p>247.280523</text:p>
          </table:table-cell>
          <table:table-cell table:style-name="ce13" table:formula="of:=[.$B24]+[.P$1] * ([.$B25]-[.$B24])" office:value-type="float" office:value="251.673619776659" calcext:value-type="float">
            <text:p>251.673620</text:p>
          </table:table-cell>
          <table:table-cell table:style-name="ce13" table:formula="of:=[.$B24]+[.Q$1] * ([.$B25]-[.$B24])" office:value-type="float" office:value="261.924177779122" calcext:value-type="float">
            <text:p>261.924178</text:p>
          </table:table-cell>
          <table:table-cell table:style-name="ce13" table:formula="of:=[.$B24]+[.R$1] * ([.$B25]-[.$B24])" office:value-type="float" office:value="269.246004923739" calcext:value-type="float">
            <text:p>269.246005</text:p>
          </table:table-cell>
          <table:table-cell table:style-name="ce14" table:formula="of:=[.C24]/[.$S$1]" office:value-type="float" office:value="0.0910056437605299" calcext:value-type="float">
            <text:p>0.091006</text:p>
          </table:table-cell>
          <table:table-cell table:style-name="ce14" table:formula="of:=[.D24]/[.$S$1]" office:value-type="float" office:value="0.103441055289936" calcext:value-type="float">
            <text:p>0.103441</text:p>
          </table:table-cell>
          <table:table-cell table:style-name="ce14" table:formula="of:=[.E24]/[.$S$1]" office:value-type="float" office:value="0.0972233495252328" calcext:value-type="float">
            <text:p>0.097223</text:p>
          </table:table-cell>
          <table:table-cell table:style-name="ce14" table:formula="of:=[.F24]/[.$S$1]" office:value-type="float" office:value="0.109658761054639" calcext:value-type="float">
            <text:p>0.109659</text:p>
          </table:table-cell>
          <table:table-cell table:style-name="ce14" table:formula="of:=[.G24]/[.$S$1]" office:value-type="float" office:value="0.0941144966428814" calcext:value-type="float">
            <text:p>0.094114</text:p>
          </table:table-cell>
          <table:table-cell table:style-name="ce14" table:formula="of:=[.H24]/[.$S$1]" office:value-type="float" office:value="0.100332202407584" calcext:value-type="float">
            <text:p>0.100332</text:p>
          </table:table-cell>
          <table:table-cell table:style-name="ce14" table:formula="of:=[.I24]/[.$S$1]" office:value-type="float" office:value="0.107793449325228" calcext:value-type="float">
            <text:p>0.107793</text:p>
          </table:table-cell>
          <table:table-cell table:style-name="ce14" table:formula="of:=[.J24]/[.$S$1]" office:value-type="float" office:value="0.11276761393699" calcext:value-type="float">
            <text:p>0.112768</text:p>
          </table:table-cell>
          <table:table-cell table:style-name="ce14" table:formula="of:=[.K24]/[.$S$1]" office:value-type="float" office:value="0.0925600702017057" calcext:value-type="float">
            <text:p>0.092560</text:p>
          </table:table-cell>
          <table:table-cell table:style-name="ce14" table:formula="of:=[.L24]/[.$S$1]" office:value-type="float" office:value="0.0956689230840571" calcext:value-type="float">
            <text:p>0.095669</text:p>
          </table:table-cell>
          <table:table-cell table:style-name="ce14" table:formula="of:=[.M24]/[.$S$1]" office:value-type="float" office:value="0.0987777759664085" calcext:value-type="float">
            <text:p>0.098778</text:p>
          </table:table-cell>
          <table:table-cell table:style-name="ce14" table:formula="of:=[.N24]/[.$S$1]" office:value-type="float" office:value="0.10188662884876" calcext:value-type="float">
            <text:p>0.101887</text:p>
          </table:table-cell>
          <table:table-cell table:style-name="ce14" table:formula="of:=[.O24]/[.$S$1]" office:value-type="float" office:value="0.104995481731111" calcext:value-type="float">
            <text:p>0.104995</text:p>
          </table:table-cell>
          <table:table-cell table:style-name="ce14" table:formula="of:=[.P24]/[.$S$1]" office:value-type="float" office:value="0.106860793460522" calcext:value-type="float">
            <text:p>0.106861</text:p>
          </table:table-cell>
          <table:table-cell table:style-name="ce14" table:formula="of:=[.Q24]/[.$S$1]" office:value-type="float" office:value="0.111213187495814" calcext:value-type="float">
            <text:p>0.111213</text:p>
          </table:table-cell>
          <table:table-cell table:style-name="ce14" table:formula="of:=[.R24]/[.$S$1]" office:value-type="float" office:value="0.114322040378166" calcext:value-type="float">
            <text:p>0.114322</text:p>
          </table:table-cell>
          <table:table-cell table:number-columns-repeated="990"/>
        </table:table-row>
        <table:table-row table:style-name="ro1">
          <table:table-cell table:style-name="ce2" table:formula="of:=[.A24]+[.A23]" office:value-type="float" office:value="75025" calcext:value-type="float">
            <text:p>75025</text:p>
          </table:table-cell>
          <table:table-cell table:style-name="ce5" table:formula="of:=[.A25]^[.$B$1] - 1" office:value-type="float" office:value="272.906918496047" calcext:value-type="float">
            <text:p>272.906918</text:p>
          </table:table-cell>
          <table:table-cell table:style-name="ce13" table:formula="of:=[.$B25]+[.C$1] * ([.$B26]-[.$B25])" office:value-type="float" office:value="272.906918496047" calcext:value-type="float">
            <text:p>272.906918</text:p>
          </table:table-cell>
          <table:table-cell table:style-name="ce13" table:formula="of:=[.$B25]+[.D$1] * ([.$B26]-[.$B25])" office:value-type="float" office:value="310.160950476156" calcext:value-type="float">
            <text:p>310.160950</text:p>
          </table:table-cell>
          <table:table-cell table:style-name="ce13" table:formula="of:=[.$B25]+[.E$1] * ([.$B26]-[.$B25])" office:value-type="float" office:value="291.533934486101" calcext:value-type="float">
            <text:p>291.533934</text:p>
          </table:table-cell>
          <table:table-cell table:style-name="ce13" table:formula="of:=[.$B25]+[.F$1] * ([.$B26]-[.$B25])" office:value-type="float" office:value="328.787966466211" calcext:value-type="float">
            <text:p>328.787966</text:p>
          </table:table-cell>
          <table:table-cell table:style-name="ce13" table:formula="of:=[.$B25]+[.G$1] * ([.$B26]-[.$B25])" office:value-type="float" office:value="282.220426491074" calcext:value-type="float">
            <text:p>282.220426</text:p>
          </table:table-cell>
          <table:table-cell table:style-name="ce13" table:formula="of:=[.$B25]+[.H$1] * ([.$B26]-[.$B25])" office:value-type="float" office:value="300.847442481129" calcext:value-type="float">
            <text:p>300.847442</text:p>
          </table:table-cell>
          <table:table-cell table:style-name="ce13" table:formula="of:=[.$B25]+[.I$1] * ([.$B26]-[.$B25])" office:value-type="float" office:value="323.199861669195" calcext:value-type="float">
            <text:p>323.199862</text:p>
          </table:table-cell>
          <table:table-cell table:style-name="ce13" table:formula="of:=[.$B25]+[.J$1] * ([.$B26]-[.$B25])" office:value-type="float" office:value="338.101474461238" calcext:value-type="float">
            <text:p>338.101474</text:p>
          </table:table-cell>
          <table:table-cell table:style-name="ce13" table:formula="of:=[.$B25]+[.K$1] * ([.$B26]-[.$B25])" office:value-type="float" office:value="277.56367249356" calcext:value-type="float">
            <text:p>277.563672</text:p>
          </table:table-cell>
          <table:table-cell table:style-name="ce13" table:formula="of:=[.$B25]+[.L$1] * ([.$B26]-[.$B25])" office:value-type="float" office:value="286.877180488588" calcext:value-type="float">
            <text:p>286.877180</text:p>
          </table:table-cell>
          <table:table-cell table:style-name="ce13" table:formula="of:=[.$B25]+[.M$1] * ([.$B26]-[.$B25])" office:value-type="float" office:value="296.190688483615" calcext:value-type="float">
            <text:p>296.190688</text:p>
          </table:table-cell>
          <table:table-cell table:style-name="ce13" table:formula="of:=[.$B25]+[.N$1] * ([.$B26]-[.$B25])" office:value-type="float" office:value="305.504196478643" calcext:value-type="float">
            <text:p>305.504196</text:p>
          </table:table-cell>
          <table:table-cell table:style-name="ce13" table:formula="of:=[.$B25]+[.O$1] * ([.$B26]-[.$B25])" office:value-type="float" office:value="314.81770447367" calcext:value-type="float">
            <text:p>314.817704</text:p>
          </table:table-cell>
          <table:table-cell table:style-name="ce13" table:formula="of:=[.$B25]+[.P$1] * ([.$B26]-[.$B25])" office:value-type="float" office:value="320.405809270686" calcext:value-type="float">
            <text:p>320.405809</text:p>
          </table:table-cell>
          <table:table-cell table:style-name="ce13" table:formula="of:=[.$B25]+[.Q$1] * ([.$B26]-[.$B25])" office:value-type="float" office:value="333.444720463725" calcext:value-type="float">
            <text:p>333.444720</text:p>
          </table:table-cell>
          <table:table-cell table:style-name="ce13" table:formula="of:=[.$B25]+[.R$1] * ([.$B26]-[.$B25])" office:value-type="float" office:value="342.758228458752" calcext:value-type="float">
            <text:p>342.758228</text:p>
          </table:table-cell>
          <table:table-cell table:style-name="ce14" table:formula="of:=[.C25]/[.$S$1]" office:value-type="float" office:value="0.115876466819341" calcext:value-type="float">
            <text:p>0.115876</text:p>
          </table:table-cell>
          <table:table-cell table:style-name="ce14" table:formula="of:=[.D25]/[.$S$1]" office:value-type="float" office:value="0.131694554628986" calcext:value-type="float">
            <text:p>0.131695</text:p>
          </table:table-cell>
          <table:table-cell table:style-name="ce14" table:formula="of:=[.E25]/[.$S$1]" office:value-type="float" office:value="0.123785510724163" calcext:value-type="float">
            <text:p>0.123786</text:p>
          </table:table-cell>
          <table:table-cell table:style-name="ce14" table:formula="of:=[.F25]/[.$S$1]" office:value-type="float" office:value="0.139603598533808" calcext:value-type="float">
            <text:p>0.139604</text:p>
          </table:table-cell>
          <table:table-cell table:style-name="ce14" table:formula="of:=[.G25]/[.$S$1]" office:value-type="float" office:value="0.119830988771752" calcext:value-type="float">
            <text:p>0.119831</text:p>
          </table:table-cell>
          <table:table-cell table:style-name="ce14" table:formula="of:=[.H25]/[.$S$1]" office:value-type="float" office:value="0.127740032676575" calcext:value-type="float">
            <text:p>0.127740</text:p>
          </table:table-cell>
          <table:table-cell table:style-name="ce14" table:formula="of:=[.I25]/[.$S$1]" office:value-type="float" office:value="0.137230885362361" calcext:value-type="float">
            <text:p>0.137231</text:p>
          </table:table-cell>
          <table:table-cell table:style-name="ce14" table:formula="of:=[.J25]/[.$S$1]" office:value-type="float" office:value="0.143558120486219" calcext:value-type="float">
            <text:p>0.143558</text:p>
          </table:table-cell>
          <table:table-cell table:style-name="ce14" table:formula="of:=[.K25]/[.$S$1]" office:value-type="float" office:value="0.117853727795547" calcext:value-type="float">
            <text:p>0.117854</text:p>
          </table:table-cell>
          <table:table-cell table:style-name="ce14" table:formula="of:=[.L25]/[.$S$1]" office:value-type="float" office:value="0.121808249747958" calcext:value-type="float">
            <text:p>0.121808</text:p>
          </table:table-cell>
          <table:table-cell table:style-name="ce14" table:formula="of:=[.M25]/[.$S$1]" office:value-type="float" office:value="0.125762771700369" calcext:value-type="float">
            <text:p>0.125763</text:p>
          </table:table-cell>
          <table:table-cell table:style-name="ce14" table:formula="of:=[.N25]/[.$S$1]" office:value-type="float" office:value="0.12971729365278" calcext:value-type="float">
            <text:p>0.129717</text:p>
          </table:table-cell>
          <table:table-cell table:style-name="ce14" table:formula="of:=[.O25]/[.$S$1]" office:value-type="float" office:value="0.133671815605191" calcext:value-type="float">
            <text:p>0.133672</text:p>
          </table:table-cell>
          <table:table-cell table:style-name="ce14" table:formula="of:=[.P25]/[.$S$1]" office:value-type="float" office:value="0.136044528776638" calcext:value-type="float">
            <text:p>0.136045</text:p>
          </table:table-cell>
          <table:table-cell table:style-name="ce14" table:formula="of:=[.Q25]/[.$S$1]" office:value-type="float" office:value="0.141580859510013" calcext:value-type="float">
            <text:p>0.141581</text:p>
          </table:table-cell>
          <table:table-cell table:style-name="ce14" table:formula="of:=[.R25]/[.$S$1]" office:value-type="float" office:value="0.145535381462424" calcext:value-type="float">
            <text:p>0.145535</text:p>
          </table:table-cell>
          <table:table-cell table:number-columns-repeated="990"/>
        </table:table-row>
        <table:table-row table:style-name="ro1">
          <table:table-cell table:style-name="ce2" table:formula="of:=[.A25]+[.A24]" office:value-type="float" office:value="121393" calcext:value-type="float">
            <text:p>121393</text:p>
          </table:table-cell>
          <table:table-cell table:style-name="ce5" table:formula="of:=[.A26]^[.$B$1] - 1" office:value-type="float" office:value="347.414982456266" calcext:value-type="float">
            <text:p>347.414982</text:p>
          </table:table-cell>
          <table:table-cell table:style-name="ce13" table:formula="of:=[.$B26]+[.C$1] * ([.$B27]-[.$B26])" office:value-type="float" office:value="347.414982456266" calcext:value-type="float">
            <text:p>347.414982</text:p>
          </table:table-cell>
          <table:table-cell table:style-name="ce13" table:formula="of:=[.$B26]+[.D$1] * ([.$B27]-[.$B26])" office:value-type="float" office:value="394.802843164946" calcext:value-type="float">
            <text:p>394.802843</text:p>
          </table:table-cell>
          <table:table-cell table:style-name="ce13" table:formula="of:=[.$B26]+[.E$1] * ([.$B27]-[.$B26])" office:value-type="float" office:value="371.108912810606" calcext:value-type="float">
            <text:p>371.108913</text:p>
          </table:table-cell>
          <table:table-cell table:style-name="ce13" table:formula="of:=[.$B26]+[.F$1] * ([.$B27]-[.$B26])" office:value-type="float" office:value="418.496773519286" calcext:value-type="float">
            <text:p>418.496774</text:p>
          </table:table-cell>
          <table:table-cell table:style-name="ce13" table:formula="of:=[.$B26]+[.G$1] * ([.$B27]-[.$B26])" office:value-type="float" office:value="359.261947633436" calcext:value-type="float">
            <text:p>359.261948</text:p>
          </table:table-cell>
          <table:table-cell table:style-name="ce13" table:formula="of:=[.$B26]+[.H$1] * ([.$B27]-[.$B26])" office:value-type="float" office:value="382.955877987776" calcext:value-type="float">
            <text:p>382.955878</text:p>
          </table:table-cell>
          <table:table-cell table:style-name="ce13" table:formula="of:=[.$B26]+[.I$1] * ([.$B27]-[.$B26])" office:value-type="float" office:value="411.388594412984" calcext:value-type="float">
            <text:p>411.388594</text:p>
          </table:table-cell>
          <table:table-cell table:style-name="ce13" table:formula="of:=[.$B26]+[.J$1] * ([.$B27]-[.$B26])" office:value-type="float" office:value="430.343738696456" calcext:value-type="float">
            <text:p>430.343739</text:p>
          </table:table-cell>
          <table:table-cell table:style-name="ce13" table:formula="of:=[.$B26]+[.K$1] * ([.$B27]-[.$B26])" office:value-type="float" office:value="353.338465044851" calcext:value-type="float">
            <text:p>353.338465</text:p>
          </table:table-cell>
          <table:table-cell table:style-name="ce13" table:formula="of:=[.$B26]+[.L$1] * ([.$B27]-[.$B26])" office:value-type="float" office:value="365.185430222021" calcext:value-type="float">
            <text:p>365.185430</text:p>
          </table:table-cell>
          <table:table-cell table:style-name="ce13" table:formula="of:=[.$B26]+[.M$1] * ([.$B27]-[.$B26])" office:value-type="float" office:value="377.032395399191" calcext:value-type="float">
            <text:p>377.032395</text:p>
          </table:table-cell>
          <table:table-cell table:style-name="ce13" table:formula="of:=[.$B26]+[.N$1] * ([.$B27]-[.$B26])" office:value-type="float" office:value="388.879360576361" calcext:value-type="float">
            <text:p>388.879361</text:p>
          </table:table-cell>
          <table:table-cell table:style-name="ce13" table:formula="of:=[.$B26]+[.O$1] * ([.$B27]-[.$B26])" office:value-type="float" office:value="400.726325753531" calcext:value-type="float">
            <text:p>400.726326</text:p>
          </table:table-cell>
          <table:table-cell table:style-name="ce13" table:formula="of:=[.$B26]+[.P$1] * ([.$B27]-[.$B26])" office:value-type="float" office:value="407.834504859833" calcext:value-type="float">
            <text:p>407.834505</text:p>
          </table:table-cell>
          <table:table-cell table:style-name="ce13" table:formula="of:=[.$B26]+[.Q$1] * ([.$B27]-[.$B26])" office:value-type="float" office:value="424.420256107871" calcext:value-type="float">
            <text:p>424.420256</text:p>
          </table:table-cell>
          <table:table-cell table:style-name="ce13" table:formula="of:=[.$B26]+[.R$1] * ([.$B27]-[.$B26])" office:value-type="float" office:value="436.267221285041" calcext:value-type="float">
            <text:p>436.267221</text:p>
          </table:table-cell>
          <table:table-cell table:style-name="ce14" table:formula="of:=[.C26]/[.$S$1]" office:value-type="float" office:value="0.14751264243863" calcext:value-type="float">
            <text:p>0.147513</text:p>
          </table:table-cell>
          <table:table-cell table:style-name="ce14" table:formula="of:=[.D26]/[.$S$1]" office:value-type="float" office:value="0.167633560952934" calcext:value-type="float">
            <text:p>0.167634</text:p>
          </table:table-cell>
          <table:table-cell table:style-name="ce14" table:formula="of:=[.E26]/[.$S$1]" office:value-type="float" office:value="0.157573101695782" calcext:value-type="float">
            <text:p>0.157573</text:p>
          </table:table-cell>
          <table:table-cell table:style-name="ce14" table:formula="of:=[.F26]/[.$S$1]" office:value-type="float" office:value="0.177694020210087" calcext:value-type="float">
            <text:p>0.177694</text:p>
          </table:table-cell>
          <table:table-cell table:style-name="ce14" table:formula="of:=[.G26]/[.$S$1]" office:value-type="float" office:value="0.152542872067206" calcext:value-type="float">
            <text:p>0.152543</text:p>
          </table:table-cell>
          <table:table-cell table:style-name="ce14" table:formula="of:=[.H26]/[.$S$1]" office:value-type="float" office:value="0.162603331324358" calcext:value-type="float">
            <text:p>0.162603</text:p>
          </table:table-cell>
          <table:table-cell table:style-name="ce14" table:formula="of:=[.I26]/[.$S$1]" office:value-type="float" office:value="0.174675882432941" calcext:value-type="float">
            <text:p>0.174676</text:p>
          </table:table-cell>
          <table:table-cell table:style-name="ce14" table:formula="of:=[.J26]/[.$S$1]" office:value-type="float" office:value="0.182724249838663" calcext:value-type="float">
            <text:p>0.182724</text:p>
          </table:table-cell>
          <table:table-cell table:style-name="ce14" table:formula="of:=[.K26]/[.$S$1]" office:value-type="float" office:value="0.150027757252918" calcext:value-type="float">
            <text:p>0.150028</text:p>
          </table:table-cell>
          <table:table-cell table:style-name="ce14" table:formula="of:=[.L26]/[.$S$1]" office:value-type="float" office:value="0.155057986881494" calcext:value-type="float">
            <text:p>0.155058</text:p>
          </table:table-cell>
          <table:table-cell table:style-name="ce14" table:formula="of:=[.M26]/[.$S$1]" office:value-type="float" office:value="0.16008821651007" calcext:value-type="float">
            <text:p>0.160088</text:p>
          </table:table-cell>
          <table:table-cell table:style-name="ce14" table:formula="of:=[.N26]/[.$S$1]" office:value-type="float" office:value="0.165118446138646" calcext:value-type="float">
            <text:p>0.165118</text:p>
          </table:table-cell>
          <table:table-cell table:style-name="ce14" table:formula="of:=[.O26]/[.$S$1]" office:value-type="float" office:value="0.170148675767222" calcext:value-type="float">
            <text:p>0.170149</text:p>
          </table:table-cell>
          <table:table-cell table:style-name="ce14" table:formula="of:=[.P26]/[.$S$1]" office:value-type="float" office:value="0.173166813544368" calcext:value-type="float">
            <text:p>0.173167</text:p>
          </table:table-cell>
          <table:table-cell table:style-name="ce14" table:formula="of:=[.Q26]/[.$S$1]" office:value-type="float" office:value="0.180209135024375" calcext:value-type="float">
            <text:p>0.180209</text:p>
          </table:table-cell>
          <table:table-cell table:style-name="ce14" table:formula="of:=[.R26]/[.$S$1]" office:value-type="float" office:value="0.185239364652951" calcext:value-type="float">
            <text:p>0.185239</text:p>
          </table:table-cell>
          <table:table-cell table:number-columns-repeated="990"/>
        </table:table-row>
        <table:table-row table:style-name="ro1">
          <table:table-cell table:style-name="ce2" table:formula="of:=[.A26]+[.A25]" office:value-type="float" office:value="196418" calcext:value-type="float">
            <text:p>196418</text:p>
          </table:table-cell>
          <table:table-cell table:style-name="ce5" table:formula="of:=[.A27]^[.$B$1] - 1" office:value-type="float" office:value="442.190703873626" calcext:value-type="float">
            <text:p>442.190704</text:p>
          </table:table-cell>
          <table:table-cell table:style-name="ce13" table:formula="of:=[.$B27]+[.C$1] * ([.$B28]-[.$B27])" office:value-type="float" office:value="442.190703873626" calcext:value-type="float">
            <text:p>442.190704</text:p>
          </table:table-cell>
          <table:table-cell table:style-name="ce13" table:formula="of:=[.$B27]+[.D$1] * ([.$B28]-[.$B27])" office:value-type="float" office:value="502.468993840415" calcext:value-type="float">
            <text:p>502.468994</text:p>
          </table:table-cell>
          <table:table-cell table:style-name="ce13" table:formula="of:=[.$B27]+[.E$1] * ([.$B28]-[.$B27])" office:value-type="float" office:value="472.32984885702" calcext:value-type="float">
            <text:p>472.329849</text:p>
          </table:table-cell>
          <table:table-cell table:style-name="ce13" table:formula="of:=[.$B27]+[.F$1] * ([.$B28]-[.$B27])" office:value-type="float" office:value="532.608138823809" calcext:value-type="float">
            <text:p>532.608139</text:p>
          </table:table-cell>
          <table:table-cell table:style-name="ce13" table:formula="of:=[.$B27]+[.G$1] * ([.$B28]-[.$B27])" office:value-type="float" office:value="457.260276365323" calcext:value-type="float">
            <text:p>457.260276</text:p>
          </table:table-cell>
          <table:table-cell table:style-name="ce13" table:formula="of:=[.$B27]+[.H$1] * ([.$B28]-[.$B27])" office:value-type="float" office:value="487.399421348718" calcext:value-type="float">
            <text:p>487.399421</text:p>
          </table:table-cell>
          <table:table-cell table:style-name="ce13" table:formula="of:=[.$B27]+[.I$1] * ([.$B28]-[.$B27])" office:value-type="float" office:value="523.566395328791" calcext:value-type="float">
            <text:p>523.566395</text:p>
          </table:table-cell>
          <table:table-cell table:style-name="ce13" table:formula="of:=[.$B27]+[.J$1] * ([.$B28]-[.$B27])" office:value-type="float" office:value="547.677711315507" calcext:value-type="float">
            <text:p>547.677711</text:p>
          </table:table-cell>
          <table:table-cell table:style-name="ce13" table:formula="of:=[.$B27]+[.K$1] * ([.$B28]-[.$B27])" office:value-type="float" office:value="449.725490119475" calcext:value-type="float">
            <text:p>449.725490</text:p>
          </table:table-cell>
          <table:table-cell table:style-name="ce13" table:formula="of:=[.$B27]+[.L$1] * ([.$B28]-[.$B27])" office:value-type="float" office:value="464.795062611172" calcext:value-type="float">
            <text:p>464.795063</text:p>
          </table:table-cell>
          <table:table-cell table:style-name="ce13" table:formula="of:=[.$B27]+[.M$1] * ([.$B28]-[.$B27])" office:value-type="float" office:value="479.864635102869" calcext:value-type="float">
            <text:p>479.864635</text:p>
          </table:table-cell>
          <table:table-cell table:style-name="ce13" table:formula="of:=[.$B27]+[.N$1] * ([.$B28]-[.$B27])" office:value-type="float" office:value="494.934207594566" calcext:value-type="float">
            <text:p>494.934208</text:p>
          </table:table-cell>
          <table:table-cell table:style-name="ce13" table:formula="of:=[.$B27]+[.O$1] * ([.$B28]-[.$B27])" office:value-type="float" office:value="510.003780086263" calcext:value-type="float">
            <text:p>510.003780</text:p>
          </table:table-cell>
          <table:table-cell table:style-name="ce13" table:formula="of:=[.$B27]+[.P$1] * ([.$B28]-[.$B27])" office:value-type="float" office:value="519.045523581282" calcext:value-type="float">
            <text:p>519.045524</text:p>
          </table:table-cell>
          <table:table-cell table:style-name="ce13" table:formula="of:=[.$B27]+[.Q$1] * ([.$B28]-[.$B27])" office:value-type="float" office:value="540.142925069658" calcext:value-type="float">
            <text:p>540.142925</text:p>
          </table:table-cell>
          <table:table-cell table:style-name="ce13" table:formula="of:=[.$B27]+[.R$1] * ([.$B28]-[.$B27])" office:value-type="float" office:value="555.212497561355" calcext:value-type="float">
            <text:p>555.212498</text:p>
          </table:table-cell>
          <table:table-cell table:style-name="ce14" table:formula="of:=[.C27]/[.$S$1]" office:value-type="float" office:value="0.187754479467239" calcext:value-type="float">
            <text:p>0.187754</text:p>
          </table:table-cell>
          <table:table-cell table:style-name="ce14" table:formula="of:=[.D27]/[.$S$1]" office:value-type="float" office:value="0.213348683182395" calcext:value-type="float">
            <text:p>0.213349</text:p>
          </table:table-cell>
          <table:table-cell table:style-name="ce14" table:formula="of:=[.E27]/[.$S$1]" office:value-type="float" office:value="0.200551581324817" calcext:value-type="float">
            <text:p>0.200552</text:p>
          </table:table-cell>
          <table:table-cell table:style-name="ce14" table:formula="of:=[.F27]/[.$S$1]" office:value-type="float" office:value="0.226145785039973" calcext:value-type="float">
            <text:p>0.226146</text:p>
          </table:table-cell>
          <table:table-cell table:style-name="ce14" table:formula="of:=[.G27]/[.$S$1]" office:value-type="float" office:value="0.194153030396028" calcext:value-type="float">
            <text:p>0.194153</text:p>
          </table:table-cell>
          <table:table-cell table:style-name="ce14" table:formula="of:=[.H27]/[.$S$1]" office:value-type="float" office:value="0.206950132253606" calcext:value-type="float">
            <text:p>0.206950</text:p>
          </table:table-cell>
          <table:table-cell table:style-name="ce14" table:formula="of:=[.I27]/[.$S$1]" office:value-type="float" office:value="0.222306654482699" calcext:value-type="float">
            <text:p>0.222307</text:p>
          </table:table-cell>
          <table:table-cell table:style-name="ce14" table:formula="of:=[.J27]/[.$S$1]" office:value-type="float" office:value="0.232544335968762" calcext:value-type="float">
            <text:p>0.232544</text:p>
          </table:table-cell>
          <table:table-cell table:style-name="ce14" table:formula="of:=[.K27]/[.$S$1]" office:value-type="float" office:value="0.190953754931633" calcext:value-type="float">
            <text:p>0.190954</text:p>
          </table:table-cell>
          <table:table-cell table:style-name="ce14" table:formula="of:=[.L27]/[.$S$1]" office:value-type="float" office:value="0.197352305860422" calcext:value-type="float">
            <text:p>0.197352</text:p>
          </table:table-cell>
          <table:table-cell table:style-name="ce14" table:formula="of:=[.M27]/[.$S$1]" office:value-type="float" office:value="0.203750856789211" calcext:value-type="float">
            <text:p>0.203751</text:p>
          </table:table-cell>
          <table:table-cell table:style-name="ce14" table:formula="of:=[.N27]/[.$S$1]" office:value-type="float" office:value="0.210149407718" calcext:value-type="float">
            <text:p>0.210149</text:p>
          </table:table-cell>
          <table:table-cell table:style-name="ce14" table:formula="of:=[.O27]/[.$S$1]" office:value-type="float" office:value="0.216547958646789" calcext:value-type="float">
            <text:p>0.216548</text:p>
          </table:table-cell>
          <table:table-cell table:style-name="ce14" table:formula="of:=[.P27]/[.$S$1]" office:value-type="float" office:value="0.220387089204063" calcext:value-type="float">
            <text:p>0.220387</text:p>
          </table:table-cell>
          <table:table-cell table:style-name="ce14" table:formula="of:=[.Q27]/[.$S$1]" office:value-type="float" office:value="0.229345060504367" calcext:value-type="float">
            <text:p>0.229345</text:p>
          </table:table-cell>
          <table:table-cell table:style-name="ce14" table:formula="of:=[.R27]/[.$S$1]" office:value-type="float" office:value="0.235743611433156" calcext:value-type="float">
            <text:p>0.235744</text:p>
          </table:table-cell>
          <table:table-cell table:number-columns-repeated="990"/>
        </table:table-row>
        <table:table-row table:style-name="ro1">
          <table:table-cell table:style-name="ce2" table:formula="of:=[.A27]+[.A26]" office:value-type="float" office:value="317811" calcext:value-type="float">
            <text:p>317811</text:p>
          </table:table-cell>
          <table:table-cell table:style-name="ce5" table:formula="of:=[.A28]^[.$B$1] - 1" office:value-type="float" office:value="562.747283807204" calcext:value-type="float">
            <text:p>562.747284</text:p>
          </table:table-cell>
          <table:table-cell table:style-name="ce13" table:formula="of:=[.$B28]+[.C$1] * ([.$B29]-[.$B28])" office:value-type="float" office:value="562.747283807204" calcext:value-type="float">
            <text:p>562.747284</text:p>
          </table:table-cell>
          <table:table-cell table:style-name="ce13" table:formula="of:=[.$B28]+[.D$1] * ([.$B29]-[.$B28])" office:value-type="float" office:value="639.422453085566" calcext:value-type="float">
            <text:p>639.422453</text:p>
          </table:table-cell>
          <table:table-cell table:style-name="ce13" table:formula="of:=[.$B28]+[.E$1] * ([.$B29]-[.$B28])" office:value-type="float" office:value="601.084868446385" calcext:value-type="float">
            <text:p>601.084868</text:p>
          </table:table-cell>
          <table:table-cell table:style-name="ce13" table:formula="of:=[.$B28]+[.F$1] * ([.$B29]-[.$B28])" office:value-type="float" office:value="677.760037724748" calcext:value-type="float">
            <text:p>677.760038</text:p>
          </table:table-cell>
          <table:table-cell table:style-name="ce13" table:formula="of:=[.$B28]+[.G$1] * ([.$B29]-[.$B28])" office:value-type="float" office:value="581.916076126795" calcext:value-type="float">
            <text:p>581.916076</text:p>
          </table:table-cell>
          <table:table-cell table:style-name="ce13" table:formula="of:=[.$B28]+[.H$1] * ([.$B29]-[.$B28])" office:value-type="float" office:value="620.253660765976" calcext:value-type="float">
            <text:p>620.253661</text:p>
          </table:table-cell>
          <table:table-cell table:style-name="ce13" table:formula="of:=[.$B28]+[.I$1] * ([.$B29]-[.$B28])" office:value-type="float" office:value="666.258762332993" calcext:value-type="float">
            <text:p>666.258762</text:p>
          </table:table-cell>
          <table:table-cell table:style-name="ce13" table:formula="of:=[.$B28]+[.J$1] * ([.$B29]-[.$B28])" office:value-type="float" office:value="696.928830044338" calcext:value-type="float">
            <text:p>696.928830</text:p>
          </table:table-cell>
          <table:table-cell table:style-name="ce13" table:formula="of:=[.$B28]+[.K$1] * ([.$B29]-[.$B28])" office:value-type="float" office:value="572.331679966999" calcext:value-type="float">
            <text:p>572.331680</text:p>
          </table:table-cell>
          <table:table-cell table:style-name="ce13" table:formula="of:=[.$B28]+[.L$1] * ([.$B29]-[.$B28])" office:value-type="float" office:value="591.50047228659" calcext:value-type="float">
            <text:p>591.500472</text:p>
          </table:table-cell>
          <table:table-cell table:style-name="ce13" table:formula="of:=[.$B28]+[.M$1] * ([.$B29]-[.$B28])" office:value-type="float" office:value="610.66926460618" calcext:value-type="float">
            <text:p>610.669265</text:p>
          </table:table-cell>
          <table:table-cell table:style-name="ce13" table:formula="of:=[.$B28]+[.N$1] * ([.$B29]-[.$B28])" office:value-type="float" office:value="629.838056925771" calcext:value-type="float">
            <text:p>629.838057</text:p>
          </table:table-cell>
          <table:table-cell table:style-name="ce13" table:formula="of:=[.$B28]+[.O$1] * ([.$B29]-[.$B28])" office:value-type="float" office:value="649.006849245362" calcext:value-type="float">
            <text:p>649.006849</text:p>
          </table:table-cell>
          <table:table-cell table:style-name="ce13" table:formula="of:=[.$B28]+[.P$1] * ([.$B29]-[.$B28])" office:value-type="float" office:value="660.508124637116" calcext:value-type="float">
            <text:p>660.508125</text:p>
          </table:table-cell>
          <table:table-cell table:style-name="ce13" table:formula="of:=[.$B28]+[.Q$1] * ([.$B29]-[.$B28])" office:value-type="float" office:value="687.344433884543" calcext:value-type="float">
            <text:p>687.344434</text:p>
          </table:table-cell>
          <table:table-cell table:style-name="ce13" table:formula="of:=[.$B28]+[.R$1] * ([.$B29]-[.$B28])" office:value-type="float" office:value="706.513226204134" calcext:value-type="float">
            <text:p>706.513226</text:p>
          </table:table-cell>
          <table:table-cell table:style-name="ce14" table:formula="of:=[.C28]/[.$S$1]" office:value-type="float" office:value="0.238942886897551" calcext:value-type="float">
            <text:p>0.238943</text:p>
          </table:table-cell>
          <table:table-cell table:style-name="ce14" table:formula="of:=[.D28]/[.$S$1]" office:value-type="float" office:value="0.271499216937532" calcext:value-type="float">
            <text:p>0.271499</text:p>
          </table:table-cell>
          <table:table-cell table:style-name="ce14" table:formula="of:=[.E28]/[.$S$1]" office:value-type="float" office:value="0.255221051917541" calcext:value-type="float">
            <text:p>0.255221</text:p>
          </table:table-cell>
          <table:table-cell table:style-name="ce14" table:formula="of:=[.F28]/[.$S$1]" office:value-type="float" office:value="0.287777381957523" calcext:value-type="float">
            <text:p>0.287777</text:p>
          </table:table-cell>
          <table:table-cell table:style-name="ce14" table:formula="of:=[.G28]/[.$S$1]" office:value-type="float" office:value="0.247081969407546" calcext:value-type="float">
            <text:p>0.247082</text:p>
          </table:table-cell>
          <table:table-cell table:style-name="ce14" table:formula="of:=[.H28]/[.$S$1]" office:value-type="float" office:value="0.263360134427537" calcext:value-type="float">
            <text:p>0.263360</text:p>
          </table:table-cell>
          <table:table-cell table:style-name="ce14" table:formula="of:=[.I28]/[.$S$1]" office:value-type="float" office:value="0.282893932451525" calcext:value-type="float">
            <text:p>0.282894</text:p>
          </table:table-cell>
          <table:table-cell table:style-name="ce14" table:formula="of:=[.J28]/[.$S$1]" office:value-type="float" office:value="0.295916464467518" calcext:value-type="float">
            <text:p>0.295916</text:p>
          </table:table-cell>
          <table:table-cell table:style-name="ce14" table:formula="of:=[.K28]/[.$S$1]" office:value-type="float" office:value="0.243012428152548" calcext:value-type="float">
            <text:p>0.243012</text:p>
          </table:table-cell>
          <table:table-cell table:style-name="ce14" table:formula="of:=[.L28]/[.$S$1]" office:value-type="float" office:value="0.251151510662544" calcext:value-type="float">
            <text:p>0.251152</text:p>
          </table:table-cell>
          <table:table-cell table:style-name="ce14" table:formula="of:=[.M28]/[.$S$1]" office:value-type="float" office:value="0.259290593172539" calcext:value-type="float">
            <text:p>0.259291</text:p>
          </table:table-cell>
          <table:table-cell table:style-name="ce14" table:formula="of:=[.N28]/[.$S$1]" office:value-type="float" office:value="0.267429675682534" calcext:value-type="float">
            <text:p>0.267430</text:p>
          </table:table-cell>
          <table:table-cell table:style-name="ce14" table:formula="of:=[.O28]/[.$S$1]" office:value-type="float" office:value="0.27556875819253" calcext:value-type="float">
            <text:p>0.275569</text:p>
          </table:table-cell>
          <table:table-cell table:style-name="ce14" table:formula="of:=[.P28]/[.$S$1]" office:value-type="float" office:value="0.280452207698527" calcext:value-type="float">
            <text:p>0.280452</text:p>
          </table:table-cell>
          <table:table-cell table:style-name="ce14" table:formula="of:=[.Q28]/[.$S$1]" office:value-type="float" office:value="0.29184692321252" calcext:value-type="float">
            <text:p>0.291847</text:p>
          </table:table-cell>
          <table:table-cell table:style-name="ce14" table:formula="of:=[.R28]/[.$S$1]" office:value-type="float" office:value="0.299986005722516" calcext:value-type="float">
            <text:p>0.299986</text:p>
          </table:table-cell>
          <table:table-cell table:number-columns-repeated="990"/>
        </table:table-row>
        <table:table-row table:style-name="ro1">
          <table:table-cell table:style-name="ce2" table:formula="of:=[.A28]+[.A27]" office:value-type="float" office:value="514229" calcext:value-type="float">
            <text:p>514229</text:p>
          </table:table-cell>
          <table:table-cell table:style-name="ce5" table:formula="of:=[.A29]^[.$B$1] - 1" office:value-type="float" office:value="716.097622363929" calcext:value-type="float">
            <text:p>716.097622</text:p>
          </table:table-cell>
          <table:table-cell table:style-name="ce13" table:formula="of:=[.$B29]+[.C$1] * ([.$B30]-[.$B29])" office:value-type="float" office:value="716.097622363929" calcext:value-type="float">
            <text:p>716.097622</text:p>
          </table:table-cell>
          <table:table-cell table:style-name="ce13" table:formula="of:=[.$B29]+[.D$1] * ([.$B30]-[.$B29])" office:value-type="float" office:value="813.629944315095" calcext:value-type="float">
            <text:p>813.629944</text:p>
          </table:table-cell>
          <table:table-cell table:style-name="ce13" table:formula="of:=[.$B29]+[.E$1] * ([.$B30]-[.$B29])" office:value-type="float" office:value="764.863783339512" calcext:value-type="float">
            <text:p>764.863783</text:p>
          </table:table-cell>
          <table:table-cell table:style-name="ce13" table:formula="of:=[.$B29]+[.F$1] * ([.$B30]-[.$B29])" office:value-type="float" office:value="862.396105290678" calcext:value-type="float">
            <text:p>862.396105</text:p>
          </table:table-cell>
          <table:table-cell table:style-name="ce13" table:formula="of:=[.$B29]+[.G$1] * ([.$B30]-[.$B29])" office:value-type="float" office:value="740.48070285172" calcext:value-type="float">
            <text:p>740.480703</text:p>
          </table:table-cell>
          <table:table-cell table:style-name="ce13" table:formula="of:=[.$B29]+[.H$1] * ([.$B30]-[.$B29])" office:value-type="float" office:value="789.246863827303" calcext:value-type="float">
            <text:p>789.246864</text:p>
          </table:table-cell>
          <table:table-cell table:style-name="ce13" table:formula="of:=[.$B29]+[.I$1] * ([.$B30]-[.$B29])" office:value-type="float" office:value="847.766256998003" calcext:value-type="float">
            <text:p>847.766257</text:p>
          </table:table-cell>
          <table:table-cell table:style-name="ce13" table:formula="of:=[.$B29]+[.J$1] * ([.$B30]-[.$B29])" office:value-type="float" office:value="886.779185778469" calcext:value-type="float">
            <text:p>886.779186</text:p>
          </table:table-cell>
          <table:table-cell table:style-name="ce13" table:formula="of:=[.$B29]+[.K$1] * ([.$B30]-[.$B29])" office:value-type="float" office:value="728.289162607825" calcext:value-type="float">
            <text:p>728.289163</text:p>
          </table:table-cell>
          <table:table-cell table:style-name="ce13" table:formula="of:=[.$B29]+[.L$1] * ([.$B30]-[.$B29])" office:value-type="float" office:value="752.672243095616" calcext:value-type="float">
            <text:p>752.672243</text:p>
          </table:table-cell>
          <table:table-cell table:style-name="ce13" table:formula="of:=[.$B29]+[.M$1] * ([.$B30]-[.$B29])" office:value-type="float" office:value="777.055323583407" calcext:value-type="float">
            <text:p>777.055324</text:p>
          </table:table-cell>
          <table:table-cell table:style-name="ce13" table:formula="of:=[.$B29]+[.N$1] * ([.$B30]-[.$B29])" office:value-type="float" office:value="801.438404071199" calcext:value-type="float">
            <text:p>801.438404</text:p>
          </table:table-cell>
          <table:table-cell table:style-name="ce13" table:formula="of:=[.$B29]+[.O$1] * ([.$B30]-[.$B29])" office:value-type="float" office:value="825.82148455899" calcext:value-type="float">
            <text:p>825.821485</text:p>
          </table:table-cell>
          <table:table-cell table:style-name="ce13" table:formula="of:=[.$B29]+[.P$1] * ([.$B30]-[.$B29])" office:value-type="float" office:value="840.451332851665" calcext:value-type="float">
            <text:p>840.451333</text:p>
          </table:table-cell>
          <table:table-cell table:style-name="ce13" table:formula="of:=[.$B29]+[.Q$1] * ([.$B30]-[.$B29])" office:value-type="float" office:value="874.587645534573" calcext:value-type="float">
            <text:p>874.587646</text:p>
          </table:table-cell>
          <table:table-cell table:style-name="ce13" table:formula="of:=[.$B29]+[.R$1] * ([.$B30]-[.$B29])" office:value-type="float" office:value="898.970726022365" calcext:value-type="float">
            <text:p>898.970726</text:p>
          </table:table-cell>
          <table:table-cell table:style-name="ce14" table:formula="of:=[.C29]/[.$S$1]" office:value-type="float" office:value="0.304055546977513" calcext:value-type="float">
            <text:p>0.304056</text:p>
          </table:table-cell>
          <table:table-cell table:style-name="ce14" table:formula="of:=[.D29]/[.$S$1]" office:value-type="float" office:value="0.345467838504125" calcext:value-type="float">
            <text:p>0.345468</text:p>
          </table:table-cell>
          <table:table-cell table:style-name="ce14" table:formula="of:=[.E29]/[.$S$1]" office:value-type="float" office:value="0.324761692740819" calcext:value-type="float">
            <text:p>0.324762</text:p>
          </table:table-cell>
          <table:table-cell table:style-name="ce14" table:formula="of:=[.F29]/[.$S$1]" office:value-type="float" office:value="0.366173984267431" calcext:value-type="float">
            <text:p>0.366174</text:p>
          </table:table-cell>
          <table:table-cell table:style-name="ce14" table:formula="of:=[.G29]/[.$S$1]" office:value-type="float" office:value="0.314408619859166" calcext:value-type="float">
            <text:p>0.314409</text:p>
          </table:table-cell>
          <table:table-cell table:style-name="ce14" table:formula="of:=[.H29]/[.$S$1]" office:value-type="float" office:value="0.335114765622472" calcext:value-type="float">
            <text:p>0.335115</text:p>
          </table:table-cell>
          <table:table-cell table:style-name="ce14" table:formula="of:=[.I29]/[.$S$1]" office:value-type="float" office:value="0.359962140538439" calcext:value-type="float">
            <text:p>0.359962</text:p>
          </table:table-cell>
          <table:table-cell table:style-name="ce14" table:formula="of:=[.J29]/[.$S$1]" office:value-type="float" office:value="0.376527057149084" calcext:value-type="float">
            <text:p>0.376527</text:p>
          </table:table-cell>
          <table:table-cell table:style-name="ce14" table:formula="of:=[.K29]/[.$S$1]" office:value-type="float" office:value="0.30923208341834" calcext:value-type="float">
            <text:p>0.309232</text:p>
          </table:table-cell>
          <table:table-cell table:style-name="ce14" table:formula="of:=[.L29]/[.$S$1]" office:value-type="float" office:value="0.319585156299993" calcext:value-type="float">
            <text:p>0.319585</text:p>
          </table:table-cell>
          <table:table-cell table:style-name="ce14" table:formula="of:=[.M29]/[.$S$1]" office:value-type="float" office:value="0.329938229181646" calcext:value-type="float">
            <text:p>0.329938</text:p>
          </table:table-cell>
          <table:table-cell table:style-name="ce14" table:formula="of:=[.N29]/[.$S$1]" office:value-type="float" office:value="0.340291302063299" calcext:value-type="float">
            <text:p>0.340291</text:p>
          </table:table-cell>
          <table:table-cell table:style-name="ce14" table:formula="of:=[.O29]/[.$S$1]" office:value-type="float" office:value="0.350644374944952" calcext:value-type="float">
            <text:p>0.350644</text:p>
          </table:table-cell>
          <table:table-cell table:style-name="ce14" table:formula="of:=[.P29]/[.$S$1]" office:value-type="float" office:value="0.356856218673943" calcext:value-type="float">
            <text:p>0.356856</text:p>
          </table:table-cell>
          <table:table-cell table:style-name="ce14" table:formula="of:=[.Q29]/[.$S$1]" office:value-type="float" office:value="0.371350520708257" calcext:value-type="float">
            <text:p>0.371351</text:p>
          </table:table-cell>
          <table:table-cell table:style-name="ce14" table:formula="of:=[.R29]/[.$S$1]" office:value-type="float" office:value="0.38170359358991" calcext:value-type="float">
            <text:p>0.381704</text:p>
          </table:table-cell>
          <table:table-cell table:number-columns-repeated="990"/>
        </table:table-row>
        <table:table-row table:style-name="ro1">
          <table:table-cell table:style-name="ce2" table:formula="of:=[.A29]+[.A28]" office:value-type="float" office:value="832040" calcext:value-type="float">
            <text:p>832040</text:p>
          </table:table-cell>
          <table:table-cell table:style-name="ce5" table:formula="of:=[.A30]^[.$B$1] - 1" office:value-type="float" office:value="911.16226626626" calcext:value-type="float">
            <text:p>911.162266</text:p>
          </table:table-cell>
          <table:table-cell table:style-name="ce13" table:formula="of:=[.$B30]+[.C$1] * ([.$B31]-[.$B30])" office:value-type="float" office:value="911.16226626626" calcext:value-type="float">
            <text:p>911.162266</text:p>
          </table:table-cell>
          <table:table-cell table:style-name="ce13" table:formula="of:=[.$B30]+[.D$1] * ([.$B31]-[.$B30])" office:value-type="float" office:value="1035.22529625123" calcext:value-type="float">
            <text:p>1035.225296</text:p>
          </table:table-cell>
          <table:table-cell table:style-name="ce13" table:formula="of:=[.$B30]+[.E$1] * ([.$B31]-[.$B30])" office:value-type="float" office:value="973.193781258745" calcext:value-type="float">
            <text:p>973.193781</text:p>
          </table:table-cell>
          <table:table-cell table:style-name="ce13" table:formula="of:=[.$B30]+[.F$1] * ([.$B31]-[.$B30])" office:value-type="float" office:value="1097.25681124371" calcext:value-type="float">
            <text:p>1097.256811</text:p>
          </table:table-cell>
          <table:table-cell table:style-name="ce13" table:formula="of:=[.$B30]+[.G$1] * ([.$B31]-[.$B30])" office:value-type="float" office:value="942.178023762503" calcext:value-type="float">
            <text:p>942.178024</text:p>
          </table:table-cell>
          <table:table-cell table:style-name="ce13" table:formula="of:=[.$B30]+[.H$1] * ([.$B31]-[.$B30])" office:value-type="float" office:value="1004.20953875499" calcext:value-type="float">
            <text:p>1004.209539</text:p>
          </table:table-cell>
          <table:table-cell table:style-name="ce13" table:formula="of:=[.$B30]+[.I$1] * ([.$B31]-[.$B30])" office:value-type="float" office:value="1078.64735674597" calcext:value-type="float">
            <text:p>1078.647357</text:p>
          </table:table-cell>
          <table:table-cell table:style-name="ce13" table:formula="of:=[.$B30]+[.J$1] * ([.$B31]-[.$B30])" office:value-type="float" office:value="1128.27256873996" calcext:value-type="float">
            <text:p>1128.272569</text:p>
          </table:table-cell>
          <table:table-cell table:style-name="ce13" table:formula="of:=[.$B30]+[.K$1] * ([.$B31]-[.$B30])" office:value-type="float" office:value="926.670145014382" calcext:value-type="float">
            <text:p>926.670145</text:p>
          </table:table-cell>
          <table:table-cell table:style-name="ce13" table:formula="of:=[.$B30]+[.L$1] * ([.$B31]-[.$B30])" office:value-type="float" office:value="957.685902510624" calcext:value-type="float">
            <text:p>957.685903</text:p>
          </table:table-cell>
          <table:table-cell table:style-name="ce13" table:formula="of:=[.$B30]+[.M$1] * ([.$B31]-[.$B30])" office:value-type="float" office:value="988.701660006866" calcext:value-type="float">
            <text:p>988.701660</text:p>
          </table:table-cell>
          <table:table-cell table:style-name="ce13" table:formula="of:=[.$B30]+[.N$1] * ([.$B31]-[.$B30])" office:value-type="float" office:value="1019.71741750311" calcext:value-type="float">
            <text:p>1019.717418</text:p>
          </table:table-cell>
          <table:table-cell table:style-name="ce13" table:formula="of:=[.$B30]+[.O$1] * ([.$B31]-[.$B30])" office:value-type="float" office:value="1050.73317499935" calcext:value-type="float">
            <text:p>1050.733175</text:p>
          </table:table-cell>
          <table:table-cell table:style-name="ce13" table:formula="of:=[.$B30]+[.P$1] * ([.$B31]-[.$B30])" office:value-type="float" office:value="1069.3426294971" calcext:value-type="float">
            <text:p>1069.342629</text:p>
          </table:table-cell>
          <table:table-cell table:style-name="ce13" table:formula="of:=[.$B30]+[.Q$1] * ([.$B31]-[.$B30])" office:value-type="float" office:value="1112.76468999184" calcext:value-type="float">
            <text:p>1112.764690</text:p>
          </table:table-cell>
          <table:table-cell table:style-name="ce13" table:formula="of:=[.$B30]+[.R$1] * ([.$B31]-[.$B30])" office:value-type="float" office:value="1143.78044748808" calcext:value-type="float">
            <text:p>1143.780447</text:p>
          </table:table-cell>
          <table:table-cell table:style-name="ce14" table:formula="of:=[.C30]/[.$S$1]" office:value-type="float" office:value="0.386880130030737" calcext:value-type="float">
            <text:p>0.386880</text:p>
          </table:table-cell>
          <table:table-cell table:style-name="ce14" table:formula="of:=[.D30]/[.$S$1]" office:value-type="float" office:value="0.439557378584142" calcext:value-type="float">
            <text:p>0.439557</text:p>
          </table:table-cell>
          <table:table-cell table:style-name="ce14" table:formula="of:=[.E30]/[.$S$1]" office:value-type="float" office:value="0.41321875430744" calcext:value-type="float">
            <text:p>0.413219</text:p>
          </table:table-cell>
          <table:table-cell table:style-name="ce14" table:formula="of:=[.F30]/[.$S$1]" office:value-type="float" office:value="0.465896002860845" calcext:value-type="float">
            <text:p>0.465896</text:p>
          </table:table-cell>
          <table:table-cell table:style-name="ce14" table:formula="of:=[.G30]/[.$S$1]" office:value-type="float" office:value="0.400049442169088" calcext:value-type="float">
            <text:p>0.400049</text:p>
          </table:table-cell>
          <table:table-cell table:style-name="ce14" table:formula="of:=[.H30]/[.$S$1]" office:value-type="float" office:value="0.426388066445791" calcext:value-type="float">
            <text:p>0.426388</text:p>
          </table:table-cell>
          <table:table-cell table:style-name="ce14" table:formula="of:=[.I30]/[.$S$1]" office:value-type="float" office:value="0.457994415577834" calcext:value-type="float">
            <text:p>0.457994</text:p>
          </table:table-cell>
          <table:table-cell table:style-name="ce14" table:formula="of:=[.J30]/[.$S$1]" office:value-type="float" office:value="0.479065314999197" calcext:value-type="float">
            <text:p>0.479065</text:p>
          </table:table-cell>
          <table:table-cell table:style-name="ce14" table:formula="of:=[.K30]/[.$S$1]" office:value-type="float" office:value="0.393464786099913" calcext:value-type="float">
            <text:p>0.393465</text:p>
          </table:table-cell>
          <table:table-cell table:style-name="ce14" table:formula="of:=[.L30]/[.$S$1]" office:value-type="float" office:value="0.406634098238264" calcext:value-type="float">
            <text:p>0.406634</text:p>
          </table:table-cell>
          <table:table-cell table:style-name="ce14" table:formula="of:=[.M30]/[.$S$1]" office:value-type="float" office:value="0.419803410376615" calcext:value-type="float">
            <text:p>0.419803</text:p>
          </table:table-cell>
          <table:table-cell table:style-name="ce14" table:formula="of:=[.N30]/[.$S$1]" office:value-type="float" office:value="0.432972722514967" calcext:value-type="float">
            <text:p>0.432973</text:p>
          </table:table-cell>
          <table:table-cell table:style-name="ce14" table:formula="of:=[.O30]/[.$S$1]" office:value-type="float" office:value="0.446142034653318" calcext:value-type="float">
            <text:p>0.446142</text:p>
          </table:table-cell>
          <table:table-cell table:style-name="ce14" table:formula="of:=[.P30]/[.$S$1]" office:value-type="float" office:value="0.454043621936329" calcext:value-type="float">
            <text:p>0.454044</text:p>
          </table:table-cell>
          <table:table-cell table:style-name="ce14" table:formula="of:=[.Q30]/[.$S$1]" office:value-type="float" office:value="0.472480658930021" calcext:value-type="float">
            <text:p>0.472481</text:p>
          </table:table-cell>
          <table:table-cell table:style-name="ce14" table:formula="of:=[.R30]/[.$S$1]" office:value-type="float" office:value="0.485649971068372" calcext:value-type="float">
            <text:p>0.485650</text:p>
          </table:table-cell>
          <table:table-cell table:number-columns-repeated="990"/>
        </table:table-row>
        <table:table-row table:style-name="ro1">
          <table:table-cell table:style-name="ce2" table:formula="of:=[.A30]+[.A29]" office:value-type="float" office:value="1346269" calcext:value-type="float">
            <text:p>1346269</text:p>
          </table:table-cell>
          <table:table-cell table:style-name="ce5" table:formula="of:=[.A31]^[.$B$1] - 1" office:value-type="float" office:value="1159.2883262362" calcext:value-type="float">
            <text:p>1159.288326</text:p>
          </table:table-cell>
          <table:table-cell table:style-name="ce13" table:formula="of:=[.$B31]+[.C$1] * ([.$B32]-[.$B31])" office:value-type="float" office:value="1159.2883262362" calcext:value-type="float">
            <text:p>1159.288326</text:p>
          </table:table-cell>
          <table:table-cell table:style-name="ce13" table:formula="of:=[.$B31]+[.D$1] * ([.$B32]-[.$B31])" office:value-type="float" office:value="1317.09893815516" calcext:value-type="float">
            <text:p>1317.098938</text:p>
          </table:table-cell>
          <table:table-cell table:style-name="ce13" table:formula="of:=[.$B31]+[.E$1] * ([.$B32]-[.$B31])" office:value-type="float" office:value="1238.19363219568" calcext:value-type="float">
            <text:p>1238.193632</text:p>
          </table:table-cell>
          <table:table-cell table:style-name="ce13" table:formula="of:=[.$B31]+[.F$1] * ([.$B32]-[.$B31])" office:value-type="float" office:value="1396.00424411464" calcext:value-type="float">
            <text:p>1396.004244</text:p>
          </table:table-cell>
          <table:table-cell table:style-name="ce13" table:formula="of:=[.$B31]+[.G$1] * ([.$B32]-[.$B31])" office:value-type="float" office:value="1198.74097921594" calcext:value-type="float">
            <text:p>1198.740979</text:p>
          </table:table-cell>
          <table:table-cell table:style-name="ce13" table:formula="of:=[.$B31]+[.H$1] * ([.$B32]-[.$B31])" office:value-type="float" office:value="1277.64628517542" calcext:value-type="float">
            <text:p>1277.646285</text:p>
          </table:table-cell>
          <table:table-cell table:style-name="ce13" table:formula="of:=[.$B31]+[.I$1] * ([.$B32]-[.$B31])" office:value-type="float" office:value="1372.3326523268" calcext:value-type="float">
            <text:p>1372.332652</text:p>
          </table:table-cell>
          <table:table-cell table:style-name="ce13" table:formula="of:=[.$B31]+[.J$1] * ([.$B32]-[.$B31])" office:value-type="float" office:value="1435.45689709438" calcext:value-type="float">
            <text:p>1435.456897</text:p>
          </table:table-cell>
          <table:table-cell table:style-name="ce13" table:formula="of:=[.$B31]+[.K$1] * ([.$B32]-[.$B31])" office:value-type="float" office:value="1179.01465272607" calcext:value-type="float">
            <text:p>1179.014653</text:p>
          </table:table-cell>
          <table:table-cell table:style-name="ce13" table:formula="of:=[.$B31]+[.L$1] * ([.$B32]-[.$B31])" office:value-type="float" office:value="1218.46730570581" calcext:value-type="float">
            <text:p>1218.467306</text:p>
          </table:table-cell>
          <table:table-cell table:style-name="ce13" table:formula="of:=[.$B31]+[.M$1] * ([.$B32]-[.$B31])" office:value-type="float" office:value="1257.91995868555" calcext:value-type="float">
            <text:p>1257.919959</text:p>
          </table:table-cell>
          <table:table-cell table:style-name="ce13" table:formula="of:=[.$B31]+[.N$1] * ([.$B32]-[.$B31])" office:value-type="float" office:value="1297.37261166529" calcext:value-type="float">
            <text:p>1297.372612</text:p>
          </table:table-cell>
          <table:table-cell table:style-name="ce13" table:formula="of:=[.$B31]+[.O$1] * ([.$B32]-[.$B31])" office:value-type="float" office:value="1336.82526464503" calcext:value-type="float">
            <text:p>1336.825265</text:p>
          </table:table-cell>
          <table:table-cell table:style-name="ce13" table:formula="of:=[.$B31]+[.P$1] * ([.$B32]-[.$B31])" office:value-type="float" office:value="1360.49685643288" calcext:value-type="float">
            <text:p>1360.496856</text:p>
          </table:table-cell>
          <table:table-cell table:style-name="ce13" table:formula="of:=[.$B31]+[.Q$1] * ([.$B32]-[.$B31])" office:value-type="float" office:value="1415.73057060451" calcext:value-type="float">
            <text:p>1415.730571</text:p>
          </table:table-cell>
          <table:table-cell table:style-name="ce13" table:formula="of:=[.$B31]+[.R$1] * ([.$B32]-[.$B31])" office:value-type="float" office:value="1455.18322358425" calcext:value-type="float">
            <text:p>1455.183224</text:p>
          </table:table-cell>
          <table:table-cell table:style-name="ce14" table:formula="of:=[.C31]/[.$S$1]" office:value-type="float" office:value="0.492234627137548" calcext:value-type="float">
            <text:p>0.492235</text:p>
          </table:table-cell>
          <table:table-cell table:style-name="ce14" table:formula="of:=[.D31]/[.$S$1]" office:value-type="float" office:value="0.559241122379743" calcext:value-type="float">
            <text:p>0.559241</text:p>
          </table:table-cell>
          <table:table-cell table:style-name="ce14" table:formula="of:=[.E31]/[.$S$1]" office:value-type="float" office:value="0.525737874758646" calcext:value-type="float">
            <text:p>0.525738</text:p>
          </table:table-cell>
          <table:table-cell table:style-name="ce14" table:formula="of:=[.F31]/[.$S$1]" office:value-type="float" office:value="0.592744370000841" calcext:value-type="float">
            <text:p>0.592744</text:p>
          </table:table-cell>
          <table:table-cell table:style-name="ce14" table:formula="of:=[.G31]/[.$S$1]" office:value-type="float" office:value="0.508986250948097" calcext:value-type="float">
            <text:p>0.508986</text:p>
          </table:table-cell>
          <table:table-cell table:style-name="ce14" table:formula="of:=[.H31]/[.$S$1]" office:value-type="float" office:value="0.542489498569195" calcext:value-type="float">
            <text:p>0.542489</text:p>
          </table:table-cell>
          <table:table-cell table:style-name="ce14" table:formula="of:=[.I31]/[.$S$1]" office:value-type="float" office:value="0.582693395714512" calcext:value-type="float">
            <text:p>0.582693</text:p>
          </table:table-cell>
          <table:table-cell table:style-name="ce14" table:formula="of:=[.J31]/[.$S$1]" office:value-type="float" office:value="0.60949599381139" calcext:value-type="float">
            <text:p>0.609496</text:p>
          </table:table-cell>
          <table:table-cell table:style-name="ce14" table:formula="of:=[.K31]/[.$S$1]" office:value-type="float" office:value="0.500610439042822" calcext:value-type="float">
            <text:p>0.500610</text:p>
          </table:table-cell>
          <table:table-cell table:style-name="ce14" table:formula="of:=[.L31]/[.$S$1]" office:value-type="float" office:value="0.517362062853371" calcext:value-type="float">
            <text:p>0.517362</text:p>
          </table:table-cell>
          <table:table-cell table:style-name="ce14" table:formula="of:=[.M31]/[.$S$1]" office:value-type="float" office:value="0.53411368666392" calcext:value-type="float">
            <text:p>0.534114</text:p>
          </table:table-cell>
          <table:table-cell table:style-name="ce14" table:formula="of:=[.N31]/[.$S$1]" office:value-type="float" office:value="0.550865310474469" calcext:value-type="float">
            <text:p>0.550865</text:p>
          </table:table-cell>
          <table:table-cell table:style-name="ce14" table:formula="of:=[.O31]/[.$S$1]" office:value-type="float" office:value="0.567616934285018" calcext:value-type="float">
            <text:p>0.567617</text:p>
          </table:table-cell>
          <table:table-cell table:style-name="ce14" table:formula="of:=[.P31]/[.$S$1]" office:value-type="float" office:value="0.577667908571347" calcext:value-type="float">
            <text:p>0.577668</text:p>
          </table:table-cell>
          <table:table-cell table:style-name="ce14" table:formula="of:=[.Q31]/[.$S$1]" office:value-type="float" office:value="0.601120181906116" calcext:value-type="float">
            <text:p>0.601120</text:p>
          </table:table-cell>
          <table:table-cell table:style-name="ce14" table:formula="of:=[.R31]/[.$S$1]" office:value-type="float" office:value="0.617871805716665" calcext:value-type="float">
            <text:p>0.617872</text:p>
          </table:table-cell>
          <table:table-cell table:number-columns-repeated="990"/>
        </table:table-row>
        <table:table-row table:style-name="ro1">
          <table:table-cell table:style-name="ce2" table:formula="of:=[.A31]+[.A30]" office:value-type="float" office:value="2178309" calcext:value-type="float">
            <text:p>2178309</text:p>
          </table:table-cell>
          <table:table-cell table:style-name="ce5" table:formula="of:=[.A32]^[.$B$1] - 1" office:value-type="float" office:value="1474.90955007412" calcext:value-type="float">
            <text:p>1474.909550</text:p>
          </table:table-cell>
          <table:table-cell table:style-name="ce13" table:formula="of:=[.$B32]+[.C$1] * ([.$B33]-[.$B32])" office:value-type="float" office:value="1474.90955007412" calcext:value-type="float">
            <text:p>1474.909550</text:p>
          </table:table-cell>
          <table:table-cell table:style-name="ce13" table:formula="of:=[.$B32]+[.D$1] * ([.$B33]-[.$B32])" office:value-type="float" office:value="1675.64774933697" calcext:value-type="float">
            <text:p>1675.647749</text:p>
          </table:table-cell>
          <table:table-cell table:style-name="ce13" table:formula="of:=[.$B32]+[.E$1] * ([.$B33]-[.$B32])" office:value-type="float" office:value="1575.27864970554" calcext:value-type="float">
            <text:p>1575.278650</text:p>
          </table:table-cell>
          <table:table-cell table:style-name="ce13" table:formula="of:=[.$B32]+[.F$1] * ([.$B33]-[.$B32])" office:value-type="float" office:value="1776.01684896839" calcext:value-type="float">
            <text:p>1776.016849</text:p>
          </table:table-cell>
          <table:table-cell table:style-name="ce13" table:formula="of:=[.$B32]+[.G$1] * ([.$B33]-[.$B32])" office:value-type="float" office:value="1525.09409988983" calcext:value-type="float">
            <text:p>1525.094100</text:p>
          </table:table-cell>
          <table:table-cell table:style-name="ce13" table:formula="of:=[.$B32]+[.H$1] * ([.$B33]-[.$B32])" office:value-type="float" office:value="1625.46319952126" calcext:value-type="float">
            <text:p>1625.463200</text:p>
          </table:table-cell>
          <table:table-cell table:style-name="ce13" table:formula="of:=[.$B32]+[.I$1] * ([.$B33]-[.$B32])" office:value-type="float" office:value="1745.90611907896" calcext:value-type="float">
            <text:p>1745.906119</text:p>
          </table:table-cell>
          <table:table-cell table:style-name="ce13" table:formula="of:=[.$B32]+[.J$1] * ([.$B33]-[.$B32])" office:value-type="float" office:value="1826.2013987841" calcext:value-type="float">
            <text:p>1826.201399</text:p>
          </table:table-cell>
          <table:table-cell table:style-name="ce13" table:formula="of:=[.$B32]+[.K$1] * ([.$B33]-[.$B32])" office:value-type="float" office:value="1500.00182498198" calcext:value-type="float">
            <text:p>1500.001825</text:p>
          </table:table-cell>
          <table:table-cell table:style-name="ce13" table:formula="of:=[.$B32]+[.L$1] * ([.$B33]-[.$B32])" office:value-type="float" office:value="1550.18637479769" calcext:value-type="float">
            <text:p>1550.186375</text:p>
          </table:table-cell>
          <table:table-cell table:style-name="ce13" table:formula="of:=[.$B32]+[.M$1] * ([.$B33]-[.$B32])" office:value-type="float" office:value="1600.3709246134" calcext:value-type="float">
            <text:p>1600.370925</text:p>
          </table:table-cell>
          <table:table-cell table:style-name="ce13" table:formula="of:=[.$B32]+[.N$1] * ([.$B33]-[.$B32])" office:value-type="float" office:value="1650.55547442911" calcext:value-type="float">
            <text:p>1650.555474</text:p>
          </table:table-cell>
          <table:table-cell table:style-name="ce13" table:formula="of:=[.$B32]+[.O$1] * ([.$B33]-[.$B32])" office:value-type="float" office:value="1700.74002424482" calcext:value-type="float">
            <text:p>1700.740024</text:p>
          </table:table-cell>
          <table:table-cell table:style-name="ce13" table:formula="of:=[.$B32]+[.P$1] * ([.$B33]-[.$B32])" office:value-type="float" office:value="1730.85075413425" calcext:value-type="float">
            <text:p>1730.850754</text:p>
          </table:table-cell>
          <table:table-cell table:style-name="ce13" table:formula="of:=[.$B32]+[.Q$1] * ([.$B33]-[.$B32])" office:value-type="float" office:value="1801.10912387624" calcext:value-type="float">
            <text:p>1801.109124</text:p>
          </table:table-cell>
          <table:table-cell table:style-name="ce13" table:formula="of:=[.$B32]+[.R$1] * ([.$B33]-[.$B32])" office:value-type="float" office:value="1851.29367369195" calcext:value-type="float">
            <text:p>1851.293674</text:p>
          </table:table-cell>
          <table:table-cell table:style-name="ce14" table:formula="of:=[.C32]/[.$S$1]" office:value-type="float" office:value="0.626247617621939" calcext:value-type="float">
            <text:p>0.626248</text:p>
          </table:table-cell>
          <table:table-cell table:style-name="ce14" table:formula="of:=[.D32]/[.$S$1]" office:value-type="float" office:value="0.711481196215118" calcext:value-type="float">
            <text:p>0.711481</text:p>
          </table:table-cell>
          <table:table-cell table:style-name="ce14" table:formula="of:=[.E32]/[.$S$1]" office:value-type="float" office:value="0.668864406918529" calcext:value-type="float">
            <text:p>0.668864</text:p>
          </table:table-cell>
          <table:table-cell table:style-name="ce14" table:formula="of:=[.F32]/[.$S$1]" office:value-type="float" office:value="0.754097985511708" calcext:value-type="float">
            <text:p>0.754098</text:p>
          </table:table-cell>
          <table:table-cell table:style-name="ce14" table:formula="of:=[.G32]/[.$S$1]" office:value-type="float" office:value="0.647556012270234" calcext:value-type="float">
            <text:p>0.647556</text:p>
          </table:table-cell>
          <table:table-cell table:style-name="ce14" table:formula="of:=[.H32]/[.$S$1]" office:value-type="float" office:value="0.690172801566823" calcext:value-type="float">
            <text:p>0.690173</text:p>
          </table:table-cell>
          <table:table-cell table:style-name="ce14" table:formula="of:=[.I32]/[.$S$1]" office:value-type="float" office:value="0.741312948722731" calcext:value-type="float">
            <text:p>0.741313</text:p>
          </table:table-cell>
          <table:table-cell table:style-name="ce14" table:formula="of:=[.J32]/[.$S$1]" office:value-type="float" office:value="0.775406380160002" calcext:value-type="float">
            <text:p>0.775406</text:p>
          </table:table-cell>
          <table:table-cell table:style-name="ce14" table:formula="of:=[.K32]/[.$S$1]" office:value-type="float" office:value="0.636901814946086" calcext:value-type="float">
            <text:p>0.636902</text:p>
          </table:table-cell>
          <table:table-cell table:style-name="ce14" table:formula="of:=[.L32]/[.$S$1]" office:value-type="float" office:value="0.658210209594381" calcext:value-type="float">
            <text:p>0.658210</text:p>
          </table:table-cell>
          <table:table-cell table:style-name="ce14" table:formula="of:=[.M32]/[.$S$1]" office:value-type="float" office:value="0.679518604242676" calcext:value-type="float">
            <text:p>0.679519</text:p>
          </table:table-cell>
          <table:table-cell table:style-name="ce14" table:formula="of:=[.N32]/[.$S$1]" office:value-type="float" office:value="0.700826998890971" calcext:value-type="float">
            <text:p>0.700827</text:p>
          </table:table-cell>
          <table:table-cell table:style-name="ce14" table:formula="of:=[.O32]/[.$S$1]" office:value-type="float" office:value="0.722135393539265" calcext:value-type="float">
            <text:p>0.722135</text:p>
          </table:table-cell>
          <table:table-cell table:style-name="ce14" table:formula="of:=[.P32]/[.$S$1]" office:value-type="float" office:value="0.734920430328242" calcext:value-type="float">
            <text:p>0.734920</text:p>
          </table:table-cell>
          <table:table-cell table:style-name="ce14" table:formula="of:=[.Q32]/[.$S$1]" office:value-type="float" office:value="0.764752182835855" calcext:value-type="float">
            <text:p>0.764752</text:p>
          </table:table-cell>
          <table:table-cell table:style-name="ce14" table:formula="of:=[.R32]/[.$S$1]" office:value-type="float" office:value="0.78606057748415" calcext:value-type="float">
            <text:p>0.786061</text:p>
          </table:table-cell>
          <table:table-cell table:number-columns-repeated="990"/>
        </table:table-row>
        <table:table-row table:style-name="ro1">
          <table:table-cell table:style-name="ce2" table:formula="of:=[.A32]+[.A31]" office:value-type="float" office:value="3524578" calcext:value-type="float">
            <text:p>3524578</text:p>
          </table:table-cell>
          <table:table-cell table:style-name="ce5" table:formula="of:=[.A33]^[.$B$1] - 1" office:value-type="float" office:value="1876.38594859981" calcext:value-type="float">
            <text:p>1876.385949</text:p>
          </table:table-cell>
          <table:table-cell table:style-name="ce13" table:formula="of:=[.$B33]+[.C$1] * ([.$B34]-[.$B33])" office:value-type="float" office:value="1876.38594859981" calcext:value-type="float">
            <text:p>1876.385949</text:p>
          </table:table-cell>
          <table:table-cell table:style-name="ce13" table:formula="of:=[.$B33]+[.D$1] * ([.$B34]-[.$B33])" office:value-type="float" office:value="2131.72888247017" calcext:value-type="float">
            <text:p>2131.728882</text:p>
          </table:table-cell>
          <table:table-cell table:style-name="ce13" table:formula="of:=[.$B33]+[.E$1] * ([.$B34]-[.$B33])" office:value-type="float" office:value="2004.05741553499" calcext:value-type="float">
            <text:p>2004.057416</text:p>
          </table:table-cell>
          <table:table-cell table:style-name="ce13" table:formula="of:=[.$B33]+[.F$1] * ([.$B34]-[.$B33])" office:value-type="float" office:value="2259.40034940536" calcext:value-type="float">
            <text:p>2259.400349</text:p>
          </table:table-cell>
          <table:table-cell table:style-name="ce13" table:formula="of:=[.$B33]+[.G$1] * ([.$B34]-[.$B33])" office:value-type="float" office:value="1940.2216820674" calcext:value-type="float">
            <text:p>1940.221682</text:p>
          </table:table-cell>
          <table:table-cell table:style-name="ce13" table:formula="of:=[.$B33]+[.H$1] * ([.$B34]-[.$B33])" office:value-type="float" office:value="2067.89314900258" calcext:value-type="float">
            <text:p>2067.893149</text:p>
          </table:table-cell>
          <table:table-cell table:style-name="ce13" table:formula="of:=[.$B33]+[.I$1] * ([.$B34]-[.$B33])" office:value-type="float" office:value="2221.0989093248" calcext:value-type="float">
            <text:p>2221.098909</text:p>
          </table:table-cell>
          <table:table-cell table:style-name="ce13" table:formula="of:=[.$B33]+[.J$1] * ([.$B34]-[.$B33])" office:value-type="float" office:value="2323.23608287295" calcext:value-type="float">
            <text:p>2323.236083</text:p>
          </table:table-cell>
          <table:table-cell table:style-name="ce13" table:formula="of:=[.$B33]+[.K$1] * ([.$B34]-[.$B33])" office:value-type="float" office:value="1908.3038153336" calcext:value-type="float">
            <text:p>1908.303815</text:p>
          </table:table-cell>
          <table:table-cell table:style-name="ce13" table:formula="of:=[.$B33]+[.L$1] * ([.$B34]-[.$B33])" office:value-type="float" office:value="1972.13954880119" calcext:value-type="float">
            <text:p>1972.139549</text:p>
          </table:table-cell>
          <table:table-cell table:style-name="ce13" table:formula="of:=[.$B33]+[.M$1] * ([.$B34]-[.$B33])" office:value-type="float" office:value="2035.97528226879" calcext:value-type="float">
            <text:p>2035.975282</text:p>
          </table:table-cell>
          <table:table-cell table:style-name="ce13" table:formula="of:=[.$B33]+[.N$1] * ([.$B34]-[.$B33])" office:value-type="float" office:value="2099.81101573638" calcext:value-type="float">
            <text:p>2099.811016</text:p>
          </table:table-cell>
          <table:table-cell table:style-name="ce13" table:formula="of:=[.$B33]+[.O$1] * ([.$B34]-[.$B33])" office:value-type="float" office:value="2163.64674920397" calcext:value-type="float">
            <text:p>2163.646749</text:p>
          </table:table-cell>
          <table:table-cell table:style-name="ce13" table:formula="of:=[.$B33]+[.P$1] * ([.$B34]-[.$B33])" office:value-type="float" office:value="2201.94818928452" calcext:value-type="float">
            <text:p>2201.948189</text:p>
          </table:table-cell>
          <table:table-cell table:style-name="ce13" table:formula="of:=[.$B33]+[.Q$1] * ([.$B34]-[.$B33])" office:value-type="float" office:value="2291.31821613915" calcext:value-type="float">
            <text:p>2291.318216</text:p>
          </table:table-cell>
          <table:table-cell table:style-name="ce13" table:formula="of:=[.$B33]+[.R$1] * ([.$B34]-[.$B33])" office:value-type="float" office:value="2355.15394960674" calcext:value-type="float">
            <text:p>2355.153950</text:p>
          </table:table-cell>
          <table:table-cell table:style-name="ce14" table:formula="of:=[.C33]/[.$S$1]" office:value-type="float" office:value="0.796714774808297" calcext:value-type="float">
            <text:p>0.796715</text:p>
          </table:table-cell>
          <table:table-cell table:style-name="ce14" table:formula="of:=[.D33]/[.$S$1]" office:value-type="float" office:value="0.905133561577205" calcext:value-type="float">
            <text:p>0.905134</text:p>
          </table:table-cell>
          <table:table-cell table:style-name="ce14" table:formula="of:=[.E33]/[.$S$1]" office:value-type="float" office:value="0.850924168192751" calcext:value-type="float">
            <text:p>0.850924</text:p>
          </table:table-cell>
          <table:table-cell table:style-name="ce14" table:formula="of:=[.F33]/[.$S$1]" office:value-type="float" office:value="0.959342954961659" calcext:value-type="float">
            <text:p>0.959343</text:p>
          </table:table-cell>
          <table:table-cell table:style-name="ce14" table:formula="of:=[.G33]/[.$S$1]" office:value-type="float" office:value="0.823819471500524" calcext:value-type="float">
            <text:p>0.823819</text:p>
          </table:table-cell>
          <table:table-cell table:style-name="ce14" table:formula="of:=[.H33]/[.$S$1]" office:value-type="float" office:value="0.878028864884978" calcext:value-type="float">
            <text:p>0.878029</text:p>
          </table:table-cell>
          <table:table-cell table:style-name="ce14" table:formula="of:=[.I33]/[.$S$1]" office:value-type="float" office:value="0.943080136946323" calcext:value-type="float">
            <text:p>0.943080</text:p>
          </table:table-cell>
          <table:table-cell table:style-name="ce14" table:formula="of:=[.J33]/[.$S$1]" office:value-type="float" office:value="0.986447651653886" calcext:value-type="float">
            <text:p>0.986448</text:p>
          </table:table-cell>
          <table:table-cell table:style-name="ce14" table:formula="of:=[.K33]/[.$S$1]" office:value-type="float" office:value="0.81026712315441" calcext:value-type="float">
            <text:p>0.810267</text:p>
          </table:table-cell>
          <table:table-cell table:style-name="ce14" table:formula="of:=[.L33]/[.$S$1]" office:value-type="float" office:value="0.837371819846638" calcext:value-type="float">
            <text:p>0.837372</text:p>
          </table:table-cell>
          <table:table-cell table:style-name="ce14" table:formula="of:=[.M33]/[.$S$1]" office:value-type="float" office:value="0.864476516538865" calcext:value-type="float">
            <text:p>0.864477</text:p>
          </table:table-cell>
          <table:table-cell table:style-name="ce14" table:formula="of:=[.N33]/[.$S$1]" office:value-type="float" office:value="0.891581213231092" calcext:value-type="float">
            <text:p>0.891581</text:p>
          </table:table-cell>
          <table:table-cell table:style-name="ce14" table:formula="of:=[.O33]/[.$S$1]" office:value-type="float" office:value="0.918685909923319" calcext:value-type="float">
            <text:p>0.918686</text:p>
          </table:table-cell>
          <table:table-cell table:style-name="ce14" table:formula="of:=[.P33]/[.$S$1]" office:value-type="float" office:value="0.934948727938655" calcext:value-type="float">
            <text:p>0.934949</text:p>
          </table:table-cell>
          <table:table-cell table:style-name="ce14" table:formula="of:=[.Q33]/[.$S$1]" office:value-type="float" office:value="0.972895303307773" calcext:value-type="float">
            <text:p>0.972895</text:p>
          </table:table-cell>
          <table:table-cell table:style-name="ce14" table:formula="of:=[.R33]/[.$S$1]" office:value-type="float" office:value="1" calcext:value-type="float">
            <text:p>1.000000</text:p>
          </table:table-cell>
          <table:table-cell table:number-columns-repeated="990"/>
        </table:table-row>
        <table:table-row table:style-name="ro1">
          <table:table-cell table:style-name="ce2" table:formula="of:=[.A33]+[.A32]" office:value-type="float" office:value="5702887" calcext:value-type="float">
            <text:p>5702887</text:p>
          </table:table-cell>
          <table:table-cell table:style-name="ce5" table:formula="of:=[.A34]^[.$B$1] - 1" office:value-type="float" office:value="2387.07181634054" calcext:value-type="float">
            <text:p>2387.071816</text:p>
          </table:table-cell>
          <table:table-cell table:number-columns-repeated="1022"/>
        </table:table-row>
        <table:table-row table:style-name="ro1">
          <table:table-cell table:style-name="ce2" table:formula="of:=[.A34]+[.A33]" office:value-type="float" office:value="9227465" calcext:value-type="float">
            <text:p>9227465</text:p>
          </table:table-cell>
          <table:table-cell table:number-columns-repeated="1023"/>
        </table:table-row>
        <table:table-row table:style-name="ro1">
          <table:table-cell table:style-name="ce2" table:formula="of:=[.A35]+[.A34]" office:value-type="float" office:value="14930352" calcext:value-type="float">
            <text:p>14930352</text:p>
          </table:table-cell>
          <table:table-cell table:number-columns-repeated="1023"/>
        </table:table-row>
        <table:table-row table:style-name="ro1">
          <table:table-cell table:style-name="ce2" table:formula="of:=[.A36]+[.A35]" office:value-type="float" office:value="24157817" calcext:value-type="float">
            <text:p>24157817</text:p>
          </table:table-cell>
          <table:table-cell table:number-columns-repeated="1023"/>
        </table:table-row>
        <table:table-row table:style-name="ro1">
          <table:table-cell table:style-name="ce2" table:formula="of:=[.A37]+[.A36]" office:value-type="float" office:value="39088169" calcext:value-type="float">
            <text:p>39088169</text:p>
          </table:table-cell>
          <table:table-cell table:number-columns-repeated="17"/>
          <table:table-cell office:value-type="float" office:value="0" calcext:value-type="float">
            <text:p>0.000000</text:p>
          </table:table-cell>
          <table:table-cell office:value-type="float" office:value="0.000175875365787557" calcext:value-type="float">
            <text:p>0.000176</text:p>
          </table:table-cell>
          <table:table-cell office:value-type="float" office:value="0.000310829280477021" calcext:value-type="float">
            <text:p>0.000311</text:p>
          </table:table-cell>
          <table:table-cell office:value-type="float" office:value="0.000524835320300902" calcext:value-type="float">
            <text:p>0.000525</text:p>
          </table:table-cell>
          <table:table-cell office:value-type="float" office:value="0.000776351424946762" calcext:value-type="float">
            <text:p>0.000776</text:p>
          </table:table-cell>
          <table:table-cell office:value-type="float" office:value="0.00110631887817739" calcext:value-type="float">
            <text:p>0.001106</text:p>
          </table:table-cell>
          <table:table-cell office:value-type="float" office:value="0.00152116412413467" calcext:value-type="float">
            <text:p>0.001521</text:p>
          </table:table-cell>
          <table:table-cell office:value-type="float" office:value="0.00205122552419639" calcext:value-type="float">
            <text:p>0.002051</text:p>
          </table:table-cell>
          <table:table-cell office:value-type="float" office:value="0.00272432232643094" calcext:value-type="float">
            <text:p>0.002724</text:p>
          </table:table-cell>
          <table:table-cell office:value-type="float" office:value="0.00358107423655463" calcext:value-type="float">
            <text:p>0.003581</text:p>
          </table:table-cell>
          <table:table-cell office:value-type="float" office:value="0.00467060762708814" calcext:value-type="float">
            <text:p>0.004671</text:p>
          </table:table-cell>
          <table:table-cell office:value-type="float" office:value="0.00605664760252956" calcext:value-type="float">
            <text:p>0.006057</text:p>
          </table:table-cell>
          <table:table-cell office:value-type="float" office:value="0.00781965350588769" calcext:value-type="float">
            <text:p>0.007820</text:p>
          </table:table-cell>
          <table:table-cell office:value-type="float" office:value="0.0100622628403608" calcext:value-type="float">
            <text:p>0.010062</text:p>
          </table:table-cell>
          <table:table-cell office:value-type="float" office:value="0.012914890829064" calcext:value-type="float">
            <text:p>0.012915</text:p>
          </table:table-cell>
          <table:table-cell office:value-type="float" office:value="0.0165434970448034" calcext:value-type="float">
            <text:p>0.016543</text:p>
          </table:table-cell>
          <table:table-cell office:value-type="float" office:value="0.0211591518749236" calcext:value-type="float">
            <text:p>0.021159</text:p>
          </table:table-cell>
          <table:table-cell office:value-type="float" office:value="0.0270303572519914" calcext:value-type="float">
            <text:p>0.027030</text:p>
          </table:table-cell>
          <table:table-cell office:value-type="float" office:value="0.034498645013622" calcext:value-type="float">
            <text:p>0.034499</text:p>
          </table:table-cell>
          <table:table-cell office:value-type="float" office:value="0.0439984542048757" calcext:value-type="float">
            <text:p>0.043998</text:p>
          </table:table-cell>
          <table:table-cell office:value-type="float" office:value="0.0560823979634651" calcext:value-type="float">
            <text:p>0.056082</text:p>
          </table:table-cell>
          <table:table-cell office:value-type="float" office:value="0.0714534119648568" calcext:value-type="float">
            <text:p>0.071453</text:p>
          </table:table-cell>
          <table:table-cell office:value-type="float" office:value="0.0910056437605299" calcext:value-type="float">
            <text:p>0.091006</text:p>
          </table:table-cell>
          <table:table-cell office:value-type="float" office:value="0.115876466819341" calcext:value-type="float">
            <text:p>0.115876</text:p>
          </table:table-cell>
          <table:table-cell office:value-type="float" office:value="0.14751264243863" calcext:value-type="float">
            <text:p>0.147513</text:p>
          </table:table-cell>
          <table:table-cell office:value-type="float" office:value="0.187754479467239" calcext:value-type="float">
            <text:p>0.187754</text:p>
          </table:table-cell>
          <table:table-cell office:value-type="float" office:value="0.238942886897551" calcext:value-type="float">
            <text:p>0.238943</text:p>
          </table:table-cell>
          <table:table-cell office:value-type="float" office:value="0.304055546977513" calcext:value-type="float">
            <text:p>0.304056</text:p>
          </table:table-cell>
          <table:table-cell office:value-type="float" office:value="0.386880130030737" calcext:value-type="float">
            <text:p>0.386880</text:p>
          </table:table-cell>
          <table:table-cell office:value-type="float" office:value="0.492234627137548" calcext:value-type="float">
            <text:p>0.492235</text:p>
          </table:table-cell>
          <table:table-cell office:value-type="float" office:value="0.626247617621939" calcext:value-type="float">
            <text:p>0.626248</text:p>
          </table:table-cell>
          <table:table-cell office:value-type="float" office:value="0.796714774808297" calcext:value-type="float">
            <text:p>0.796715</text:p>
          </table:table-cell>
          <table:table-cell table:number-columns-repeated="974"/>
        </table:table-row>
        <table:table-row table:style-name="ro1">
          <table:table-cell table:style-name="ce2" table:formula="of:=[.A38]+[.A37]" office:value-type="float" office:value="63245986" calcext:value-type="float">
            <text:p>63245986</text:p>
          </table:table-cell>
          <table:table-cell table:number-columns-repeated="17"/>
          <table:table-cell office:value-type="float" office:value="0.0000879376828937786" calcext:value-type="float">
            <text:p>0.000088</text:p>
          </table:table-cell>
          <table:table-cell office:value-type="float" office:value="0.000243352323132289" calcext:value-type="float">
            <text:p>0.000243</text:p>
          </table:table-cell>
          <table:table-cell office:value-type="float" office:value="0.000417832300388961" calcext:value-type="float">
            <text:p>0.000418</text:p>
          </table:table-cell>
          <table:table-cell office:value-type="float" office:value="0.000650593372623832" calcext:value-type="float">
            <text:p>0.000651</text:p>
          </table:table-cell>
          <table:table-cell office:value-type="float" office:value="0.000941335151562078" calcext:value-type="float">
            <text:p>0.000941</text:p>
          </table:table-cell>
          <table:table-cell office:value-type="float" office:value="0.00131374150115603" calcext:value-type="float">
            <text:p>0.001314</text:p>
          </table:table-cell>
          <table:table-cell office:value-type="float" office:value="0.00178619482416553" calcext:value-type="float">
            <text:p>0.001786</text:p>
          </table:table-cell>
          <table:table-cell office:value-type="float" office:value="0.00238777392531367" calcext:value-type="float">
            <text:p>0.002388</text:p>
          </table:table-cell>
          <table:table-cell office:value-type="float" office:value="0.00315269828149279" calcext:value-type="float">
            <text:p>0.003153</text:p>
          </table:table-cell>
          <table:table-cell office:value-type="float" office:value="0.00412584093182139" calcext:value-type="float">
            <text:p>0.004126</text:p>
          </table:table-cell>
          <table:table-cell office:value-type="float" office:value="0.00536362761480887" calcext:value-type="float">
            <text:p>0.005364</text:p>
          </table:table-cell>
          <table:table-cell office:value-type="float" office:value="0.00693815055420864" calcext:value-type="float">
            <text:p>0.006938</text:p>
          </table:table-cell>
          <table:table-cell office:value-type="float" office:value="0.00894095817312426" calcext:value-type="float">
            <text:p>0.008941</text:p>
          </table:table-cell>
          <table:table-cell office:value-type="float" office:value="0.0114885768347124" calcext:value-type="float">
            <text:p>0.011489</text:p>
          </table:table-cell>
          <table:table-cell office:value-type="float" office:value="0.0147291939369337" calcext:value-type="float">
            <text:p>0.014729</text:p>
          </table:table-cell>
          <table:table-cell office:value-type="float" office:value="0.0188513244598635" calcext:value-type="float">
            <text:p>0.018851</text:p>
          </table:table-cell>
          <table:table-cell office:value-type="float" office:value="0.0240947545634575" calcext:value-type="float">
            <text:p>0.024095</text:p>
          </table:table-cell>
          <table:table-cell office:value-type="float" office:value="0.0307645011328067" calcext:value-type="float">
            <text:p>0.030765</text:p>
          </table:table-cell>
          <table:table-cell office:value-type="float" office:value="0.0392485496092489" calcext:value-type="float">
            <text:p>0.039249</text:p>
          </table:table-cell>
          <table:table-cell office:value-type="float" office:value="0.0500404260841704" calcext:value-type="float">
            <text:p>0.050040</text:p>
          </table:table-cell>
          <table:table-cell office:value-type="float" office:value="0.063767904964161" calcext:value-type="float">
            <text:p>0.063768</text:p>
          </table:table-cell>
          <table:table-cell office:value-type="float" office:value="0.0812295278626934" calcext:value-type="float">
            <text:p>0.081230</text:p>
          </table:table-cell>
          <table:table-cell office:value-type="float" office:value="0.103441055289936" calcext:value-type="float">
            <text:p>0.103441</text:p>
          </table:table-cell>
          <table:table-cell office:value-type="float" office:value="0.131694554628986" calcext:value-type="float">
            <text:p>0.131695</text:p>
          </table:table-cell>
          <table:table-cell office:value-type="float" office:value="0.167633560952934" calcext:value-type="float">
            <text:p>0.167634</text:p>
          </table:table-cell>
          <table:table-cell office:value-type="float" office:value="0.213348683182395" calcext:value-type="float">
            <text:p>0.213349</text:p>
          </table:table-cell>
          <table:table-cell office:value-type="float" office:value="0.271499216937532" calcext:value-type="float">
            <text:p>0.271499</text:p>
          </table:table-cell>
          <table:table-cell office:value-type="float" office:value="0.345467838504125" calcext:value-type="float">
            <text:p>0.345468</text:p>
          </table:table-cell>
          <table:table-cell office:value-type="float" office:value="0.439557378584142" calcext:value-type="float">
            <text:p>0.439557</text:p>
          </table:table-cell>
          <table:table-cell office:value-type="float" office:value="0.559241122379743" calcext:value-type="float">
            <text:p>0.559241</text:p>
          </table:table-cell>
          <table:table-cell office:value-type="float" office:value="0.711481196215118" calcext:value-type="float">
            <text:p>0.711481</text:p>
          </table:table-cell>
          <table:table-cell office:value-type="float" office:value="0.905133561577205" calcext:value-type="float">
            <text:p>0.905134</text:p>
          </table:table-cell>
          <table:table-cell table:number-columns-repeated="974"/>
        </table:table-row>
        <table:table-row table:style-name="ro1">
          <table:table-cell table:style-name="ce2" table:formula="of:=[.A39]+[.A38]" office:value-type="float" office:value="102334155" calcext:value-type="float">
            <text:p>102334155</text:p>
          </table:table-cell>
          <table:table-cell table:number-columns-repeated="17"/>
          <table:table-cell office:value-type="float" office:value="0.0000439688414468893" calcext:value-type="float">
            <text:p>0.000044</text:p>
          </table:table-cell>
          <table:table-cell office:value-type="float" office:value="0.000209613844459923" calcext:value-type="float">
            <text:p>0.000210</text:p>
          </table:table-cell>
          <table:table-cell office:value-type="float" office:value="0.000364330790432991" calcext:value-type="float">
            <text:p>0.000364</text:p>
          </table:table-cell>
          <table:table-cell office:value-type="float" office:value="0.000587714346462367" calcext:value-type="float">
            <text:p>0.000588</text:p>
          </table:table-cell>
          <table:table-cell office:value-type="float" office:value="0.00085884328825442" calcext:value-type="float">
            <text:p>0.000859</text:p>
          </table:table-cell>
          <table:table-cell office:value-type="float" office:value="0.00121003018966671" calcext:value-type="float">
            <text:p>0.001210</text:p>
          </table:table-cell>
          <table:table-cell office:value-type="float" office:value="0.0016536794741501" calcext:value-type="float">
            <text:p>0.001654</text:p>
          </table:table-cell>
          <table:table-cell office:value-type="float" office:value="0.00221949972475503" calcext:value-type="float">
            <text:p>0.002219</text:p>
          </table:table-cell>
          <table:table-cell office:value-type="float" office:value="0.00293851030396187" calcext:value-type="float">
            <text:p>0.002939</text:p>
          </table:table-cell>
          <table:table-cell office:value-type="float" office:value="0.00385345758418801" calcext:value-type="float">
            <text:p>0.003853</text:p>
          </table:table-cell>
          <table:table-cell office:value-type="float" office:value="0.00501711762094848" calcext:value-type="float">
            <text:p>0.005017</text:p>
          </table:table-cell>
          <table:table-cell office:value-type="float" office:value="0.0064973990783691" calcext:value-type="float">
            <text:p>0.006497</text:p>
          </table:table-cell>
          <table:table-cell office:value-type="float" office:value="0.00838030583950595" calcext:value-type="float">
            <text:p>0.008380</text:p>
          </table:table-cell>
          <table:table-cell office:value-type="float" office:value="0.0107754198375366" calcext:value-type="float">
            <text:p>0.010775</text:p>
          </table:table-cell>
          <table:table-cell office:value-type="float" office:value="0.0138220423829989" calcext:value-type="float">
            <text:p>0.013822</text:p>
          </table:table-cell>
          <table:table-cell office:value-type="float" office:value="0.0176974107523335" calcext:value-type="float">
            <text:p>0.017697</text:p>
          </table:table-cell>
          <table:table-cell office:value-type="float" office:value="0.0226269532191906" calcext:value-type="float">
            <text:p>0.022627</text:p>
          </table:table-cell>
          <table:table-cell office:value-type="float" office:value="0.0288974291923991" calcext:value-type="float">
            <text:p>0.028897</text:p>
          </table:table-cell>
          <table:table-cell office:value-type="float" office:value="0.0368735973114354" calcext:value-type="float">
            <text:p>0.036874</text:p>
          </table:table-cell>
          <table:table-cell office:value-type="float" office:value="0.0470194401445231" calcext:value-type="float">
            <text:p>0.047019</text:p>
          </table:table-cell>
          <table:table-cell office:value-type="float" office:value="0.059925151463813" calcext:value-type="float">
            <text:p>0.059925</text:p>
          </table:table-cell>
          <table:table-cell office:value-type="float" office:value="0.0763414699137751" calcext:value-type="float">
            <text:p>0.076341</text:p>
          </table:table-cell>
          <table:table-cell office:value-type="float" office:value="0.0972233495252328" calcext:value-type="float">
            <text:p>0.097223</text:p>
          </table:table-cell>
          <table:table-cell office:value-type="float" office:value="0.123785510724163" calcext:value-type="float">
            <text:p>0.123786</text:p>
          </table:table-cell>
          <table:table-cell office:value-type="float" office:value="0.157573101695782" calcext:value-type="float">
            <text:p>0.157573</text:p>
          </table:table-cell>
          <table:table-cell office:value-type="float" office:value="0.200551581324817" calcext:value-type="float">
            <text:p>0.200552</text:p>
          </table:table-cell>
          <table:table-cell office:value-type="float" office:value="0.255221051917541" calcext:value-type="float">
            <text:p>0.255221</text:p>
          </table:table-cell>
          <table:table-cell office:value-type="float" office:value="0.324761692740819" calcext:value-type="float">
            <text:p>0.324762</text:p>
          </table:table-cell>
          <table:table-cell office:value-type="float" office:value="0.41321875430744" calcext:value-type="float">
            <text:p>0.413219</text:p>
          </table:table-cell>
          <table:table-cell office:value-type="float" office:value="0.525737874758646" calcext:value-type="float">
            <text:p>0.525738</text:p>
          </table:table-cell>
          <table:table-cell office:value-type="float" office:value="0.668864406918529" calcext:value-type="float">
            <text:p>0.668864</text:p>
          </table:table-cell>
          <table:table-cell office:value-type="float" office:value="0.850924168192751" calcext:value-type="float">
            <text:p>0.850924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131906524340668" calcext:value-type="float">
            <text:p>0.000132</text:p>
          </table:table-cell>
          <table:table-cell office:value-type="float" office:value="0.000277090801804655" calcext:value-type="float">
            <text:p>0.000277</text:p>
          </table:table-cell>
          <table:table-cell office:value-type="float" office:value="0.000471333810344931" calcext:value-type="float">
            <text:p>0.000471</text:p>
          </table:table-cell>
          <table:table-cell office:value-type="float" office:value="0.000713472398785297" calcext:value-type="float">
            <text:p>0.000713</text:p>
          </table:table-cell>
          <table:table-cell office:value-type="float" office:value="0.00102382701486974" calcext:value-type="float">
            <text:p>0.001024</text:p>
          </table:table-cell>
          <table:table-cell office:value-type="float" office:value="0.00141745281264535" calcext:value-type="float">
            <text:p>0.001417</text:p>
          </table:table-cell>
          <table:table-cell office:value-type="float" office:value="0.00191871017418096" calcext:value-type="float">
            <text:p>0.001919</text:p>
          </table:table-cell>
          <table:table-cell office:value-type="float" office:value="0.0025560481258723" calcext:value-type="float">
            <text:p>0.002556</text:p>
          </table:table-cell>
          <table:table-cell office:value-type="float" office:value="0.00336688625902371" calcext:value-type="float">
            <text:p>0.003367</text:p>
          </table:table-cell>
          <table:table-cell office:value-type="float" office:value="0.00439822427945478" calcext:value-type="float">
            <text:p>0.004398</text:p>
          </table:table-cell>
          <table:table-cell office:value-type="float" office:value="0.00571013760866921" calcext:value-type="float">
            <text:p>0.005710</text:p>
          </table:table-cell>
          <table:table-cell office:value-type="float" office:value="0.00737890203004814" calcext:value-type="float">
            <text:p>0.007379</text:p>
          </table:table-cell>
          <table:table-cell office:value-type="float" office:value="0.00950161050674253" calcext:value-type="float">
            <text:p>0.009502</text:p>
          </table:table-cell>
          <table:table-cell office:value-type="float" office:value="0.0122017338318882" calcext:value-type="float">
            <text:p>0.012202</text:p>
          </table:table-cell>
          <table:table-cell office:value-type="float" office:value="0.0156363454908685" calcext:value-type="float">
            <text:p>0.015636</text:p>
          </table:table-cell>
          <table:table-cell office:value-type="float" office:value="0.0200052381673936" calcext:value-type="float">
            <text:p>0.020005</text:p>
          </table:table-cell>
          <table:table-cell office:value-type="float" office:value="0.0255625559077245" calcext:value-type="float">
            <text:p>0.025563</text:p>
          </table:table-cell>
          <table:table-cell office:value-type="float" office:value="0.0326315730732143" calcext:value-type="float">
            <text:p>0.032632</text:p>
          </table:table-cell>
          <table:table-cell office:value-type="float" office:value="0.0416235019070623" calcext:value-type="float">
            <text:p>0.041624</text:p>
          </table:table-cell>
          <table:table-cell office:value-type="float" office:value="0.0530614120238178" calcext:value-type="float">
            <text:p>0.053061</text:p>
          </table:table-cell>
          <table:table-cell office:value-type="float" office:value="0.0676106584645089" calcext:value-type="float">
            <text:p>0.067611</text:p>
          </table:table-cell>
          <table:table-cell office:value-type="float" office:value="0.0861175858116117" calcext:value-type="float">
            <text:p>0.086118</text:p>
          </table:table-cell>
          <table:table-cell office:value-type="float" office:value="0.109658761054639" calcext:value-type="float">
            <text:p>0.109659</text:p>
          </table:table-cell>
          <table:table-cell office:value-type="float" office:value="0.139603598533808" calcext:value-type="float">
            <text:p>0.139604</text:p>
          </table:table-cell>
          <table:table-cell office:value-type="float" office:value="0.177694020210087" calcext:value-type="float">
            <text:p>0.177694</text:p>
          </table:table-cell>
          <table:table-cell office:value-type="float" office:value="0.226145785039973" calcext:value-type="float">
            <text:p>0.226146</text:p>
          </table:table-cell>
          <table:table-cell office:value-type="float" office:value="0.287777381957523" calcext:value-type="float">
            <text:p>0.287777</text:p>
          </table:table-cell>
          <table:table-cell office:value-type="float" office:value="0.366173984267431" calcext:value-type="float">
            <text:p>0.366174</text:p>
          </table:table-cell>
          <table:table-cell office:value-type="float" office:value="0.465896002860845" calcext:value-type="float">
            <text:p>0.465896</text:p>
          </table:table-cell>
          <table:table-cell office:value-type="float" office:value="0.592744370000841" calcext:value-type="float">
            <text:p>0.592744</text:p>
          </table:table-cell>
          <table:table-cell office:value-type="float" office:value="0.754097985511708" calcext:value-type="float">
            <text:p>0.754098</text:p>
          </table:table-cell>
          <table:table-cell office:value-type="float" office:value="0.959342954961659" calcext:value-type="float">
            <text:p>0.959343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0219844207234446" calcext:value-type="float">
            <text:p>0.000022</text:p>
          </table:table-cell>
          <table:table-cell office:value-type="float" office:value="0.00019274460512374" calcext:value-type="float">
            <text:p>0.000193</text:p>
          </table:table-cell>
          <table:table-cell office:value-type="float" office:value="0.000337580035455006" calcext:value-type="float">
            <text:p>0.000338</text:p>
          </table:table-cell>
          <table:table-cell office:value-type="float" office:value="0.000556274833381635" calcext:value-type="float">
            <text:p>0.000556</text:p>
          </table:table-cell>
          <table:table-cell office:value-type="float" office:value="0.000817597356600593" calcext:value-type="float">
            <text:p>0.000818</text:p>
          </table:table-cell>
          <table:table-cell office:value-type="float" office:value="0.00115817453392205" calcext:value-type="float">
            <text:p>0.001158</text:p>
          </table:table-cell>
          <table:table-cell office:value-type="float" office:value="0.00158742179914238" calcext:value-type="float">
            <text:p>0.001587</text:p>
          </table:table-cell>
          <table:table-cell office:value-type="float" office:value="0.00213536262447571" calcext:value-type="float">
            <text:p>0.002135</text:p>
          </table:table-cell>
          <table:table-cell office:value-type="float" office:value="0.0028314163151964" calcext:value-type="float">
            <text:p>0.002831</text:p>
          </table:table-cell>
          <table:table-cell office:value-type="float" office:value="0.00371726591037132" calcext:value-type="float">
            <text:p>0.003717</text:p>
          </table:table-cell>
          <table:table-cell office:value-type="float" office:value="0.00484386262401831" calcext:value-type="float">
            <text:p>0.004844</text:p>
          </table:table-cell>
          <table:table-cell office:value-type="float" office:value="0.00627702334044935" calcext:value-type="float">
            <text:p>0.006277</text:p>
          </table:table-cell>
          <table:table-cell office:value-type="float" office:value="0.00809997967269684" calcext:value-type="float">
            <text:p>0.008100</text:p>
          </table:table-cell>
          <table:table-cell office:value-type="float" office:value="0.0104188413389487" calcext:value-type="float">
            <text:p>0.010419</text:p>
          </table:table-cell>
          <table:table-cell office:value-type="float" office:value="0.0133684666060314" calcext:value-type="float">
            <text:p>0.013368</text:p>
          </table:table-cell>
          <table:table-cell office:value-type="float" office:value="0.0171204538985684" calcext:value-type="float">
            <text:p>0.017120</text:p>
          </table:table-cell>
          <table:table-cell office:value-type="float" office:value="0.0218930525470571" calcext:value-type="float">
            <text:p>0.021893</text:p>
          </table:table-cell>
          <table:table-cell office:value-type="float" office:value="0.0279638932221952" calcext:value-type="float">
            <text:p>0.027964</text:p>
          </table:table-cell>
          <table:table-cell office:value-type="float" office:value="0.0356861211625287" calcext:value-type="float">
            <text:p>0.035686</text:p>
          </table:table-cell>
          <table:table-cell office:value-type="float" office:value="0.0455089471746994" calcext:value-type="float">
            <text:p>0.045509</text:p>
          </table:table-cell>
          <table:table-cell office:value-type="float" office:value="0.0580037747136391" calcext:value-type="float">
            <text:p>0.058004</text:p>
          </table:table-cell>
          <table:table-cell office:value-type="float" office:value="0.073897440939316" calcext:value-type="float">
            <text:p>0.073897</text:p>
          </table:table-cell>
          <table:table-cell office:value-type="float" office:value="0.0941144966428814" calcext:value-type="float">
            <text:p>0.094114</text:p>
          </table:table-cell>
          <table:table-cell office:value-type="float" office:value="0.119830988771752" calcext:value-type="float">
            <text:p>0.119831</text:p>
          </table:table-cell>
          <table:table-cell office:value-type="float" office:value="0.152542872067206" calcext:value-type="float">
            <text:p>0.152543</text:p>
          </table:table-cell>
          <table:table-cell office:value-type="float" office:value="0.194153030396028" calcext:value-type="float">
            <text:p>0.194153</text:p>
          </table:table-cell>
          <table:table-cell office:value-type="float" office:value="0.247081969407546" calcext:value-type="float">
            <text:p>0.247082</text:p>
          </table:table-cell>
          <table:table-cell office:value-type="float" office:value="0.314408619859166" calcext:value-type="float">
            <text:p>0.314409</text:p>
          </table:table-cell>
          <table:table-cell office:value-type="float" office:value="0.400049442169088" calcext:value-type="float">
            <text:p>0.400049</text:p>
          </table:table-cell>
          <table:table-cell office:value-type="float" office:value="0.508986250948097" calcext:value-type="float">
            <text:p>0.508986</text:p>
          </table:table-cell>
          <table:table-cell office:value-type="float" office:value="0.647556012270234" calcext:value-type="float">
            <text:p>0.647556</text:p>
          </table:table-cell>
          <table:table-cell office:value-type="float" office:value="0.823819471500524" calcext:value-type="float">
            <text:p>0.823819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065953262170334" calcext:value-type="float">
            <text:p>0.000066</text:p>
          </table:table-cell>
          <table:table-cell office:value-type="float" office:value="0.000226483083796106" calcext:value-type="float">
            <text:p>0.000226</text:p>
          </table:table-cell>
          <table:table-cell office:value-type="float" office:value="0.000391081545410976" calcext:value-type="float">
            <text:p>0.000391</text:p>
          </table:table-cell>
          <table:table-cell office:value-type="float" office:value="0.0006191538595431" calcext:value-type="float">
            <text:p>0.000619</text:p>
          </table:table-cell>
          <table:table-cell office:value-type="float" office:value="0.000900089219908247" calcext:value-type="float">
            <text:p>0.000900</text:p>
          </table:table-cell>
          <table:table-cell office:value-type="float" office:value="0.00126188584541137" calcext:value-type="float">
            <text:p>0.001262</text:p>
          </table:table-cell>
          <table:table-cell office:value-type="float" office:value="0.00171993714915781" calcext:value-type="float">
            <text:p>0.001720</text:p>
          </table:table-cell>
          <table:table-cell office:value-type="float" office:value="0.00230363682503435" calcext:value-type="float">
            <text:p>0.002304</text:p>
          </table:table-cell>
          <table:table-cell office:value-type="float" office:value="0.00304560429272733" calcext:value-type="float">
            <text:p>0.003046</text:p>
          </table:table-cell>
          <table:table-cell office:value-type="float" office:value="0.0039896492580047" calcext:value-type="float">
            <text:p>0.003990</text:p>
          </table:table-cell>
          <table:table-cell office:value-type="float" office:value="0.0051903726178787" calcext:value-type="float">
            <text:p>0.005190</text:p>
          </table:table-cell>
          <table:table-cell office:value-type="float" office:value="0.00671777481628885" calcext:value-type="float">
            <text:p>0.006718</text:p>
          </table:table-cell>
          <table:table-cell office:value-type="float" office:value="0.00866063200631511" calcext:value-type="float">
            <text:p>0.008661</text:p>
          </table:table-cell>
          <table:table-cell office:value-type="float" office:value="0.0111319983361245" calcext:value-type="float">
            <text:p>0.011132</text:p>
          </table:table-cell>
          <table:table-cell office:value-type="float" office:value="0.0142756181599663" calcext:value-type="float">
            <text:p>0.014276</text:p>
          </table:table-cell>
          <table:table-cell office:value-type="float" office:value="0.0182743676060985" calcext:value-type="float">
            <text:p>0.018274</text:p>
          </table:table-cell>
          <table:table-cell office:value-type="float" office:value="0.023360853891324" calcext:value-type="float">
            <text:p>0.023361</text:p>
          </table:table-cell>
          <table:table-cell office:value-type="float" office:value="0.0298309651626029" calcext:value-type="float">
            <text:p>0.029831</text:p>
          </table:table-cell>
          <table:table-cell office:value-type="float" office:value="0.0380610734603421" calcext:value-type="float">
            <text:p>0.038061</text:p>
          </table:table-cell>
          <table:table-cell office:value-type="float" office:value="0.0485299331143468" calcext:value-type="float">
            <text:p>0.048530</text:p>
          </table:table-cell>
          <table:table-cell office:value-type="float" office:value="0.061846528213987" calcext:value-type="float">
            <text:p>0.061847</text:p>
          </table:table-cell>
          <table:table-cell office:value-type="float" office:value="0.0787854988882342" calcext:value-type="float">
            <text:p>0.078785</text:p>
          </table:table-cell>
          <table:table-cell office:value-type="float" office:value="0.100332202407584" calcext:value-type="float">
            <text:p>0.100332</text:p>
          </table:table-cell>
          <table:table-cell office:value-type="float" office:value="0.127740032676575" calcext:value-type="float">
            <text:p>0.127740</text:p>
          </table:table-cell>
          <table:table-cell office:value-type="float" office:value="0.162603331324358" calcext:value-type="float">
            <text:p>0.162603</text:p>
          </table:table-cell>
          <table:table-cell office:value-type="float" office:value="0.206950132253606" calcext:value-type="float">
            <text:p>0.206950</text:p>
          </table:table-cell>
          <table:table-cell office:value-type="float" office:value="0.263360134427537" calcext:value-type="float">
            <text:p>0.263360</text:p>
          </table:table-cell>
          <table:table-cell office:value-type="float" office:value="0.335114765622472" calcext:value-type="float">
            <text:p>0.335115</text:p>
          </table:table-cell>
          <table:table-cell office:value-type="float" office:value="0.426388066445791" calcext:value-type="float">
            <text:p>0.426388</text:p>
          </table:table-cell>
          <table:table-cell office:value-type="float" office:value="0.542489498569195" calcext:value-type="float">
            <text:p>0.542489</text:p>
          </table:table-cell>
          <table:table-cell office:value-type="float" office:value="0.690172801566823" calcext:value-type="float">
            <text:p>0.690173</text:p>
          </table:table-cell>
          <table:table-cell office:value-type="float" office:value="0.878028864884978" calcext:value-type="float">
            <text:p>0.878029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118715871906601" calcext:value-type="float">
            <text:p>0.000119</text:p>
          </table:table-cell>
          <table:table-cell office:value-type="float" office:value="0.000266969258202945" calcext:value-type="float">
            <text:p>0.000267</text:p>
          </table:table-cell>
          <table:table-cell office:value-type="float" office:value="0.000455283357358139" calcext:value-type="float">
            <text:p>0.000455</text:p>
          </table:table-cell>
          <table:table-cell office:value-type="float" office:value="0.000694608690936858" calcext:value-type="float">
            <text:p>0.000695</text:p>
          </table:table-cell>
          <table:table-cell office:value-type="float" office:value="0.000999079455877437" calcext:value-type="float">
            <text:p>0.000999</text:p>
          </table:table-cell>
          <table:table-cell office:value-type="float" office:value="0.00138633941919855" calcext:value-type="float">
            <text:p>0.001386</text:p>
          </table:table-cell>
          <table:table-cell office:value-type="float" office:value="0.00187895556917633" calcext:value-type="float">
            <text:p>0.001879</text:p>
          </table:table-cell>
          <table:table-cell office:value-type="float" office:value="0.00250556586570472" calcext:value-type="float">
            <text:p>0.002506</text:p>
          </table:table-cell>
          <table:table-cell office:value-type="float" office:value="0.00330262986576444" calcext:value-type="float">
            <text:p>0.003303</text:p>
          </table:table-cell>
          <table:table-cell office:value-type="float" office:value="0.00431650927516475" calcext:value-type="float">
            <text:p>0.004317</text:p>
          </table:table-cell>
          <table:table-cell office:value-type="float" office:value="0.00560618461051112" calcext:value-type="float">
            <text:p>0.005606</text:p>
          </table:table-cell>
          <table:table-cell office:value-type="float" office:value="0.0072466765872963" calcext:value-type="float">
            <text:p>0.007247</text:p>
          </table:table-cell>
          <table:table-cell office:value-type="float" office:value="0.00933341480665705" calcext:value-type="float">
            <text:p>0.009333</text:p>
          </table:table-cell>
          <table:table-cell office:value-type="float" office:value="0.0119877867327355" calcext:value-type="float">
            <text:p>0.011988</text:p>
          </table:table-cell>
          <table:table-cell office:value-type="float" office:value="0.0153642000246881" calcext:value-type="float">
            <text:p>0.015364</text:p>
          </table:table-cell>
          <table:table-cell office:value-type="float" office:value="0.0196590640551346" calcext:value-type="float">
            <text:p>0.019659</text:p>
          </table:table-cell>
          <table:table-cell office:value-type="float" office:value="0.0251222155044444" calcext:value-type="float">
            <text:p>0.025122</text:p>
          </table:table-cell>
          <table:table-cell office:value-type="float" office:value="0.032071451491092" calcext:value-type="float">
            <text:p>0.032071</text:p>
          </table:table-cell>
          <table:table-cell office:value-type="float" office:value="0.0409110162177183" calcext:value-type="float">
            <text:p>0.040911</text:p>
          </table:table-cell>
          <table:table-cell office:value-type="float" office:value="0.0521551162419236" calcext:value-type="float">
            <text:p>0.052155</text:p>
          </table:table-cell>
          <table:table-cell office:value-type="float" office:value="0.0664578324144045" calcext:value-type="float">
            <text:p>0.066458</text:p>
          </table:table-cell>
          <table:table-cell office:value-type="float" office:value="0.0846511684269362" calcext:value-type="float">
            <text:p>0.084651</text:p>
          </table:table-cell>
          <table:table-cell office:value-type="float" office:value="0.107793449325228" calcext:value-type="float">
            <text:p>0.107793</text:p>
          </table:table-cell>
          <table:table-cell office:value-type="float" office:value="0.137230885362361" calcext:value-type="float">
            <text:p>0.137231</text:p>
          </table:table-cell>
          <table:table-cell office:value-type="float" office:value="0.174675882432941" calcext:value-type="float">
            <text:p>0.174676</text:p>
          </table:table-cell>
          <table:table-cell office:value-type="float" office:value="0.222306654482699" calcext:value-type="float">
            <text:p>0.222307</text:p>
          </table:table-cell>
          <table:table-cell office:value-type="float" office:value="0.282893932451525" calcext:value-type="float">
            <text:p>0.282894</text:p>
          </table:table-cell>
          <table:table-cell office:value-type="float" office:value="0.359962140538439" calcext:value-type="float">
            <text:p>0.359962</text:p>
          </table:table-cell>
          <table:table-cell office:value-type="float" office:value="0.457994415577834" calcext:value-type="float">
            <text:p>0.457994</text:p>
          </table:table-cell>
          <table:table-cell office:value-type="float" office:value="0.582693395714512" calcext:value-type="float">
            <text:p>0.582693</text:p>
          </table:table-cell>
          <table:table-cell office:value-type="float" office:value="0.741312948722731" calcext:value-type="float">
            <text:p>0.741313</text:p>
          </table:table-cell>
          <table:table-cell office:value-type="float" office:value="0.943080136946323" calcext:value-type="float">
            <text:p>0.943080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153890945064112" calcext:value-type="float">
            <text:p>0.000154</text:p>
          </table:table-cell>
          <table:table-cell office:value-type="float" office:value="0.000293960041140837" calcext:value-type="float">
            <text:p>0.000294</text:p>
          </table:table-cell>
          <table:table-cell office:value-type="float" office:value="0.000498084565322919" calcext:value-type="float">
            <text:p>0.000498</text:p>
          </table:table-cell>
          <table:table-cell office:value-type="float" office:value="0.00074491191186603" calcext:value-type="float">
            <text:p>0.000745</text:p>
          </table:table-cell>
          <table:table-cell office:value-type="float" office:value="0.00106507294652356" calcext:value-type="float">
            <text:p>0.001065</text:p>
          </table:table-cell>
          <table:table-cell office:value-type="float" office:value="0.00146930846839001" calcext:value-type="float">
            <text:p>0.001469</text:p>
          </table:table-cell>
          <table:table-cell office:value-type="float" office:value="0.00198496784918868" calcext:value-type="float">
            <text:p>0.001985</text:p>
          </table:table-cell>
          <table:table-cell office:value-type="float" office:value="0.00264018522615162" calcext:value-type="float">
            <text:p>0.002640</text:p>
          </table:table-cell>
          <table:table-cell office:value-type="float" office:value="0.00347398024778918" calcext:value-type="float">
            <text:p>0.003474</text:p>
          </table:table-cell>
          <table:table-cell office:value-type="float" office:value="0.00453441595327146" calcext:value-type="float">
            <text:p>0.004534</text:p>
          </table:table-cell>
          <table:table-cell office:value-type="float" office:value="0.00588339260559939" calcext:value-type="float">
            <text:p>0.005883</text:p>
          </table:table-cell>
          <table:table-cell office:value-type="float" office:value="0.00759927776796794" calcext:value-type="float">
            <text:p>0.007599</text:p>
          </table:table-cell>
          <table:table-cell office:value-type="float" office:value="0.00978193667355169" calcext:value-type="float">
            <text:p>0.009782</text:p>
          </table:table-cell>
          <table:table-cell office:value-type="float" office:value="0.0125583123304761" calcext:value-type="float">
            <text:p>0.012558</text:p>
          </table:table-cell>
          <table:table-cell office:value-type="float" office:value="0.016089921267836" calcext:value-type="float">
            <text:p>0.016090</text:p>
          </table:table-cell>
          <table:table-cell office:value-type="float" office:value="0.0205821950211586" calcext:value-type="float">
            <text:p>0.020582</text:p>
          </table:table-cell>
          <table:table-cell office:value-type="float" office:value="0.0262964565798579" calcext:value-type="float">
            <text:p>0.026296</text:p>
          </table:table-cell>
          <table:table-cell office:value-type="float" office:value="0.0335651090434181" calcext:value-type="float">
            <text:p>0.033565</text:p>
          </table:table-cell>
          <table:table-cell office:value-type="float" office:value="0.042810978055969" calcext:value-type="float">
            <text:p>0.042811</text:p>
          </table:table-cell>
          <table:table-cell office:value-type="float" office:value="0.0545719049936414" calcext:value-type="float">
            <text:p>0.054572</text:p>
          </table:table-cell>
          <table:table-cell office:value-type="float" office:value="0.0695320352146829" calcext:value-type="float">
            <text:p>0.069532</text:p>
          </table:table-cell>
          <table:table-cell office:value-type="float" office:value="0.0885616147860708" calcext:value-type="float">
            <text:p>0.088562</text:p>
          </table:table-cell>
          <table:table-cell office:value-type="float" office:value="0.11276761393699" calcext:value-type="float">
            <text:p>0.112768</text:p>
          </table:table-cell>
          <table:table-cell office:value-type="float" office:value="0.143558120486219" calcext:value-type="float">
            <text:p>0.143558</text:p>
          </table:table-cell>
          <table:table-cell office:value-type="float" office:value="0.182724249838663" calcext:value-type="float">
            <text:p>0.182724</text:p>
          </table:table-cell>
          <table:table-cell office:value-type="float" office:value="0.232544335968762" calcext:value-type="float">
            <text:p>0.232544</text:p>
          </table:table-cell>
          <table:table-cell office:value-type="float" office:value="0.295916464467518" calcext:value-type="float">
            <text:p>0.295916</text:p>
          </table:table-cell>
          <table:table-cell office:value-type="float" office:value="0.376527057149084" calcext:value-type="float">
            <text:p>0.376527</text:p>
          </table:table-cell>
          <table:table-cell office:value-type="float" office:value="0.479065314999197" calcext:value-type="float">
            <text:p>0.479065</text:p>
          </table:table-cell>
          <table:table-cell office:value-type="float" office:value="0.60949599381139" calcext:value-type="float">
            <text:p>0.609496</text:p>
          </table:table-cell>
          <table:table-cell office:value-type="float" office:value="0.775406380160002" calcext:value-type="float">
            <text:p>0.775406</text:p>
          </table:table-cell>
          <table:table-cell office:value-type="float" office:value="0.986447651653886" calcext:value-type="float">
            <text:p>0.986448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0109922103617223" calcext:value-type="float">
            <text:p>0.000011</text:p>
          </table:table-cell>
          <table:table-cell office:value-type="float" office:value="0.000184309985455649" calcext:value-type="float">
            <text:p>0.000184</text:p>
          </table:table-cell>
          <table:table-cell office:value-type="float" office:value="0.000324204657966013" calcext:value-type="float">
            <text:p>0.000324</text:p>
          </table:table-cell>
          <table:table-cell office:value-type="float" office:value="0.000540555076841268" calcext:value-type="float">
            <text:p>0.000541</text:p>
          </table:table-cell>
          <table:table-cell office:value-type="float" office:value="0.000796974390773676" calcext:value-type="float">
            <text:p>0.000797</text:p>
          </table:table-cell>
          <table:table-cell office:value-type="float" office:value="0.00113224670604972" calcext:value-type="float">
            <text:p>0.001132</text:p>
          </table:table-cell>
          <table:table-cell office:value-type="float" office:value="0.00155429296163852" calcext:value-type="float">
            <text:p>0.001554</text:p>
          </table:table-cell>
          <table:table-cell office:value-type="float" office:value="0.00209329407433605" calcext:value-type="float">
            <text:p>0.002093</text:p>
          </table:table-cell>
          <table:table-cell office:value-type="float" office:value="0.00277786932081367" calcext:value-type="float">
            <text:p>0.002778</text:p>
          </table:table-cell>
          <table:table-cell office:value-type="float" office:value="0.00364917007346298" calcext:value-type="float">
            <text:p>0.003649</text:p>
          </table:table-cell>
          <table:table-cell office:value-type="float" office:value="0.00475723512555322" calcext:value-type="float">
            <text:p>0.004757</text:p>
          </table:table-cell>
          <table:table-cell office:value-type="float" office:value="0.00616683547148948" calcext:value-type="float">
            <text:p>0.006167</text:p>
          </table:table-cell>
          <table:table-cell office:value-type="float" office:value="0.00795981658929224" calcext:value-type="float">
            <text:p>0.007960</text:p>
          </table:table-cell>
          <table:table-cell office:value-type="float" office:value="0.0102405520896548" calcext:value-type="float">
            <text:p>0.010241</text:p>
          </table:table-cell>
          <table:table-cell office:value-type="float" office:value="0.0131416787175477" calcext:value-type="float">
            <text:p>0.013142</text:p>
          </table:table-cell>
          <table:table-cell office:value-type="float" office:value="0.0168319754716859" calcext:value-type="float">
            <text:p>0.016832</text:p>
          </table:table-cell>
          <table:table-cell office:value-type="float" office:value="0.0215261022109904" calcext:value-type="float">
            <text:p>0.021526</text:p>
          </table:table-cell>
          <table:table-cell office:value-type="float" office:value="0.0274971252370933" calcext:value-type="float">
            <text:p>0.027497</text:p>
          </table:table-cell>
          <table:table-cell office:value-type="float" office:value="0.0350923830880753" calcext:value-type="float">
            <text:p>0.035092</text:p>
          </table:table-cell>
          <table:table-cell office:value-type="float" office:value="0.0447537006897876" calcext:value-type="float">
            <text:p>0.044754</text:p>
          </table:table-cell>
          <table:table-cell office:value-type="float" office:value="0.0570430863385521" calcext:value-type="float">
            <text:p>0.057043</text:p>
          </table:table-cell>
          <table:table-cell office:value-type="float" office:value="0.0726754264520864" calcext:value-type="float">
            <text:p>0.072675</text:p>
          </table:table-cell>
          <table:table-cell office:value-type="float" office:value="0.0925600702017057" calcext:value-type="float">
            <text:p>0.092560</text:p>
          </table:table-cell>
          <table:table-cell office:value-type="float" office:value="0.117853727795547" calcext:value-type="float">
            <text:p>0.117854</text:p>
          </table:table-cell>
          <table:table-cell office:value-type="float" office:value="0.150027757252918" calcext:value-type="float">
            <text:p>0.150028</text:p>
          </table:table-cell>
          <table:table-cell office:value-type="float" office:value="0.190953754931633" calcext:value-type="float">
            <text:p>0.190954</text:p>
          </table:table-cell>
          <table:table-cell office:value-type="float" office:value="0.243012428152548" calcext:value-type="float">
            <text:p>0.243012</text:p>
          </table:table-cell>
          <table:table-cell office:value-type="float" office:value="0.30923208341834" calcext:value-type="float">
            <text:p>0.309232</text:p>
          </table:table-cell>
          <table:table-cell office:value-type="float" office:value="0.393464786099913" calcext:value-type="float">
            <text:p>0.393465</text:p>
          </table:table-cell>
          <table:table-cell office:value-type="float" office:value="0.500610439042822" calcext:value-type="float">
            <text:p>0.500610</text:p>
          </table:table-cell>
          <table:table-cell office:value-type="float" office:value="0.636901814946086" calcext:value-type="float">
            <text:p>0.636902</text:p>
          </table:table-cell>
          <table:table-cell office:value-type="float" office:value="0.81026712315441" calcext:value-type="float">
            <text:p>0.810267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0329766310851669" calcext:value-type="float">
            <text:p>0.000033</text:p>
          </table:table-cell>
          <table:table-cell office:value-type="float" office:value="0.000201179224791831" calcext:value-type="float">
            <text:p>0.000201</text:p>
          </table:table-cell>
          <table:table-cell office:value-type="float" office:value="0.000350955412943998" calcext:value-type="float">
            <text:p>0.000351</text:p>
          </table:table-cell>
          <table:table-cell office:value-type="float" office:value="0.000571994589922001" calcext:value-type="float">
            <text:p>0.000572</text:p>
          </table:table-cell>
          <table:table-cell office:value-type="float" office:value="0.000838220322427507" calcext:value-type="float">
            <text:p>0.000838</text:p>
          </table:table-cell>
          <table:table-cell office:value-type="float" office:value="0.00118410236179438" calcext:value-type="float">
            <text:p>0.001184</text:p>
          </table:table-cell>
          <table:table-cell office:value-type="float" office:value="0.00162055063664624" calcext:value-type="float">
            <text:p>0.001621</text:p>
          </table:table-cell>
          <table:table-cell office:value-type="float" office:value="0.00217743117461537" calcext:value-type="float">
            <text:p>0.002177</text:p>
          </table:table-cell>
          <table:table-cell office:value-type="float" office:value="0.00288496330957913" calcext:value-type="float">
            <text:p>0.002885</text:p>
          </table:table-cell>
          <table:table-cell office:value-type="float" office:value="0.00378536174727967" calcext:value-type="float">
            <text:p>0.003785</text:p>
          </table:table-cell>
          <table:table-cell office:value-type="float" office:value="0.00493049012248339" calcext:value-type="float">
            <text:p>0.004930</text:p>
          </table:table-cell>
          <table:table-cell office:value-type="float" office:value="0.00638721120940923" calcext:value-type="float">
            <text:p>0.006387</text:p>
          </table:table-cell>
          <table:table-cell office:value-type="float" office:value="0.0082401427561014" calcext:value-type="float">
            <text:p>0.008240</text:p>
          </table:table-cell>
          <table:table-cell office:value-type="float" office:value="0.0105971305882426" calcext:value-type="float">
            <text:p>0.010597</text:p>
          </table:table-cell>
          <table:table-cell office:value-type="float" office:value="0.0135952544945152" calcext:value-type="float">
            <text:p>0.013595</text:p>
          </table:table-cell>
          <table:table-cell office:value-type="float" office:value="0.0174089323254509" calcext:value-type="float">
            <text:p>0.017409</text:p>
          </table:table-cell>
          <table:table-cell office:value-type="float" office:value="0.0222600028831238" calcext:value-type="float">
            <text:p>0.022260</text:p>
          </table:table-cell>
          <table:table-cell office:value-type="float" office:value="0.0284306612072971" calcext:value-type="float">
            <text:p>0.028431</text:p>
          </table:table-cell>
          <table:table-cell office:value-type="float" office:value="0.036279859236982" calcext:value-type="float">
            <text:p>0.036280</text:p>
          </table:table-cell>
          <table:table-cell office:value-type="float" office:value="0.0462641936596112" calcext:value-type="float">
            <text:p>0.046264</text:p>
          </table:table-cell>
          <table:table-cell office:value-type="float" office:value="0.058964463088726" calcext:value-type="float">
            <text:p>0.058964</text:p>
          </table:table-cell>
          <table:table-cell office:value-type="float" office:value="0.0751194554265455" calcext:value-type="float">
            <text:p>0.075119</text:p>
          </table:table-cell>
          <table:table-cell office:value-type="float" office:value="0.0956689230840571" calcext:value-type="float">
            <text:p>0.095669</text:p>
          </table:table-cell>
          <table:table-cell office:value-type="float" office:value="0.121808249747958" calcext:value-type="float">
            <text:p>0.121808</text:p>
          </table:table-cell>
          <table:table-cell office:value-type="float" office:value="0.155057986881494" calcext:value-type="float">
            <text:p>0.155058</text:p>
          </table:table-cell>
          <table:table-cell office:value-type="float" office:value="0.197352305860422" calcext:value-type="float">
            <text:p>0.197352</text:p>
          </table:table-cell>
          <table:table-cell office:value-type="float" office:value="0.251151510662544" calcext:value-type="float">
            <text:p>0.251152</text:p>
          </table:table-cell>
          <table:table-cell office:value-type="float" office:value="0.319585156299993" calcext:value-type="float">
            <text:p>0.319585</text:p>
          </table:table-cell>
          <table:table-cell office:value-type="float" office:value="0.406634098238264" calcext:value-type="float">
            <text:p>0.406634</text:p>
          </table:table-cell>
          <table:table-cell office:value-type="float" office:value="0.517362062853371" calcext:value-type="float">
            <text:p>0.517362</text:p>
          </table:table-cell>
          <table:table-cell office:value-type="float" office:value="0.658210209594381" calcext:value-type="float">
            <text:p>0.658210</text:p>
          </table:table-cell>
          <table:table-cell office:value-type="float" office:value="0.837371819846638" calcext:value-type="float">
            <text:p>0.837372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0549610518086114" calcext:value-type="float">
            <text:p>0.000055</text:p>
          </table:table-cell>
          <table:table-cell office:value-type="float" office:value="0.000218048464128014" calcext:value-type="float">
            <text:p>0.000218</text:p>
          </table:table-cell>
          <table:table-cell office:value-type="float" office:value="0.000377706167921983" calcext:value-type="float">
            <text:p>0.000378</text:p>
          </table:table-cell>
          <table:table-cell office:value-type="float" office:value="0.000603434103002733" calcext:value-type="float">
            <text:p>0.000603</text:p>
          </table:table-cell>
          <table:table-cell office:value-type="float" office:value="0.000879466254081333" calcext:value-type="float">
            <text:p>0.000879</text:p>
          </table:table-cell>
          <table:table-cell office:value-type="float" office:value="0.00123595801753904" calcext:value-type="float">
            <text:p>0.001236</text:p>
          </table:table-cell>
          <table:table-cell office:value-type="float" office:value="0.00168680831165396" calcext:value-type="float">
            <text:p>0.001687</text:p>
          </table:table-cell>
          <table:table-cell office:value-type="float" office:value="0.00226156827489469" calcext:value-type="float">
            <text:p>0.002262</text:p>
          </table:table-cell>
          <table:table-cell office:value-type="float" office:value="0.0029920572983446" calcext:value-type="float">
            <text:p>0.002992</text:p>
          </table:table-cell>
          <table:table-cell office:value-type="float" office:value="0.00392155342109636" calcext:value-type="float">
            <text:p>0.003922</text:p>
          </table:table-cell>
          <table:table-cell office:value-type="float" office:value="0.00510374511941357" calcext:value-type="float">
            <text:p>0.005104</text:p>
          </table:table-cell>
          <table:table-cell office:value-type="float" office:value="0.00660758694732898" calcext:value-type="float">
            <text:p>0.006608</text:p>
          </table:table-cell>
          <table:table-cell office:value-type="float" office:value="0.00852046892291055" calcext:value-type="float">
            <text:p>0.008520</text:p>
          </table:table-cell>
          <table:table-cell office:value-type="float" office:value="0.0109537090868306" calcext:value-type="float">
            <text:p>0.010954</text:p>
          </table:table-cell>
          <table:table-cell office:value-type="float" office:value="0.0140488302714826" calcext:value-type="float">
            <text:p>0.014049</text:p>
          </table:table-cell>
          <table:table-cell office:value-type="float" office:value="0.017985889179216" calcext:value-type="float">
            <text:p>0.017986</text:p>
          </table:table-cell>
          <table:table-cell office:value-type="float" office:value="0.0229939035552573" calcext:value-type="float">
            <text:p>0.022994</text:p>
          </table:table-cell>
          <table:table-cell office:value-type="float" office:value="0.029364197177501" calcext:value-type="float">
            <text:p>0.029364</text:p>
          </table:table-cell>
          <table:table-cell office:value-type="float" office:value="0.0374673353858888" calcext:value-type="float">
            <text:p>0.037467</text:p>
          </table:table-cell>
          <table:table-cell office:value-type="float" office:value="0.0477746866294349" calcext:value-type="float">
            <text:p>0.047775</text:p>
          </table:table-cell>
          <table:table-cell office:value-type="float" office:value="0.0608858398389" calcext:value-type="float">
            <text:p>0.060886</text:p>
          </table:table-cell>
          <table:table-cell office:value-type="float" office:value="0.0775634844010047" calcext:value-type="float">
            <text:p>0.077563</text:p>
          </table:table-cell>
          <table:table-cell office:value-type="float" office:value="0.0987777759664085" calcext:value-type="float">
            <text:p>0.098778</text:p>
          </table:table-cell>
          <table:table-cell office:value-type="float" office:value="0.125762771700369" calcext:value-type="float">
            <text:p>0.125763</text:p>
          </table:table-cell>
          <table:table-cell office:value-type="float" office:value="0.16008821651007" calcext:value-type="float">
            <text:p>0.160088</text:p>
          </table:table-cell>
          <table:table-cell office:value-type="float" office:value="0.203750856789211" calcext:value-type="float">
            <text:p>0.203751</text:p>
          </table:table-cell>
          <table:table-cell office:value-type="float" office:value="0.259290593172539" calcext:value-type="float">
            <text:p>0.259291</text:p>
          </table:table-cell>
          <table:table-cell office:value-type="float" office:value="0.329938229181646" calcext:value-type="float">
            <text:p>0.329938</text:p>
          </table:table-cell>
          <table:table-cell office:value-type="float" office:value="0.419803410376615" calcext:value-type="float">
            <text:p>0.419803</text:p>
          </table:table-cell>
          <table:table-cell office:value-type="float" office:value="0.53411368666392" calcext:value-type="float">
            <text:p>0.534114</text:p>
          </table:table-cell>
          <table:table-cell office:value-type="float" office:value="0.679518604242676" calcext:value-type="float">
            <text:p>0.679519</text:p>
          </table:table-cell>
          <table:table-cell office:value-type="float" office:value="0.864476516538865" calcext:value-type="float">
            <text:p>0.864477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0769454725320561" calcext:value-type="float">
            <text:p>0.000077</text:p>
          </table:table-cell>
          <table:table-cell office:value-type="float" office:value="0.000234917703464197" calcext:value-type="float">
            <text:p>0.000235</text:p>
          </table:table-cell>
          <table:table-cell office:value-type="float" office:value="0.000404456922899969" calcext:value-type="float">
            <text:p>0.000404</text:p>
          </table:table-cell>
          <table:table-cell office:value-type="float" office:value="0.000634873616083466" calcext:value-type="float">
            <text:p>0.000635</text:p>
          </table:table-cell>
          <table:table-cell office:value-type="float" office:value="0.000920712185735165" calcext:value-type="float">
            <text:p>0.000921</text:p>
          </table:table-cell>
          <table:table-cell office:value-type="float" office:value="0.0012878136732837" calcext:value-type="float">
            <text:p>0.001288</text:p>
          </table:table-cell>
          <table:table-cell office:value-type="float" office:value="0.00175306598666167" calcext:value-type="float">
            <text:p>0.001753</text:p>
          </table:table-cell>
          <table:table-cell office:value-type="float" office:value="0.00234570537517401" calcext:value-type="float">
            <text:p>0.002346</text:p>
          </table:table-cell>
          <table:table-cell office:value-type="float" office:value="0.00309915128711006" calcext:value-type="float">
            <text:p>0.003099</text:p>
          </table:table-cell>
          <table:table-cell office:value-type="float" office:value="0.00405774509491304" calcext:value-type="float">
            <text:p>0.004058</text:p>
          </table:table-cell>
          <table:table-cell office:value-type="float" office:value="0.00527700011634378" calcext:value-type="float">
            <text:p>0.005277</text:p>
          </table:table-cell>
          <table:table-cell office:value-type="float" office:value="0.00682796268524877" calcext:value-type="float">
            <text:p>0.006828</text:p>
          </table:table-cell>
          <table:table-cell office:value-type="float" office:value="0.00880079508971966" calcext:value-type="float">
            <text:p>0.008801</text:p>
          </table:table-cell>
          <table:table-cell office:value-type="float" office:value="0.0113102875854185" calcext:value-type="float">
            <text:p>0.011310</text:p>
          </table:table-cell>
          <table:table-cell office:value-type="float" office:value="0.01450240604845" calcext:value-type="float">
            <text:p>0.014502</text:p>
          </table:table-cell>
          <table:table-cell office:value-type="float" office:value="0.018562846032981" calcext:value-type="float">
            <text:p>0.018563</text:p>
          </table:table-cell>
          <table:table-cell office:value-type="float" office:value="0.0237278042273908" calcext:value-type="float">
            <text:p>0.023728</text:p>
          </table:table-cell>
          <table:table-cell office:value-type="float" office:value="0.0302977331477048" calcext:value-type="float">
            <text:p>0.030298</text:p>
          </table:table-cell>
          <table:table-cell office:value-type="float" office:value="0.0386548115347955" calcext:value-type="float">
            <text:p>0.038655</text:p>
          </table:table-cell>
          <table:table-cell office:value-type="float" office:value="0.0492851795992586" calcext:value-type="float">
            <text:p>0.049285</text:p>
          </table:table-cell>
          <table:table-cell office:value-type="float" office:value="0.062807216589074" calcext:value-type="float">
            <text:p>0.062807</text:p>
          </table:table-cell>
          <table:table-cell office:value-type="float" office:value="0.0800075133754638" calcext:value-type="float">
            <text:p>0.080008</text:p>
          </table:table-cell>
          <table:table-cell office:value-type="float" office:value="0.10188662884876" calcext:value-type="float">
            <text:p>0.101887</text:p>
          </table:table-cell>
          <table:table-cell office:value-type="float" office:value="0.12971729365278" calcext:value-type="float">
            <text:p>0.129717</text:p>
          </table:table-cell>
          <table:table-cell office:value-type="float" office:value="0.165118446138646" calcext:value-type="float">
            <text:p>0.165118</text:p>
          </table:table-cell>
          <table:table-cell office:value-type="float" office:value="0.210149407718" calcext:value-type="float">
            <text:p>0.210149</text:p>
          </table:table-cell>
          <table:table-cell office:value-type="float" office:value="0.267429675682534" calcext:value-type="float">
            <text:p>0.267430</text:p>
          </table:table-cell>
          <table:table-cell office:value-type="float" office:value="0.340291302063299" calcext:value-type="float">
            <text:p>0.340291</text:p>
          </table:table-cell>
          <table:table-cell office:value-type="float" office:value="0.432972722514967" calcext:value-type="float">
            <text:p>0.432973</text:p>
          </table:table-cell>
          <table:table-cell office:value-type="float" office:value="0.550865310474469" calcext:value-type="float">
            <text:p>0.550865</text:p>
          </table:table-cell>
          <table:table-cell office:value-type="float" office:value="0.700826998890971" calcext:value-type="float">
            <text:p>0.700827</text:p>
          </table:table-cell>
          <table:table-cell office:value-type="float" office:value="0.891581213231092" calcext:value-type="float">
            <text:p>0.891581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0989298932555007" calcext:value-type="float">
            <text:p>0.000099</text:p>
          </table:table-cell>
          <table:table-cell office:value-type="float" office:value="0.00025178694280038" calcext:value-type="float">
            <text:p>0.000252</text:p>
          </table:table-cell>
          <table:table-cell office:value-type="float" office:value="0.000431207677877956" calcext:value-type="float">
            <text:p>0.000431</text:p>
          </table:table-cell>
          <table:table-cell office:value-type="float" office:value="0.000666313129164199" calcext:value-type="float">
            <text:p>0.000666</text:p>
          </table:table-cell>
          <table:table-cell office:value-type="float" office:value="0.000961958117388991" calcext:value-type="float">
            <text:p>0.000962</text:p>
          </table:table-cell>
          <table:table-cell office:value-type="float" office:value="0.00133966932902836" calcext:value-type="float">
            <text:p>0.001340</text:p>
          </table:table-cell>
          <table:table-cell office:value-type="float" office:value="0.00181932366166939" calcext:value-type="float">
            <text:p>0.001819</text:p>
          </table:table-cell>
          <table:table-cell office:value-type="float" office:value="0.00242984247545333" calcext:value-type="float">
            <text:p>0.002430</text:p>
          </table:table-cell>
          <table:table-cell office:value-type="float" office:value="0.00320624527587552" calcext:value-type="float">
            <text:p>0.003206</text:p>
          </table:table-cell>
          <table:table-cell office:value-type="float" office:value="0.00419393676872973" calcext:value-type="float">
            <text:p>0.004194</text:p>
          </table:table-cell>
          <table:table-cell office:value-type="float" office:value="0.00545025511327395" calcext:value-type="float">
            <text:p>0.005450</text:p>
          </table:table-cell>
          <table:table-cell office:value-type="float" office:value="0.00704833842316852" calcext:value-type="float">
            <text:p>0.007048</text:p>
          </table:table-cell>
          <table:table-cell office:value-type="float" office:value="0.00908112125652882" calcext:value-type="float">
            <text:p>0.009081</text:p>
          </table:table-cell>
          <table:table-cell office:value-type="float" office:value="0.0116668660840063" calcext:value-type="float">
            <text:p>0.011667</text:p>
          </table:table-cell>
          <table:table-cell office:value-type="float" office:value="0.0149559818254174" calcext:value-type="float">
            <text:p>0.014956</text:p>
          </table:table-cell>
          <table:table-cell office:value-type="float" office:value="0.0191398028867461" calcext:value-type="float">
            <text:p>0.019140</text:p>
          </table:table-cell>
          <table:table-cell office:value-type="float" office:value="0.0244617048995243" calcext:value-type="float">
            <text:p>0.024462</text:p>
          </table:table-cell>
          <table:table-cell office:value-type="float" office:value="0.0312312691179086" calcext:value-type="float">
            <text:p>0.031231</text:p>
          </table:table-cell>
          <table:table-cell office:value-type="float" office:value="0.0398422876837022" calcext:value-type="float">
            <text:p>0.039842</text:p>
          </table:table-cell>
          <table:table-cell office:value-type="float" office:value="0.0507956725690823" calcext:value-type="float">
            <text:p>0.050796</text:p>
          </table:table-cell>
          <table:table-cell office:value-type="float" office:value="0.0647285933392479" calcext:value-type="float">
            <text:p>0.064729</text:p>
          </table:table-cell>
          <table:table-cell office:value-type="float" office:value="0.0824515423499229" calcext:value-type="float">
            <text:p>0.082452</text:p>
          </table:table-cell>
          <table:table-cell office:value-type="float" office:value="0.104995481731111" calcext:value-type="float">
            <text:p>0.104995</text:p>
          </table:table-cell>
          <table:table-cell office:value-type="float" office:value="0.133671815605191" calcext:value-type="float">
            <text:p>0.133672</text:p>
          </table:table-cell>
          <table:table-cell office:value-type="float" office:value="0.170148675767222" calcext:value-type="float">
            <text:p>0.170149</text:p>
          </table:table-cell>
          <table:table-cell office:value-type="float" office:value="0.216547958646789" calcext:value-type="float">
            <text:p>0.216548</text:p>
          </table:table-cell>
          <table:table-cell office:value-type="float" office:value="0.27556875819253" calcext:value-type="float">
            <text:p>0.275569</text:p>
          </table:table-cell>
          <table:table-cell office:value-type="float" office:value="0.350644374944952" calcext:value-type="float">
            <text:p>0.350644</text:p>
          </table:table-cell>
          <table:table-cell office:value-type="float" office:value="0.446142034653318" calcext:value-type="float">
            <text:p>0.446142</text:p>
          </table:table-cell>
          <table:table-cell office:value-type="float" office:value="0.567616934285018" calcext:value-type="float">
            <text:p>0.567617</text:p>
          </table:table-cell>
          <table:table-cell office:value-type="float" office:value="0.722135393539265" calcext:value-type="float">
            <text:p>0.722135</text:p>
          </table:table-cell>
          <table:table-cell office:value-type="float" office:value="0.918685909923319" calcext:value-type="float">
            <text:p>0.918686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112120545689567" calcext:value-type="float">
            <text:p>0.000112</text:p>
          </table:table-cell>
          <table:table-cell office:value-type="float" office:value="0.00026190848640209" calcext:value-type="float">
            <text:p>0.000262</text:p>
          </table:table-cell>
          <table:table-cell office:value-type="float" office:value="0.000447258130864743" calcext:value-type="float">
            <text:p>0.000447</text:p>
          </table:table-cell>
          <table:table-cell office:value-type="float" office:value="0.000685176837012638" calcext:value-type="float">
            <text:p>0.000685</text:p>
          </table:table-cell>
          <table:table-cell office:value-type="float" office:value="0.000986705676381291" calcext:value-type="float">
            <text:p>0.000987</text:p>
          </table:table-cell>
          <table:table-cell office:value-type="float" office:value="0.00137078272247515" calcext:value-type="float">
            <text:p>0.001371</text:p>
          </table:table-cell>
          <table:table-cell office:value-type="float" office:value="0.00185907826667402" calcext:value-type="float">
            <text:p>0.001859</text:p>
          </table:table-cell>
          <table:table-cell office:value-type="float" office:value="0.00248032473562092" calcext:value-type="float">
            <text:p>0.002480</text:p>
          </table:table-cell>
          <table:table-cell office:value-type="float" office:value="0.0032705016691348" calcext:value-type="float">
            <text:p>0.003271</text:p>
          </table:table-cell>
          <table:table-cell office:value-type="float" office:value="0.00427565177301973" calcext:value-type="float">
            <text:p>0.004276</text:p>
          </table:table-cell>
          <table:table-cell office:value-type="float" office:value="0.00555420811143205" calcext:value-type="float">
            <text:p>0.005554</text:p>
          </table:table-cell>
          <table:table-cell office:value-type="float" office:value="0.00718056386592036" calcext:value-type="float">
            <text:p>0.007181</text:p>
          </table:table-cell>
          <table:table-cell office:value-type="float" office:value="0.00924931695661431" calcext:value-type="float">
            <text:p>0.009249</text:p>
          </table:table-cell>
          <table:table-cell office:value-type="float" office:value="0.0118808131831591" calcext:value-type="float">
            <text:p>0.011881</text:p>
          </table:table-cell>
          <table:table-cell office:value-type="float" office:value="0.0152281272915978" calcext:value-type="float">
            <text:p>0.015228</text:p>
          </table:table-cell>
          <table:table-cell office:value-type="float" office:value="0.0194859769990051" calcext:value-type="float">
            <text:p>0.019486</text:p>
          </table:table-cell>
          <table:table-cell office:value-type="float" office:value="0.0249020453028043" calcext:value-type="float">
            <text:p>0.024902</text:p>
          </table:table-cell>
          <table:table-cell office:value-type="float" office:value="0.0317913907000309" calcext:value-type="float">
            <text:p>0.031791</text:p>
          </table:table-cell>
          <table:table-cell office:value-type="float" office:value="0.0405547733730463" calcext:value-type="float">
            <text:p>0.040555</text:p>
          </table:table-cell>
          <table:table-cell office:value-type="float" office:value="0.0517019683509765" calcext:value-type="float">
            <text:p>0.051702</text:p>
          </table:table-cell>
          <table:table-cell office:value-type="float" office:value="0.0658814193893523" calcext:value-type="float">
            <text:p>0.065881</text:p>
          </table:table-cell>
          <table:table-cell office:value-type="float" office:value="0.0839179597345984" calcext:value-type="float">
            <text:p>0.083918</text:p>
          </table:table-cell>
          <table:table-cell office:value-type="float" office:value="0.106860793460522" calcext:value-type="float">
            <text:p>0.106861</text:p>
          </table:table-cell>
          <table:table-cell office:value-type="float" office:value="0.136044528776638" calcext:value-type="float">
            <text:p>0.136045</text:p>
          </table:table-cell>
          <table:table-cell office:value-type="float" office:value="0.173166813544368" calcext:value-type="float">
            <text:p>0.173167</text:p>
          </table:table-cell>
          <table:table-cell office:value-type="float" office:value="0.220387089204063" calcext:value-type="float">
            <text:p>0.220387</text:p>
          </table:table-cell>
          <table:table-cell office:value-type="float" office:value="0.280452207698527" calcext:value-type="float">
            <text:p>0.280452</text:p>
          </table:table-cell>
          <table:table-cell office:value-type="float" office:value="0.356856218673943" calcext:value-type="float">
            <text:p>0.356856</text:p>
          </table:table-cell>
          <table:table-cell office:value-type="float" office:value="0.454043621936329" calcext:value-type="float">
            <text:p>0.454044</text:p>
          </table:table-cell>
          <table:table-cell office:value-type="float" office:value="0.577667908571347" calcext:value-type="float">
            <text:p>0.577668</text:p>
          </table:table-cell>
          <table:table-cell office:value-type="float" office:value="0.734920430328242" calcext:value-type="float">
            <text:p>0.734920</text:p>
          </table:table-cell>
          <table:table-cell office:value-type="float" office:value="0.934948727938655" calcext:value-type="float">
            <text:p>0.934949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14289873470239" calcext:value-type="float">
            <text:p>0.000143</text:p>
          </table:table-cell>
          <table:table-cell office:value-type="float" office:value="0.000285525421472746" calcext:value-type="float">
            <text:p>0.000286</text:p>
          </table:table-cell>
          <table:table-cell office:value-type="float" office:value="0.000484709187833923" calcext:value-type="float">
            <text:p>0.000485</text:p>
          </table:table-cell>
          <table:table-cell office:value-type="float" office:value="0.000729192155325663" calcext:value-type="float">
            <text:p>0.000729</text:p>
          </table:table-cell>
          <table:table-cell office:value-type="float" office:value="0.00104444998069665" calcext:value-type="float">
            <text:p>0.001044</text:p>
          </table:table-cell>
          <table:table-cell office:value-type="float" office:value="0.00144338064051768" calcext:value-type="float">
            <text:p>0.001443</text:p>
          </table:table-cell>
          <table:table-cell office:value-type="float" office:value="0.00195183901168482" calcext:value-type="float">
            <text:p>0.001952</text:p>
          </table:table-cell>
          <table:table-cell office:value-type="float" office:value="0.00259811667601196" calcext:value-type="float">
            <text:p>0.002598</text:p>
          </table:table-cell>
          <table:table-cell office:value-type="float" office:value="0.00342043325340644" calcext:value-type="float">
            <text:p>0.003420</text:p>
          </table:table-cell>
          <table:table-cell office:value-type="float" office:value="0.0044663201163631" calcext:value-type="float">
            <text:p>0.004466</text:p>
          </table:table-cell>
          <table:table-cell office:value-type="float" office:value="0.0057967651071343" calcext:value-type="float">
            <text:p>0.005797</text:p>
          </table:table-cell>
          <table:table-cell office:value-type="float" office:value="0.00748908989900806" calcext:value-type="float">
            <text:p>0.007489</text:p>
          </table:table-cell>
          <table:table-cell office:value-type="float" office:value="0.00964177359014709" calcext:value-type="float">
            <text:p>0.009642</text:p>
          </table:table-cell>
          <table:table-cell office:value-type="float" office:value="0.0123800230811822" calcext:value-type="float">
            <text:p>0.012380</text:p>
          </table:table-cell>
          <table:table-cell office:value-type="float" office:value="0.0158631333793522" calcext:value-type="float">
            <text:p>0.015863</text:p>
          </table:table-cell>
          <table:table-cell office:value-type="float" office:value="0.0202937165942761" calcext:value-type="float">
            <text:p>0.020294</text:p>
          </table:table-cell>
          <table:table-cell office:value-type="float" office:value="0.0259295062437912" calcext:value-type="float">
            <text:p>0.025930</text:p>
          </table:table-cell>
          <table:table-cell office:value-type="float" office:value="0.0330983410583162" calcext:value-type="float">
            <text:p>0.033098</text:p>
          </table:table-cell>
          <table:table-cell office:value-type="float" office:value="0.0422172399815157" calcext:value-type="float">
            <text:p>0.042217</text:p>
          </table:table-cell>
          <table:table-cell office:value-type="float" office:value="0.0538166585087296" calcext:value-type="float">
            <text:p>0.053817</text:p>
          </table:table-cell>
          <table:table-cell office:value-type="float" office:value="0.0685713468395959" calcext:value-type="float">
            <text:p>0.068571</text:p>
          </table:table-cell>
          <table:table-cell office:value-type="float" office:value="0.0873396002988412" calcext:value-type="float">
            <text:p>0.087340</text:p>
          </table:table-cell>
          <table:table-cell office:value-type="float" office:value="0.111213187495814" calcext:value-type="float">
            <text:p>0.111213</text:p>
          </table:table-cell>
          <table:table-cell office:value-type="float" office:value="0.141580859510013" calcext:value-type="float">
            <text:p>0.141581</text:p>
          </table:table-cell>
          <table:table-cell office:value-type="float" office:value="0.180209135024375" calcext:value-type="float">
            <text:p>0.180209</text:p>
          </table:table-cell>
          <table:table-cell office:value-type="float" office:value="0.229345060504367" calcext:value-type="float">
            <text:p>0.229345</text:p>
          </table:table-cell>
          <table:table-cell office:value-type="float" office:value="0.29184692321252" calcext:value-type="float">
            <text:p>0.291847</text:p>
          </table:table-cell>
          <table:table-cell office:value-type="float" office:value="0.371350520708257" calcext:value-type="float">
            <text:p>0.371351</text:p>
          </table:table-cell>
          <table:table-cell office:value-type="float" office:value="0.472480658930021" calcext:value-type="float">
            <text:p>0.472481</text:p>
          </table:table-cell>
          <table:table-cell office:value-type="float" office:value="0.601120181906116" calcext:value-type="float">
            <text:p>0.601120</text:p>
          </table:table-cell>
          <table:table-cell office:value-type="float" office:value="0.764752182835855" calcext:value-type="float">
            <text:p>0.764752</text:p>
          </table:table-cell>
          <table:table-cell office:value-type="float" office:value="0.972895303307773" calcext:value-type="float">
            <text:p>0.972895</text:p>
          </table:table-cell>
          <table:table-cell table:number-columns-repeated="974"/>
        </table:table-row>
        <table:table-row table:style-name="ro1">
          <table:table-cell table:number-columns-repeated="18"/>
          <table:table-cell office:value-type="float" office:value="0.000164883155425835" calcext:value-type="float">
            <text:p>0.000165</text:p>
          </table:table-cell>
          <table:table-cell office:value-type="float" office:value="0.000302394660808929" calcext:value-type="float">
            <text:p>0.000302</text:p>
          </table:table-cell>
          <table:table-cell office:value-type="float" office:value="0.000511459942811911" calcext:value-type="float">
            <text:p>0.000511</text:p>
          </table:table-cell>
          <table:table-cell office:value-type="float" office:value="0.000760631668406396" calcext:value-type="float">
            <text:p>0.000761</text:p>
          </table:table-cell>
          <table:table-cell office:value-type="float" office:value="0.00108569591235048" calcext:value-type="float">
            <text:p>0.001086</text:p>
          </table:table-cell>
          <table:table-cell office:value-type="float" office:value="0.00149523629626234" calcext:value-type="float">
            <text:p>0.001495</text:p>
          </table:table-cell>
          <table:table-cell office:value-type="float" office:value="0.00201809668669254" calcext:value-type="float">
            <text:p>0.002018</text:p>
          </table:table-cell>
          <table:table-cell office:value-type="float" office:value="0.00268225377629128" calcext:value-type="float">
            <text:p>0.002682</text:p>
          </table:table-cell>
          <table:table-cell office:value-type="float" office:value="0.00352752724217191" calcext:value-type="float">
            <text:p>0.003528</text:p>
          </table:table-cell>
          <table:table-cell office:value-type="float" office:value="0.00460251179017978" calcext:value-type="float">
            <text:p>0.004603</text:p>
          </table:table-cell>
          <table:table-cell office:value-type="float" office:value="0.00597002010406447" calcext:value-type="float">
            <text:p>0.005970</text:p>
          </table:table-cell>
          <table:table-cell office:value-type="float" office:value="0.00770946563692781" calcext:value-type="float">
            <text:p>0.007709</text:p>
          </table:table-cell>
          <table:table-cell office:value-type="float" office:value="0.00992209975695624" calcext:value-type="float">
            <text:p>0.009922</text:p>
          </table:table-cell>
          <table:table-cell office:value-type="float" office:value="0.01273660157977" calcext:value-type="float">
            <text:p>0.012737</text:p>
          </table:table-cell>
          <table:table-cell office:value-type="float" office:value="0.0163167091563197" calcext:value-type="float">
            <text:p>0.016317</text:p>
          </table:table-cell>
          <table:table-cell office:value-type="float" office:value="0.0208706734480411" calcext:value-type="float">
            <text:p>0.020871</text:p>
          </table:table-cell>
          <table:table-cell office:value-type="float" office:value="0.0266634069159247" calcext:value-type="float">
            <text:p>0.026663</text:p>
          </table:table-cell>
          <table:table-cell office:value-type="float" office:value="0.0340318770285201" calcext:value-type="float">
            <text:p>0.034032</text:p>
          </table:table-cell>
          <table:table-cell office:value-type="float" office:value="0.0434047161304224" calcext:value-type="float">
            <text:p>0.043405</text:p>
          </table:table-cell>
          <table:table-cell office:value-type="float" office:value="0.0553271514785533" calcext:value-type="float">
            <text:p>0.055327</text:p>
          </table:table-cell>
          <table:table-cell office:value-type="float" office:value="0.0704927235897698" calcext:value-type="float">
            <text:p>0.070493</text:p>
          </table:table-cell>
          <table:table-cell office:value-type="float" office:value="0.0897836292733004" calcext:value-type="float">
            <text:p>0.089784</text:p>
          </table:table-cell>
          <table:table-cell office:value-type="float" office:value="0.114322040378166" calcext:value-type="float">
            <text:p>0.114322</text:p>
          </table:table-cell>
          <table:table-cell office:value-type="float" office:value="0.145535381462424" calcext:value-type="float">
            <text:p>0.145535</text:p>
          </table:table-cell>
          <table:table-cell office:value-type="float" office:value="0.185239364652951" calcext:value-type="float">
            <text:p>0.185239</text:p>
          </table:table-cell>
          <table:table-cell office:value-type="float" office:value="0.235743611433156" calcext:value-type="float">
            <text:p>0.235744</text:p>
          </table:table-cell>
          <table:table-cell office:value-type="float" office:value="0.299986005722516" calcext:value-type="float">
            <text:p>0.299986</text:p>
          </table:table-cell>
          <table:table-cell office:value-type="float" office:value="0.38170359358991" calcext:value-type="float">
            <text:p>0.381704</text:p>
          </table:table-cell>
          <table:table-cell office:value-type="float" office:value="0.485649971068372" calcext:value-type="float">
            <text:p>0.485650</text:p>
          </table:table-cell>
          <table:table-cell office:value-type="float" office:value="0.617871805716665" calcext:value-type="float">
            <text:p>0.617872</text:p>
          </table:table-cell>
          <table:table-cell office:value-type="float" office:value="0.78606057748415" calcext:value-type="float">
            <text:p>0.786061</text:p>
          </table:table-cell>
          <table:table-cell office:value-type="float" office:value="1" calcext:value-type="float">
            <text:p>1.000000</text:p>
          </table:table-cell>
          <table:table-cell table:number-columns-repeated="97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number:number-style style:name="N10123" number:language="en" number:country="US">
      <number:number number:decimal-places="5" loext:min-decimal-places="5" number:min-integer-digits="1"/>
    </number:number-style>
    <number:number-style style:name="N10124" number:language="en" number:country="US">
      <number:number number:decimal-places="4" loext:min-decimal-places="4" number:min-integer-digits="1"/>
    </number:number-style>
    <number:number-style style:name="N10125" number:language="en" number:country="US">
      <number:number number:decimal-places="3" loext:min-decimal-places="3" number:min-integer-digits="1"/>
    </number:number-style>
    <number:number-style style:name="N10126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7:52:20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8:08:19.559000000</meta:creation-date>
    <dc:date>2019-02-16T18:37:07.325000000</dc:date>
    <meta:editing-duration>PT2H9M23S</meta:editing-duration>
    <meta:editing-cycles>17</meta:editing-cycles>
    <meta:generator>LibreOffice/6.1.3.2$Windows_X86_64 LibreOffice_project/86daf60bf00efa86ad547e59e09d6bb77c699acb</meta:generator>
    <meta:document-statistic meta:table-count="1" meta:cell-count="1626" meta:object-count="0"/>
  </office:meta>
</office:document-meta>
</file>